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1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23ae2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paragraph-rsid="002fd2c2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réponse_20_élève">
      <style:paragraph-properties style:line-height-at-least="0.6cm" fo:text-align="center" style:justify-single-word="false"/>
      <style:text-properties officeooo:paragraph-rsid="002b5768"/>
    </style:style>
    <style:style style:name="P25" style:family="paragraph" style:parent-style-name="_5f_Paragraphe_20_livret_20_réponse_20_élève">
      <style:paragraph-properties style:line-height-at-least="0.801cm" fo:text-align="center" style:justify-single-word="false"/>
      <style:text-properties officeooo:paragraph-rsid="002b5768"/>
    </style:style>
    <style:style style:name="P26" style:family="paragraph" style:parent-style-name="_5f_Paragraphe_20_livret_20_réponse_20_élève">
      <style:paragraph-properties fo:line-height="100%" fo:text-align="start" style:justify-single-word="false"/>
      <style:text-properties officeooo:paragraph-rsid="002fd2c2"/>
    </style:style>
    <style:style style:name="P27" style:family="paragraph" style:parent-style-name="_5f_Paragraphe_20_livret_20_réponse_20_élève">
      <style:paragraph-properties fo:line-height="100%" fo:text-align="start" style:justify-single-word="false"/>
      <style:text-properties officeooo:paragraph-rsid="00308a93"/>
    </style:style>
    <style:style style:name="P28" style:family="paragraph" style:parent-style-name="_5f_Paragraphe_20_livret_20_réponse_20_élève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3dc139"/>
    </style:style>
    <style:style style:name="P29" style:family="paragraph" style:parent-style-name="_5f_Paragraphe_20_livret_20_réponse_20_élève">
      <style:text-properties officeooo:paragraph-rsid="004c9875"/>
    </style:style>
    <style:style style:name="P3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31" style:family="paragraph" style:parent-style-name="_5f_Paragraphe_20_livret_20_">
      <style:paragraph-properties fo:margin-top="0cm" fo:margin-bottom="0cm" style:contextual-spacing="false"/>
    </style:style>
    <style:style style:name="P32" style:family="paragraph" style:parent-style-name="_5f_Paragraphe_20_livret_20_">
      <style:paragraph-properties fo:margin-top="0cm" fo:margin-bottom="0cm" style:contextual-spacing="false"/>
      <style:text-properties officeooo:paragraph-rsid="00348e64"/>
    </style:style>
    <style:style style:name="P33" style:family="paragraph" style:parent-style-name="FILET_5f_POINTILLES">
      <style:paragraph-properties fo:margin-top="0cm" fo:margin-bottom="0cm" style:contextual-spacing="false" style:line-height-at-least="0.7cm" style:writing-mode="lr-tb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31af10"/>
    </style:style>
    <style:style style:name="P34" style:family="paragraph" style:parent-style-name="_5f_Paragraphe_20_livret_20_réponse_20_élève">
      <style:paragraph-properties fo:margin-top="0cm" fo:margin-bottom="0cm" style:contextual-spacing="false"/>
      <style:text-properties officeooo:paragraph-rsid="004c9875"/>
    </style:style>
    <style:style style:name="P35" style:family="paragraph" style:parent-style-name="_5f_Paragraphe_20_livret_20_réponse_20_élève">
      <style:paragraph-properties style:line-height-at-least="0.6cm" fo:text-align="center" style:justify-single-word="false" fo:break-before="column"/>
      <style:text-properties officeooo:paragraph-rsid="002b5768"/>
    </style:style>
    <style:style style:name="P36" style:family="paragraph" style:parent-style-name="_5f_Paragraphe_20_livret_20_réponse_20_élève">
      <style:paragraph-properties fo:line-height="100%" fo:text-align="start" style:justify-single-word="false" fo:break-before="column"/>
      <style:text-properties officeooo:paragraph-rsid="00308a93"/>
    </style:style>
    <style:style style:name="P37" style:family="paragraph" style:parent-style-name="_5f_Paragraphe_20_livret_20_">
      <style:paragraph-properties fo:text-align="center" style:justify-single-word="false" fo:break-before="column"/>
    </style:style>
    <style:style style:name="P38" style:family="paragraph" style:parent-style-name="_5f_Paragraphe_20_livret_20_réponse_20_élève">
      <style:paragraph-properties fo:margin-top="0cm" fo:margin-bottom="0.101cm" style:contextual-spacing="false" fo:line-height="100%" fo:text-align="start" style:justify-single-word="false"/>
      <style:text-properties fo:color="#000000" loext:opacity="100%" style:font-name="Bitstream Vera Sans2" fo:font-size="10pt" fo:font-style="normal" fo:font-weight="bold" officeooo:paragraph-rsid="002fd2c2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9" style:family="paragraph" style:parent-style-name="_5f_Paragraphe_20_livret_20_">
      <style:paragraph-properties fo:margin-top="0cm" fo:margin-bottom="0.101cm" style:contextual-spacing="false"/>
      <style:text-properties officeooo:paragraph-rsid="00348e64"/>
    </style:style>
    <style:style style:name="P40" style:family="paragraph" style:parent-style-name="_5f_Paragraphe_20_livret_20_réponse_20_élève" style:master-page-name="">
      <style:paragraph-properties fo:line-height="100%" fo:text-align="start" style:justify-single-word="false" style:page-number="auto"/>
      <style:text-properties officeooo:paragraph-rsid="002fd2c2"/>
    </style:style>
    <style:style style:name="P41" style:family="paragraph" style:parent-style-name="_5f_Paragraphe_20_livret_20_">
      <style:paragraph-properties fo:text-align="center" style:justify-single-word="false"/>
    </style:style>
    <style:style style:name="P42" style:family="paragraph" style:parent-style-name="_5f_Paragraphe_20_livret_20_réponse_20_élève">
      <style:paragraph-properties fo:margin-top="0cm" fo:margin-bottom="0.199cm" style:contextual-spacing="false"/>
      <style:text-properties officeooo:paragraph-rsid="004c9875"/>
    </style:style>
    <style:style style:name="P43" style:family="paragraph" style:parent-style-name="_5f_Paragraphe_20_livret">
      <style:paragraph-properties fo:margin-top="0.101cm" fo:margin-bottom="0.499cm" style:contextual-spacing="false"/>
    </style:style>
    <style:style style:name="P44" style:family="paragraph" style:parent-style-name="Exo_5f_Num">
      <style:text-properties officeooo:paragraph-rsid="00348e64"/>
    </style:style>
    <style:style style:name="P45" style:family="paragraph" style:parent-style-name="Exo_5f_Num">
      <style:paragraph-properties fo:margin-top="0cm" fo:margin-bottom="0.101cm" style:contextual-spacing="false" fo:break-before="column"/>
      <style:text-properties officeooo:paragraph-rsid="0034ac09"/>
    </style:style>
    <style:style style:name="P46" style:family="paragraph" style:parent-style-name="Exo_5f_Num">
      <style:paragraph-properties fo:margin-top="1.229cm" fo:margin-bottom="0.101cm" style:contextual-spacing="false"/>
    </style:style>
    <style:style style:name="P47" style:family="paragraph" style:parent-style-name="Exo_5f_Num">
      <style:paragraph-properties fo:margin-top="1.469cm" fo:margin-bottom="0.3cm" style:contextual-spacing="false"/>
    </style:style>
    <style:style style:name="P48" style:family="paragraph" style:parent-style-name="FILET_5f_POINTILLES" style:list-style-name="liste_5f_abc"/>
    <style:style style:name="P49" style:family="paragraph" style:parent-style-name="FILET_5f_POINTILLES" style:list-style-name="liste_5f_abc">
      <style:text-properties officeooo:paragraph-rsid="005f9957"/>
    </style:style>
    <style:style style:name="P50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801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31af10"/>
    </style:style>
    <style:style style:name="P51" style:family="paragraph" style:parent-style-name="FILET_5f_POINTILLES" style:list-style-name="liste_5f_abc">
      <style:paragraph-properties fo:margin-top="0cm" fo:margin-bottom="0cm" style:contextual-spacing="false" style:line-height-at-least="0.7cm" style:writing-mode="lr-tb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546c27"/>
    </style:style>
    <style:style style:name="P52" style:family="paragraph" style:parent-style-name="FILET_5f_POINTILLES" style:list-style-name="liste_5f_abc">
      <style:paragraph-properties fo:margin-top="0cm" fo:margin-bottom="0cm" style:contextual-spacing="false" style:line-height-at-least="0.7cm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546c27"/>
    </style:style>
    <style:style style:name="P53" style:family="paragraph" style:parent-style-name="Standard" style:list-style-name="_5f_Numérotation_20_des_20_exercices_20_livrets">
      <style:paragraph-properties fo:margin-top="0.199cm" fo:margin-bottom="0.199cm" style:contextual-spacing="false" fo:text-align="center" style:justify-single-word="false"/>
      <style:text-properties officeooo:paragraph-rsid="002b5768"/>
    </style:style>
    <style:style style:name="P54" style:family="paragraph" style:parent-style-name="_5f_Paragraphe_20_livret" style:list-style-name="liste_5f_abc">
      <style:paragraph-properties fo:margin-top="0.4cm" fo:margin-bottom="0cm" style:contextual-spacing="false"/>
    </style:style>
    <style:style style:name="P55" style:family="paragraph" style:parent-style-name="_5f_Paragraphe_20_livret_20_" style:list-style-name="liste_5f_abc"/>
    <style:style style:name="P56" style:family="paragraph" style:parent-style-name="_5f_Paragraphe_20_livret_20_" style:list-style-name="liste_5f_abc">
      <style:text-properties officeooo:paragraph-rsid="002b5768"/>
    </style:style>
    <style:style style:name="P57" style:family="paragraph" style:parent-style-name="_5f_Paragraphe_20_livret_20_" style:list-style-name="_5f_Numérotation_20_des_20_exercices_20_livrets">
      <style:paragraph-properties fo:margin-left="0cm" fo:margin-right="0cm" fo:margin-top="0.199cm" fo:margin-bottom="0.4cm" style:contextual-spacing="false" fo:text-indent="0cm" style:auto-text-indent="false"/>
      <style:text-properties officeooo:paragraph-rsid="002fd2c2"/>
    </style:style>
    <style:style style:name="P58" style:family="paragraph" style:parent-style-name="_5f_Paragraphe_20_livret_20_" style:list-style-name="_5f_Numérotation_20_des_20_exercices_20_livrets">
      <style:paragraph-properties fo:margin-left="0cm" fo:margin-right="0cm" fo:margin-top="0cm" fo:margin-bottom="0.199cm" style:contextual-spacing="false" fo:text-indent="0cm" style:auto-text-indent="false"/>
      <style:text-properties officeooo:paragraph-rsid="002fd2c2"/>
    </style:style>
    <style:style style:name="P59" style:family="paragraph" style:parent-style-name="_5f_Paragraphe_20_livret_20_" style:list-style-name="_5f_Numérotation_20_des_20_exercices_20_livrets">
      <style:paragraph-properties fo:margin-left="0cm" fo:margin-right="0cm" fo:margin-top="0.199cm" fo:margin-bottom="0.199cm" style:contextual-spacing="false" fo:text-indent="0cm" style:auto-text-indent="false"/>
      <style:text-properties officeooo:paragraph-rsid="002b5768"/>
    </style:style>
    <style:style style:name="P60" style:family="paragraph" style:parent-style-name="_5f_Paragraphe_20_livret_20_" style:list-style-name="_5f_Numérotation_20_des_20_exercices_20_livrets">
      <style:paragraph-properties fo:margin-top="0.199cm" fo:margin-bottom="0.4cm" style:contextual-spacing="false" fo:text-align="center" style:justify-single-word="false"/>
      <style:text-properties officeooo:paragraph-rsid="002b5768"/>
    </style:style>
    <style:style style:name="P61" style:family="paragraph" style:parent-style-name="_5f_Paragraphe_20_livret_20_" style:list-style-name="liste_5f_abc">
      <style:paragraph-properties fo:margin-top="0.499cm" fo:margin-bottom="0.101cm" style:contextual-spacing="false"/>
      <style:text-properties fo:letter-spacing="-0.011cm" officeooo:paragraph-rsid="002b5768"/>
    </style:style>
    <style:style style:name="P62" style:family="paragraph" style:parent-style-name="_5f_Paragraphe_20_livret_20_" style:list-style-name="liste_5f_abc">
      <style:paragraph-properties fo:margin-top="0.199cm" fo:margin-bottom="0.101cm" style:contextual-spacing="false"/>
      <style:text-properties fo:letter-spacing="-0.011cm" officeooo:paragraph-rsid="002b5768"/>
    </style:style>
    <style:style style:name="P63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64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2b5768"/>
    </style:style>
    <style:style style:name="P6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9610f"/>
    </style:style>
    <style:style style:name="P66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11cm" officeooo:paragraph-rsid="0059610f"/>
    </style:style>
    <style:style style:name="P67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04cm" officeooo:paragraph-rsid="0059610f"/>
    </style:style>
    <style:style style:name="P68" style:family="paragraph" style:parent-style-name="_5f_Paragraphe_20_livret_20_" style:list-style-name="liste_5f_abc">
      <style:paragraph-properties fo:margin-top="0.4cm" fo:margin-bottom="0cm" style:contextual-spacing="false"/>
      <style:text-properties fo:letter-spacing="-0.004cm" officeooo:paragraph-rsid="002b5768"/>
    </style:style>
    <style:style style:name="P69" style:family="paragraph" style:parent-style-name="_5f_Paragraphe_20_livret_20_" style:list-style-name="liste_5f_abc">
      <style:paragraph-properties fo:margin-top="0.4cm" fo:margin-bottom="0cm" style:contextual-spacing="false"/>
    </style:style>
    <style:style style:name="P70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728c15"/>
    </style:style>
    <style:style style:name="P71" style:family="paragraph" style:parent-style-name="_5f_Paragraphe_20_livret_20_" style:list-style-name="liste_5f_abc">
      <style:paragraph-properties fo:margin-top="0.4cm" fo:margin-bottom="0cm" style:contextual-spacing="false"/>
      <style:text-properties fo:font-style="normal" officeooo:rsid="0068a99a" officeooo:paragraph-rsid="0068a99a" style:font-style-asian="normal" style:font-style-complex="normal"/>
    </style:style>
    <style:style style:name="P72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2b5768"/>
    </style:style>
    <style:style style:name="P73" style:family="paragraph" style:parent-style-name="_5f_Paragraphe_20_livret_20_" style:list-style-name="liste_5f_abc">
      <style:paragraph-properties fo:margin-top="0.041cm" fo:margin-bottom="0.101cm" style:contextual-spacing="false" fo:text-align="start" style:justify-single-word="false"/>
      <style:text-properties fo:letter-spacing="normal" officeooo:paragraph-rsid="00728c15"/>
    </style:style>
    <style:style style:name="P74" style:family="paragraph" style:parent-style-name="_5f_Paragraphe_20_livret_20_" style:list-style-name="L1">
      <style:paragraph-properties fo:margin-top="0cm" fo:margin-bottom="0cm" style:contextual-spacing="false"/>
    </style:style>
    <style:style style:name="P75" style:family="paragraph" style:parent-style-name="_5f_Paragraphe_20_livret_20_" style:list-style-name="L1">
      <style:paragraph-properties fo:margin-top="0cm" fo:margin-bottom="0cm" style:contextual-spacing="false"/>
      <style:text-properties officeooo:paragraph-rsid="00728c15"/>
    </style:style>
    <style:style style:name="P76" style:family="paragraph" style:parent-style-name="_5f_Paragraphe_20_livret_20_réponse_20_élève" style:list-style-name="_5f_Numérotation_20_des_20_exercices_20_livrets">
      <style:paragraph-properties style:line-height-at-least="0.499cm">
        <style:tab-stops>
          <style:tab-stop style:position="8.999cm" style:type="right"/>
        </style:tab-stops>
      </style:paragraph-properties>
      <style:text-properties officeooo:paragraph-rsid="002b5768"/>
    </style:style>
    <style:style style:name="P77" style:family="paragraph" style:parent-style-name="_5f_Paragraphe_20_livret_20_réponse_20_élève" style:list-style-name="_5f_Numérotation_20_des_20_exercices_20_livrets">
      <style:paragraph-properties>
        <style:tab-stops>
          <style:tab-stop style:position="9.5cm" style:type="right" style:leader-style="dotted" style:leader-text="."/>
        </style:tab-stops>
      </style:paragraph-properties>
      <style:text-properties fo:color="#000000" loext:opacity="100%" officeooo:paragraph-rsid="004c9875"/>
    </style:style>
    <style:style style:name="P78" style:family="paragraph" style:parent-style-name="_5f_Paragraphe_20_livret_20_réponse_20_élève" style:list-style-name="liste_5f_abc">
      <style:paragraph-properties fo:margin-top="0.3cm" fo:margin-bottom="0cm" style:contextual-spacing="false">
        <style:tab-stops>
          <style:tab-stop style:position="9.5cm" style:type="right" style:leader-style="dotted" style:leader-text="."/>
        </style:tab-stops>
      </style:paragraph-properties>
      <style:text-properties officeooo:rsid="004c9875" officeooo:paragraph-rsid="004c9875"/>
    </style:style>
    <style:style style:name="P79" style:family="paragraph" style:parent-style-name="_5f_Pied_20_de_20_page" style:list-style-name="">
      <style:paragraph-properties fo:text-align="end" style:justify-single-word="false"/>
    </style:style>
    <style:style style:name="P80" style:family="paragraph" style:parent-style-name="_5f_Pied_20_de_20_page">
      <style:paragraph-properties fo:text-align="end" style:justify-single-word="false"/>
    </style:style>
    <style:style style:name="P81" style:family="paragraph" style:parent-style-name="_5f_Pied_20_de_20_page" style:list-style-name=""/>
    <style:style style:name="P8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3" style:family="paragraph" style:parent-style-name="_5f_Titre_20_d_27_exercices_20_livret" style:list-style-name="Num_5f_Exo">
      <style:text-properties officeooo:paragraph-rsid="003dc139"/>
    </style:style>
    <style:style style:name="P84" style:family="paragraph" style:parent-style-name="_5f_Titre_20_d_27_exercices_20_livret" style:list-style-name="_5f_Numérotation_20_des_20_exercices_20_livrets">
      <style:paragraph-properties fo:margin-top="0.199cm" fo:margin-bottom="0.3cm" style:contextual-spacing="false"/>
      <style:text-properties officeooo:paragraph-rsid="004c9875"/>
    </style:style>
    <style:style style:name="P85" style:family="paragraph" style:parent-style-name="_5f_Titre_20_d_27_exercices_20_livret_20_sans_20_titre" style:list-style-name="">
      <style:paragraph-properties fo:margin-top="0cm" fo:margin-bottom="0.101cm" style:contextual-spacing="false" style:shadow="none"/>
      <style:text-properties officeooo:paragraph-rsid="002fd2c2"/>
    </style:style>
    <style:style style:name="P86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1" fo:break-before="auto" fo:break-after="auto" style:shadow="none"/>
      <style:text-properties style:font-name="Bitstream Vera Sans2" fo:font-size="10pt" fo:font-style="normal" fo:font-weight="bold" officeooo:rsid="00290c92" officeooo:paragraph-rsid="002fd2c2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_5f_Titre_20_d_27_exercices_20_livret_20_sans_20_titre" style:list-style-name="Num_5f_Exo">
      <style:paragraph-properties fo:margin-top="0.7cm" fo:margin-bottom="0.199cm" style:contextual-spacing="false" fo:line-height="100%"/>
      <style:text-properties officeooo:paragraph-rsid="004d52e9"/>
    </style:style>
    <style:style style:name="P8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top="0cm" fo:margin-bottom="0.199cm" fo:text-align="center"/>
    </style:style>
    <style:style style:name="P98" style:family="paragraph">
      <loext:graphic-properties draw:fill-color="#e8c32a"/>
      <style:paragraph-properties fo:margin-top="0cm" fo:margin-bottom="0.199cm" fo:text-align="center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99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5bbe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hatch" draw:fill-color="#729fcf" draw:fill-hatch-name="quadrillag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08" style:family="paragraph">
      <style:paragraph-properties fo:text-align="center"/>
    </style:style>
    <style:style style:name="P10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11" style:family="paragraph">
      <loext:graphic-properties draw:fill="solid" draw:fill-color="#1ca2b8"/>
    </style:style>
    <style:style style:name="P11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1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6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2fd2c2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6f3e11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style:text-position="0% 100%" fo:letter-spacing="-0.004cm" style:text-underline-style="none" fo:font-weight="normal" officeooo:rsid="002414b2" style:font-name-asian="OpenSymbol1" style:font-weight-asian="normal" style:font-name-complex="OpenSymbol1" style:font-weight-complex="normal"/>
    </style:style>
    <style:style style:name="T8" style:family="text">
      <style:text-properties fo:font-variant="normal" fo:text-transform="none" style:text-position="0% 100%" fo:letter-spacing="-0.004cm" style:text-underline-style="none" fo:font-weight="normal" officeooo:rsid="002b5768" style:font-name-asian="OpenSymbol1" style:font-weight-asian="normal" style:font-name-complex="OpenSymbol1" style:font-weight-complex="normal"/>
    </style:style>
    <style:style style:name="T9" style:family="text">
      <style:text-properties fo:font-variant="normal" fo:text-transform="none" style:text-position="0% 100%" fo:letter-spacing="-0.004cm" style:text-underline-style="none" fo:font-weight="normal" officeooo:rsid="002b5768" style:font-name-asian="Bitstream Vera Sans5" style:font-weight-asian="normal" style:font-name-complex="Bitstream Vera Sans5" style:font-weight-complex="normal"/>
    </style:style>
    <style:style style:name="T10" style:family="text">
      <style:text-properties officeooo:rsid="006f3e11"/>
    </style:style>
    <style:style style:name="T11" style:family="text">
      <style:text-properties officeooo:rsid="003db5af"/>
    </style:style>
    <style:style style:name="T12" style:family="text">
      <style:text-properties officeooo:rsid="002da2af"/>
    </style:style>
    <style:style style:name="T13" style:family="text">
      <style:text-properties officeooo:rsid="002b5768"/>
    </style:style>
    <style:style style:name="T14" style:family="text">
      <style:text-properties style:font-name="Bitstream Vera Sans2"/>
    </style:style>
    <style:style style:name="T15" style:family="text">
      <style:text-properties style:font-name="Bitstream Vera Sans2" style:font-name-asian="OpenSymbol3" style:font-name-complex="OpenSymbol3"/>
    </style:style>
    <style:style style:name="T16" style:family="text">
      <style:text-properties fo:color="#000000" loext:opacity="100%" style:font-name="OpenSymbol3" style:font-name-asian="OpenSymbol3" style:font-name-complex="OpenSymbol3"/>
    </style:style>
    <style:style style:name="T17" style:family="text">
      <style:text-properties fo:color="#000000" loext:opacity="100%" style:font-name="OpenSymbol3" officeooo:rsid="00348e64" style:font-name-asian="OpenSymbol3" style:font-name-complex="OpenSymbol3"/>
    </style:style>
    <style:style style:name="T18" style:family="text">
      <style:text-properties fo:color="#000000" loext:opacity="100%" fo:font-style="normal" style:font-style-asian="normal" style:font-style-complex="normal"/>
    </style:style>
    <style:style style:name="T19" style:family="text">
      <style:text-properties fo:color="#000000" loext:opacity="100%" fo:font-style="normal" officeooo:rsid="004c9875" style:font-style-asian="normal" style:font-style-complex="normal"/>
    </style:style>
    <style:style style:name="T20" style:family="text">
      <style:text-properties fo:color="#000000" loext:opacity="100%" officeooo:rsid="004f67ea"/>
    </style:style>
    <style:style style:name="T21" style:family="text">
      <style:text-properties fo:color="#000000" loext:opacity="100%" officeooo:rsid="004d52e9"/>
    </style:style>
    <style:style style:name="T22" style:family="text">
      <style:text-properties fo:color="#000000" loext:opacity="100%" officeooo:rsid="00553075" style:font-style-asian="normal" style:font-style-complex="normal"/>
    </style:style>
    <style:style style:name="T23" style:family="text">
      <style:text-properties fo:color="#000000" loext:opacity="100%" officeooo:rsid="0062e15f" style:font-style-asian="normal" style:font-style-complex="normal"/>
    </style:style>
    <style:style style:name="T24" style:family="text">
      <style:text-properties fo:color="#000000" loext:opacity="100%" officeooo:rsid="00558015"/>
    </style:style>
    <style:style style:name="T25" style:family="text">
      <style:text-properties fo:color="#000000" loext:opacity="100%" officeooo:rsid="0061cb29"/>
    </style:style>
    <style:style style:name="T26" style:family="text">
      <style:text-properties fo:color="#000000" loext:opacity="100%" officeooo:rsid="0062e15f"/>
    </style:style>
    <style:style style:name="T27" style:family="text">
      <style:text-properties fo:color="#000000" loext:opacity="100%" officeooo:rsid="00646f8b"/>
    </style:style>
    <style:style style:name="T28" style:family="text">
      <style:text-properties fo:color="#000000" loext:opacity="100%" fo:letter-spacing="-0.007cm" officeooo:rsid="00553075" style:font-style-asian="normal" style:font-style-complex="normal"/>
    </style:style>
    <style:style style:name="T29" style:family="text">
      <style:text-properties fo:color="#000000" loext:opacity="100%" fo:letter-spacing="-0.007cm" officeooo:rsid="0067d61b" style:font-style-asian="normal" style:font-style-complex="normal"/>
    </style:style>
    <style:style style:name="T30" style:family="text">
      <style:text-properties fo:color="#000000" loext:opacity="100%" fo:letter-spacing="-0.007cm" officeooo:rsid="0068a99a" style:font-style-asian="normal" style:font-style-complex="normal"/>
    </style:style>
    <style:style style:name="T31" style:family="text">
      <style:text-properties fo:color="#000000" loext:opacity="100%" style:font-name="Bitstream Vera Sans5" fo:font-size="10pt" fo:letter-spacing="normal" fo:font-style="normal" fo:font-weight="normal" officeooo:rsid="0067d61b"/>
    </style:style>
    <style:style style:name="T32" style:family="text">
      <style:text-properties fo:color="#000000" loext:opacity="100%" style:font-name="Bitstream Vera Sans2" fo:font-size="10pt" fo:letter-spacing="-0.014cm" fo:font-style="normal" fo:font-weight="normal" officeooo:rsid="0072fbcd" fo:background-color="transparent" loext:char-shading-value="0" style:font-size-asian="12pt" style:font-style-asian="italic" style:font-size-complex="12pt" style:font-style-complex="italic"/>
    </style:style>
    <style:style style:name="T33" style:family="text">
      <style:text-properties fo:color="#b3b3b3" loext:opacity="100%"/>
    </style:style>
    <style:style style:name="T34" style:family="text">
      <style:text-properties fo:color="#b3b3b3" loext:opacity="100%" style:font-name="Bitstream Vera Sans5" style:font-name-asian="Bitstream Vera Sans5" style:font-name-complex="Bitstream Vera Sans5"/>
    </style:style>
    <style:style style:name="T35" style:family="text">
      <style:text-properties style:font-name-asian="Bitstream Vera Sans5" style:font-name-complex="Bitstream Vera Sans5"/>
    </style:style>
    <style:style style:name="T36" style:family="text">
      <style:text-properties officeooo:rsid="002b5768" style:font-name-asian="Bitstream Vera Sans5" style:font-name-complex="Bitstream Vera Sans5"/>
    </style:style>
    <style:style style:name="T37" style:family="text">
      <style:text-properties style:font-name="OpenSymbol3" style:font-name-asian="OpenSymbol3" style:font-name-complex="OpenSymbol3"/>
    </style:style>
    <style:style style:name="T38" style:family="text">
      <style:text-properties style:font-name="OpenSymbol3" fo:letter-spacing="normal" style:font-name-asian="OpenSymbol3" style:font-name-complex="OpenSymbol3"/>
    </style:style>
    <style:style style:name="T39" style:family="text">
      <style:text-properties style:font-size-complex="10pt"/>
    </style:style>
    <style:style style:name="T40" style:family="text">
      <style:text-properties style:font-style-asian="normal" style:font-style-complex="normal"/>
    </style:style>
    <style:style style:name="T41" style:family="text">
      <style:text-properties officeooo:rsid="004f67ea" style:font-style-asian="normal" style:font-style-complex="normal"/>
    </style:style>
    <style:style style:name="T42" style:family="text">
      <style:text-properties officeooo:rsid="0051461c" style:font-style-asian="normal" style:font-style-complex="normal"/>
    </style:style>
    <style:style style:name="T43" style:family="text">
      <style:text-properties officeooo:rsid="005c2cad" style:font-style-asian="normal" style:font-style-complex="normal"/>
    </style:style>
    <style:style style:name="T44" style:family="text">
      <style:text-properties officeooo:rsid="00348e64"/>
    </style:style>
    <style:style style:name="T45" style:family="text">
      <style:text-properties officeooo:rsid="0034ac09" style:font-name-asian="OpenSymbol3" style:font-name-complex="OpenSymbol3"/>
    </style:style>
    <style:style style:name="T46" style:family="text">
      <style:text-properties officeooo:rsid="00348e64" style:font-name-asian="OpenSymbol3" style:font-name-complex="OpenSymbol3"/>
    </style:style>
    <style:style style:name="T47" style:family="text">
      <style:text-properties officeooo:rsid="003dc139" style:font-name-asian="OpenSymbol3" style:font-name-complex="OpenSymbol3"/>
    </style:style>
    <style:style style:name="T48" style:family="text">
      <style:text-properties officeooo:rsid="0034ac09"/>
    </style:style>
    <style:style style:name="T49" style:family="text">
      <style:text-properties style:text-position="0% 100%" style:font-name-asian="OpenSymbol1" style:font-style-asian="normal" style:font-name-complex="OpenSymbol1" style:font-style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officeooo:rsid="004c9875"/>
    </style:style>
    <style:style style:name="T52" style:family="text">
      <style:text-properties officeooo:rsid="004d52e9"/>
    </style:style>
    <style:style style:name="T53" style:family="text">
      <style:text-properties officeooo:rsid="0059610f"/>
    </style:style>
    <style:style style:name="T54" style:family="text">
      <style:text-properties officeooo:rsid="00558015"/>
    </style:style>
    <style:style style:name="T55" style:family="text">
      <style:text-properties officeooo:rsid="0061ab1e"/>
    </style:style>
    <style:style style:name="T56" style:family="text">
      <style:text-properties officeooo:rsid="00646f8b"/>
    </style:style>
    <style:style style:name="T57" style:family="text">
      <style:text-properties officeooo:rsid="00662611"/>
    </style:style>
    <style:style style:name="T58" style:family="text">
      <style:text-properties officeooo:rsid="0067d61b"/>
    </style:style>
    <style:style style:name="T59" style:family="text">
      <style:text-properties officeooo:rsid="006975b1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letter-spacing="-0.014cm"/>
    </style:style>
    <style:style style:name="T62" style:family="text">
      <style:text-properties fo:letter-spacing="-0.014cm" officeooo:rsid="0053199d"/>
    </style:style>
    <style:style style:name="T63" style:family="text">
      <style:text-properties fo:letter-spacing="-0.014cm" officeooo:rsid="0072fbcd"/>
    </style:style>
    <style:style style:name="T64" style:family="text">
      <style:text-properties officeooo:rsid="007072f0"/>
    </style:style>
    <style:style style:name="T65" style:family="text">
      <style:text-properties fo:letter-spacing="normal"/>
    </style:style>
    <style:style style:name="T66" style:family="text">
      <style:text-properties fo:color="#c9211e" loext:opacity="100%" style:font-name="Bitstream Vera Sans2" fo:font-size="10pt" fo:letter-spacing="-0.014cm" fo:font-style="normal" fo:font-weight="normal" officeooo:rsid="0072fbcd" fo:background-color="transparent" loext:char-shading-value="0" style:font-size-asian="12pt" style:font-style-asian="italic" style:font-size-complex="12pt" style:font-style-complex="italic"/>
    </style:style>
    <style:style style:name="T67" style:family="text">
      <style:text-properties fo:color="#c9211e" loext:opacity="100%" style:font-name="Bitstream Vera Sans2" fo:font-size="10pt" fo:letter-spacing="-0.014cm" fo:font-style="normal" fo:font-weight="bold" officeooo:rsid="0072fbc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color="#c9211e" loext:opacity="100%" fo:letter-spacing="-0.014cm" officeooo:rsid="0053199d"/>
    </style:style>
    <style:style style:name="T69" style:family="text">
      <style:text-properties fo:color="#c9211e" loext:opacity="100%" fo:letter-spacing="-0.014cm" fo:font-weight="bold" officeooo:rsid="0053199d" style:font-weight-asian="bold" style:font-weight-complex="bold"/>
    </style:style>
    <style:style style:name="T70" style:family="text">
      <style:text-properties fo:color="#c9211e" loext:opacity="100%" fo:letter-spacing="-0.014cm" fo:font-weight="bold" officeooo:rsid="0072fbcd" style:font-weight-asian="bold" style:font-weight-complex="bold"/>
    </style:style>
    <style:style style:name="T71" style:family="text">
      <style:text-properties fo:color="#c9211e" loext:opacity="100%" fo:letter-spacing="-0.014cm" fo:font-weight="normal" officeooo:rsid="0053199d" style:font-weight-asian="normal" style:font-weight-complex="normal"/>
    </style:style>
    <style:style style:name="T72" style:family="text">
      <style:text-properties fo:color="#c9211e" loext:opacity="100%" fo:letter-spacing="-0.014cm" fo:font-weight="normal" officeooo:rsid="0072fbcd" style:font-weight-asian="normal" style:font-weight-complex="normal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75" style:family="text">
      <style:text-properties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6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7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80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4" fo:column-gap="0.3cm">
          <style:column-sep style:width="0.021cm" style:color="#b2b2b2" style:height="100%" style:style="solid"/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>
          <style:column-sep style:width="0.021cm" style:color="#b2b2b2" style:height="100%" style:style="solid"/>
          <style:column style:rel-width="1699*" fo:start-indent="0cm" fo:end-indent="0.15cm"/>
          <style:column style:rel-width="1787*" fo:start-indent="0.15cm" fo:end-indent="0.15cm"/>
          <style:column style:rel-width="1702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808080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27cm" draw:marker-start-center="false" draw:marker-end="Rounded_20_short_20_Arrow" draw:marker-end-width="0.16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27cm" draw:marker-start-center="false" draw:marker-end="" draw:marker-end-width="0.37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27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fo:margin-top="0.499cm" fo:margin-bottom="0.499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3cm" svg:stroke-color="#111111" draw:marker-start="" draw:marker-start-width="0.254cm" draw:marker-start-center="false" draw:marker-end="Symmetric_20_Arrow" draw:marker-end-width="0.254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3cm" svg:stroke-color="#000000" draw:marker-start="" draw:marker-start-width="0.266cm" draw:marker-start-center="false" draw:marker-end="Symmetric_20_Arrow" draw:marker-end-width="0.266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2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4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4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6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155cm" fo:padding-bottom="0.155cm" fo:padding-left="0.28cm" fo:padding-right="0.28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2cm" fo:min-width="0.2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4cm" fo:min-width="0.29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09cm" svg:stroke-color="#c0c0c0" draw:marker-start-width="0.3cm" draw:marker-start-center="false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8cm" svg:stroke-color="#80808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666666" draw:marker-start-width="0.191cm" draw:marker-start-center="false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666666" draw:marker-start-width="0.24cm" draw:marker-start-center="false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3cm" svg:stroke-color="#000000" draw:marker-start-width="0.191cm" draw:marker-start-center="false" draw:marker-end="Arrow_20_concave" draw:marker-end-width="0.25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666666" draw:marker-start-width="0.199cm" draw:marker-start-center="false" draw:marker-end-width="0.2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3cm" svg:stroke-color="#000000" draw:marker-start="Arrow_20_concave" draw:marker-start-width="0.25cm" draw:marker-start-center="false" draw:marker-end-width="0.191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808080" draw:textarea-vertical-align="middle" draw:auto-grow-height="false" fo:min-height="0.028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cm" svg:stroke-color="#ffff99" draw:marker-start="" draw:marker-start-width="0.199cm" draw:marker-start-center="false" draw:marker-end="" draw:marker-end-width="0.199cm" draw:marker-end-center="false" draw:fill="solid" draw:fill-color="#ead680" draw:textarea-horizontal-align="justify" draw:textarea-vertical-align="middle" draw:auto-grow-height="false" fo:min-height="0.718cm" fo:min-width="3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9ce7b" draw:textarea-horizontal-align="justify" draw:textarea-vertical-align="middle" draw:auto-grow-height="false" fo:min-height="0.718cm" fo:min-width="3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5bbed" draw:textarea-horizontal-align="justify" draw:textarea-vertical-align="middle" draw:auto-grow-height="false" fo:min-height="0.771cm" fo:min-width="3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d9e0" draw:textarea-horizontal-align="justify" draw:textarea-vertical-align="middle" draw:auto-grow-height="false" fo:min-height="0.771cm" fo:min-width="3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729fcf" draw:fill-hatch-name="quadrillage" draw:textarea-horizontal-align="justify" draw:textarea-vertical-align="middle" draw:auto-grow-height="false" fo:min-height="1.739cm" fo:min-width="8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1116" svg:stroke-width="0.03cm" svg:stroke-color="#000000" draw:marker-start="" draw:marker-start-width="0.21cm" draw:marker-start-center="false" draw:marker-end="Arrow_20_concave" draw:marker-end-width="0.21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1111" svg:stroke-width="0.03cm" svg:stroke-color="#000000" draw:marker-start="Arrow_20_concave" draw:marker-start-width="0.21cm" draw:marker-start-center="false" draw:marker-end="" draw:marker-end-width="0.21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1135" svg:stroke-width="0.041cm" svg:stroke-color="#000000" draw:marker-start="" draw:marker-start-width="0.169cm" draw:marker-start-center="false" draw:marker-end="" draw:marker-end-width="0.169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40" style:family="graphic">
      <style:graphic-properties draw:stroke="none" draw:stroke-dash="Dashed_20__28_var_29__20_1133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auto-grow-width="true" fo:min-height="0.413cm" fo:min-width="0.5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draw:stroke-dash="Dashed_20__28_var_29__20_1132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solid" draw:stroke-dash="Dashed_20__28_var_29__20_1136" svg:stroke-width="0.03cm" svg:stroke-color="#000000" draw:marker-start="" draw:marker-start-width="0.153cm" draw:marker-start-center="false" draw:marker-end="" draw:marker-end-width="0.15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3" style:family="graphic">
      <style:graphic-properties draw:stroke="none" draw:stroke-dash="Dashed_20__28_var_29__20_1134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draw:stroke-dash="Dashed_20__28_var_29__20_105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105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1056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105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105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106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1061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1063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106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106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1066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106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106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106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107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1071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1072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1073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107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107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1076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107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none" draw:stroke-dash="Dashed_20__28_var_29__20_1078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82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draw:stroke-dash="Dashed_20__28_var_29__20_1079" svg:stroke-width="0.019cm" svg:stroke-color="#000000" draw:marker-start-width="0.288cm" draw:marker-start-center="false" draw:marker-end-width="0.288cm" draw:marker-end-center="false" draw:fill="none" draw:fill-color="#ffffff" draw:auto-grow-width="true" fo:min-height="0.429cm" fo:min-width="0.524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draw:stroke-dash="Dashed_20__28_var_29__20_1080" svg:stroke-width="0.019cm" svg:stroke-color="#000000" draw:marker-start-width="0.288cm" draw:marker-start-center="false" draw:marker-end-width="0.288cm" draw:marker-end-center="false" draw:fill="none" draw:fill-color="#ffffff" fo:min-height="0.423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solid" draw:stroke-dash="Dashed_20__28_var_29__20_1081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1082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1083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1084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1085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1086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1087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1088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>
      <style:graphic-properties draw:stroke="none" draw:stroke-dash="Dashed_20__28_var_29__20_1089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draw:stroke-dash="Dashed_20__28_var_29__20_1090" svg:stroke-width="0.019cm" svg:stroke-color="#000000" draw:marker-start-width="0.303cm" draw:marker-start-center="false" draw:marker-end-width="0.30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draw:stroke-dash="Dashed_20__28_var_29__20_1091" svg:stroke-width="0.019cm" svg:stroke-color="#000000" draw:marker-start-width="0.303cm" draw:marker-start-center="false" draw:marker-end-width="0.30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draw:stroke-dash="Dashed_20__28_var_29__20_1092" svg:stroke-width="0.019cm" svg:stroke-color="#808080" draw:marker-start-width="0.303cm" draw:marker-start-center="false" draw:marker-end-width="0.30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solid" draw:stroke-dash="Dashed_20__28_var_29__20_1093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1094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none" draw:stroke-dash="Dashed_20__28_var_29__20_1095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solid" draw:stroke-dash="Dashed_20__28_var_29__20_1096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1097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none" draw:stroke-dash="Dashed_20__28_var_29__20_1098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solid" draw:stroke-dash="Dashed_20__28_var_29__20_1099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1100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>
      <style:graphic-properties draw:stroke="none" draw:stroke-dash="Dashed_20__28_var_29__20_1101" svg:stroke-width="0.019cm" svg:stroke-color="#000000" draw:marker-start-width="0.303cm" draw:marker-start-center="false" draw:marker-end-width="0.30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solid" draw:stroke-dash="Dashed_20__28_var_29__20_1102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1103" svg:stroke-width="0.019cm" svg:stroke-color="#000000" draw:marker-start-width="0.213cm" draw:marker-start-center="false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none" draw:stroke-dash="Dashed_20__28_var_29__20_1104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solid" draw:stroke-dash="Dashed_20__28_var_29__20_1105" svg:stroke-width="0.03cm" svg:stroke-color="#000000" draw:marker-start-width="0.198cm" draw:marker-start-center="false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1106" svg:stroke-width="0.03cm" svg:stroke-color="#000000" draw:marker-start-width="0.198cm" draw:marker-start-center="false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110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Dashed_20__28_var_29__20_1057" svg:stroke-width="0.03cm" svg:stroke-color="#000000" draw:marker-start="Arrow_20_concave" draw:marker-start-width="0.25cm" draw:marker-start-center="false" draw:marker-end-width="0.25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1062" svg:stroke-width="0.03cm" svg:stroke-color="#000000" draw:marker-start-width="0.258cm" draw:marker-start-center="false" draw:marker-end="Arrow_20_concave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110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110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111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1112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1113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Dashed_20__28_var_29__20_111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5" style:family="graphic">
      <style:graphic-properties draw:stroke="solid" draw:stroke-dash="Dashed_20__28_var_29__20_111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>
      <style:graphic-properties draw:stroke="solid" draw:stroke-dash="Dashed_20__28_var_29__20_111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solid" draw:stroke-dash="Dashed_20__28_var_29__20_111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8" style:family="graphic">
      <style:graphic-properties draw:stroke="solid" draw:stroke-dash="Dashed_20__28_var_29__20_111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>
      <style:graphic-properties draw:stroke="solid" draw:stroke-dash="Dashed_20__28_var_29__20_112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>
      <style:graphic-properties draw:stroke="solid" draw:stroke-dash="Dashed_20__28_var_29__20_1121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1" style:family="graphic">
      <style:graphic-properties draw:stroke="solid" draw:stroke-dash="Dashed_20__28_var_29__20_1122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1123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112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112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1126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112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112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112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113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1131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>
      <style:graphic-properties draw:stroke="none" draw:stroke-dash="Dashed_20__28_var_29__20_1132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82cm" draw:shadow="hidden" draw:shadow-offset-x="0.3cm" draw:shadow-offset-y="0.3cm" draw:shadow-color="#808080" style:run-through="foreground"/>
      <style:paragraph-properties style:writing-mode="lr-tb"/>
    </style:style>
    <style:style style:name="gr122" style:family="graphic">
      <style:graphic-properties draw:stroke="none" draw:stroke-dash="Dashed_20__28_var_29__20_1133" svg:stroke-width="0.019cm" svg:stroke-color="#000000" draw:marker-start-width="0.288cm" draw:marker-start-center="false" draw:marker-end-width="0.288cm" draw:marker-end-center="false" draw:fill="none" draw:fill-color="#ffffff" draw:auto-grow-width="true" fo:min-height="0.46cm" fo:min-width="0.526cm" draw:shadow="hidden" draw:shadow-offset-x="0.3cm" draw:shadow-offset-y="0.3cm" draw:shadow-color="#808080" style:run-through="foreground"/>
      <style:paragraph-properties style:writing-mode="lr-tb"/>
    </style:style>
    <style:style style:name="gr123" style:family="graphic">
      <style:graphic-properties draw:stroke="none" draw:stroke-dash="Dashed_20__28_var_29__20_1134" svg:stroke-width="0.019cm" svg:stroke-color="#000000" draw:marker-start-width="0.288cm" draw:marker-start-center="false" draw:marker-end-width="0.288cm" draw:marker-end-center="false" draw:fill="none" draw:fill-color="#ffffff" fo:min-height="0.45cm" draw:shadow="hidden" draw:shadow-offset-x="0.3cm" draw:shadow-offset-y="0.3cm" draw:shadow-color="#808080" style:run-through="foreground"/>
      <style:paragraph-properties style:writing-mode="lr-tb"/>
    </style:style>
    <style:style style:name="gr124" style:family="graphic">
      <style:graphic-properties draw:stroke="solid" draw:stroke-dash="Dashed_20__28_var_29__20_1135" svg:stroke-width="0.03cm" svg:stroke-color="#000000" draw:marker-start-width="0.153cm" draw:marker-start-center="false" draw:marker-end-width="0.15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1136" svg:stroke-width="0.03cm" svg:stroke-color="#000000" draw:marker-start-width="0.153cm" draw:marker-start-center="false" draw:marker-end-width="0.15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113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1111" svg:stroke-width="0.03cm" svg:stroke-color="#000000" draw:marker-start="Arrow_20_concave" draw:marker-start-width="0.21cm" draw:marker-start-center="false" draw:marker-end-width="0.21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1116" svg:stroke-width="0.03cm" svg:stroke-color="#000000" draw:marker-start-width="0.21cm" draw:marker-start-center="false" draw:marker-end="Arrow_20_concave" draw:marker-end-width="0.21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4" style:family="graphic">
      <style:graphic-properties draw:stroke="solid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solid" svg:stroke-width="0.03cm" svg:stroke-color="#000000" draw:marker-start-width="0.24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none" draw:stroke-dash="Dashed_20__28_var_29__20_3692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512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7" style:family="graphic">
      <style:graphic-properties draw:stroke="none" draw:stroke-dash="Dashed_20__28_var_29__20_3693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12cm" fo:min-width="0.65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8" style:family="graphic">
      <style:graphic-properties draw:stroke="none" draw:stroke-dash="Dashed_20__28_var_29__20_3694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48cm" fo:min-width="0.5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9" style:family="graphic">
      <style:graphic-properties draw:stroke="solid" draw:stroke-dash="Dashed_20__28_var_29__20_3695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3696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none" draw:stroke-dash="Dashed_20__28_var_29__20_3697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1cm" fo:min-width="0.3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2" style:family="graphic">
      <style:graphic-properties draw:stroke="solid" svg:stroke-width="0.03cm" svg:stroke-color="#000000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svg:stroke-width="0.03cm" svg:stroke-color="#000000" draw:marker-start="Arrow_20_concave" draw:marker-start-width="0.24cm" draw:marker-start-center="false" draw:marker-end-width="0.24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svg:stroke-width="0.03cm" svg:stroke-color="#000000" draw:marker-start-width="0.206cm" draw:marker-start-center="false" draw:marker-end="Arrow_20_concave" draw:marker-end-width="0.2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45" style:family="graphic">
      <style:graphic-properties draw:stroke="solid" svg:stroke-width="0.03cm" svg:stroke-color="#000000" draw:marker-start="Arrow_20_concave" draw:marker-start-width="0.25cm" draw:marker-start-center="false" draw:marker-end-width="0.20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46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38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9" style:family="graphic">
      <style:graphic-properties draw:stroke="solid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solid" draw:stroke-dash="Dashed_20__28_var_29__20_37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37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3" style:family="graphic">
      <style:graphic-properties draw:stroke="solid" draw:stroke-dash="Dashed_20__28_var_29__20_37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372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6" style:family="graphic">
      <style:graphic-properties draw:stroke="solid" draw:stroke-dash="Dashed_20__28_var_29__20_372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372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9" style:family="graphic">
      <style:graphic-properties draw:stroke="solid" draw:stroke-dash="Dashed_20__28_var_29__20_372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372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2" style:family="graphic">
      <style:graphic-properties draw:stroke="solid" draw:stroke-dash="Dashed_20__28_var_29__20_372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372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5" style:family="graphic">
      <style:graphic-properties draw:stroke="solid" draw:stroke-dash="Dashed_20__28_var_29__20_372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373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1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8" style:family="graphic">
      <style:graphic-properties draw:stroke="solid" draw:stroke-dash="Dashed_20__28_var_29__20_373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solid" draw:stroke-dash="Dashed_20__28_var_29__20_373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solid" draw:stroke-dash="Dashed_20__28_var_29__20_373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373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6" text:outline-level="1"><draw:g text:anchor-type="paragraph" draw:z-index="18" draw:name="Forme5" draw:style-name="gr29"><draw:custom-shape draw:style-name="gr30" draw:text-style-name="P98" svg:width="3.964cm" svg:height="0.641cm" draw:transform="skewX (0.00279252680319092) rotate (0.0872664625997165) translate (-0.370416666666667cm -0.0934861111111111cm)"><text:p text:style-name="P97"><text:span text:style-name="T7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2"><draw:text-box fo:min-height="3.93cm"><text:section text:style-name="Sect1" text:name="Section5"><text:p text:style-name="P30"/><text:h text:style-name="P85" text:outline-level="1">Lis et écris les coordonnées des points A à H.</text:h><text:list xml:id="list2125814760" text:style-name="_5f_Numérotation_20_des_20_exercices_20_livrets"><text:list-header><text:p text:style-name="P57"><draw:g text:anchor-type="as-char" svg:y="0cm" draw:z-index="16" draw:name="Forme6" draw:style-name="gr44"><draw:line draw:style-name="gr45" draw:text-style-name="P106" svg:x1="0cm" svg:y1="0.605cm" svg:x2="8.499cm" svg:y2="0.605cm"><text:p/></draw:line><draw:line draw:style-name="gr46" draw:text-style-name="P106" svg:x1="0cm" svg:y1="5.424cm" svg:x2="0cm" svg:y2="0.017cm"><text:p/></draw:line><draw:line draw:style-name="gr47" draw:text-style-name="P106" svg:x1="1.819cm" svg:y1="0.018cm" svg:x2="1.823cm" svg:y2="5.429cm"><text:p/></draw:line><draw:line draw:style-name="gr48" draw:text-style-name="P106" svg:x1="0cm" svg:y1="0.011cm" svg:x2="8.499cm" svg:y2="0.011cm"><text:p/></draw:line><draw:line draw:style-name="gr49" draw:text-style-name="P106" svg:x1="0.004cm" svg:y1="1.204cm" svg:x2="8.491cm" svg:y2="1.204cm"><text:p/></draw:line><draw:line draw:style-name="gr50" draw:text-style-name="P106" svg:x1="0.004cm" svg:y1="1.804cm" svg:x2="8.501cm" svg:y2="1.804cm"><text:p/></draw:line><draw:line draw:style-name="gr51" draw:text-style-name="P106" svg:x1="0.004cm" svg:y1="3.012cm" svg:x2="8.501cm" svg:y2="3.012cm"><text:p/></draw:line><draw:line draw:style-name="gr52" draw:text-style-name="P106" svg:x1="0.004cm" svg:y1="4.218cm" svg:x2="8.501cm" svg:y2="4.218cm"><text:p/></draw:line><draw:line draw:style-name="gr53" draw:text-style-name="P106" svg:x1="0.004cm" svg:y1="3.615cm" svg:x2="8.501cm" svg:y2="3.615cm"><text:p/></draw:line><draw:line draw:style-name="gr54" draw:text-style-name="P106" svg:x1="0.004cm" svg:y1="4.823cm" svg:x2="8.501cm" svg:y2="4.823cm"><text:p/></draw:line><draw:line draw:style-name="gr55" draw:text-style-name="P106" svg:x1="0.004cm" svg:y1="5.421cm" svg:x2="8.501cm" svg:y2="5.421cm"><text:p/></draw:line><draw:line draw:style-name="gr56" draw:text-style-name="P106" svg:x1="0.604cm" svg:y1="0.011cm" svg:x2="0.604cm" svg:y2="5.416cm"><text:p/></draw:line><draw:line draw:style-name="gr57" draw:text-style-name="P106" svg:x1="1.21cm" svg:y1="0.011cm" svg:x2="1.21cm" svg:y2="5.416cm"><text:p/></draw:line><draw:line draw:style-name="gr58" draw:text-style-name="P106" svg:x1="2.423cm" svg:y1="0.011cm" svg:x2="2.423cm" svg:y2="5.416cm"><text:p/></draw:line><draw:line draw:style-name="gr59" draw:text-style-name="P106" svg:x1="3.029cm" svg:y1="0.011cm" svg:x2="3.033cm" svg:y2="5.416cm"><text:p/></draw:line><draw:line draw:style-name="gr60" draw:text-style-name="P106" svg:x1="3.636cm" svg:y1="0.011cm" svg:x2="3.638cm" svg:y2="5.416cm"><text:p/></draw:line><draw:line draw:style-name="gr61" draw:text-style-name="P106" svg:x1="4.853cm" svg:y1="0.011cm" svg:x2="4.853cm" svg:y2="5.416cm"><text:p/></draw:line><draw:line draw:style-name="gr62" draw:text-style-name="P106" svg:x1="5.458cm" svg:y1="0.011cm" svg:x2="5.458cm" svg:y2="5.416cm"><text:p/></draw:line><draw:line draw:style-name="gr63" draw:text-style-name="P106" svg:x1="6.066cm" svg:y1="0.011cm" svg:x2="6.066cm" svg:y2="5.416cm"><text:p/></draw:line><draw:line draw:style-name="gr64" draw:text-style-name="P106" svg:x1="6.672cm" svg:y1="0.011cm" svg:x2="6.672cm" svg:y2="5.416cm"><text:p/></draw:line><draw:line draw:style-name="gr65" draw:text-style-name="P106" svg:x1="7.282cm" svg:y1="5.416cm" svg:x2="7.282cm" svg:y2="0.011cm"><text:p/></draw:line><draw:line draw:style-name="gr66" draw:text-style-name="P106" svg:x1="7.885cm" svg:y1="0.011cm" svg:x2="7.885cm" svg:y2="5.416cm"><text:p/></draw:line><draw:frame draw:style-name="gr67" draw:text-style-name="P107" svg:width="0.283cm" svg:height="0.414cm" svg:x="3.792cm" svg:y="2.554cm"><draw:text-box><text:p text:style-name="P89"><text:span text:style-name="T78">O</text:span></text:p></draw:text-box></draw:frame><draw:frame draw:style-name="gr68" draw:text-style-name="P107" svg:width="0.525cm" svg:height="0.429cm" svg:x="4.572cm" svg:y="2.512cm"><draw:text-box><text:p><text:span text:style-name="T78">+1</text:span></text:p></draw:text-box></draw:frame><draw:frame draw:style-name="gr69" draw:text-style-name="P107" svg:width="0.613cm" svg:height="0.424cm" svg:x="3.54cm" svg:y="1.595cm"><draw:text-box><text:p><text:span text:style-name="T78">+1</text:span></text:p></draw:text-box></draw:frame><draw:line draw:style-name="gr70" draw:text-style-name="P106" svg:x1="1.115cm" svg:y1="4.909cm" svg:x2="1.298cm" svg:y2="4.72cm"><text:p/></draw:line><draw:line draw:style-name="gr71" draw:text-style-name="P106" svg:x1="1.305cm" svg:y1="4.909cm" svg:x2="1.115cm" svg:y2="4.72cm"><text:p/></draw:line><draw:line draw:style-name="gr72" draw:text-style-name="P106" svg:x1="4.755cm" svg:y1="3.709cm" svg:x2="4.945cm" svg:y2="3.518cm"><text:p/></draw:line><draw:line draw:style-name="gr73" draw:text-style-name="P106" svg:x1="4.945cm" svg:y1="3.709cm" svg:x2="4.755cm" svg:y2="3.518cm"><text:p/></draw:line><draw:line draw:style-name="gr74" draw:text-style-name="P106" svg:x1="7.184cm" svg:y1="1.898cm" svg:x2="7.371cm" svg:y2="1.709cm"><text:p/></draw:line><draw:line draw:style-name="gr75" draw:text-style-name="P106" svg:x1="7.371cm" svg:y1="1.898cm" svg:x2="7.184cm" svg:y2="1.709cm"><text:p/></draw:line><draw:line draw:style-name="gr76" draw:text-style-name="P106" svg:x1="4.152cm" svg:y1="0.696cm" svg:x2="4.344cm" svg:y2="0.509cm"><text:p/></draw:line><draw:line draw:style-name="gr77" draw:text-style-name="P106" svg:x1="4.344cm" svg:y1="0.696cm" svg:x2="4.152cm" svg:y2="0.509cm"><text:p/></draw:line><draw:frame draw:style-name="gr78" draw:text-style-name="P107" svg:width="0.276cm" svg:height="0.414cm" svg:x="3.851cm" svg:y="0.639cm"><draw:text-box><text:p text:style-name="P89"><text:span text:style-name="T78">D</text:span></text:p></draw:text-box></draw:frame><draw:frame draw:style-name="gr79" draw:text-style-name="P107" svg:width="0.294cm" svg:height="0.414cm" svg:x="7.426cm" svg:y="1.311cm"><draw:text-box><text:p text:style-name="P89"><text:span text:style-name="T78">A</text:span></text:p></draw:text-box></draw:frame><draw:frame draw:style-name="gr80" draw:text-style-name="P107" svg:width="0.278cm" svg:height="0.414cm" svg:x="4.976cm" svg:y="3.717cm"><draw:text-box><text:p text:style-name="P89"><text:span text:style-name="T78">E</text:span></text:p></draw:text-box></draw:frame><draw:frame draw:style-name="gr81" draw:text-style-name="P107" svg:width="0.232cm" svg:height="0.414cm" svg:x="0.778cm" svg:y="4.895cm"><draw:text-box><text:p text:style-name="P89"><text:span text:style-name="T78">C</text:span></text:p></draw:text-box></draw:frame><draw:line draw:style-name="gr82" draw:text-style-name="P106" svg:x1="1.732cm" svg:y1="1.301cm" svg:x2="1.922cm" svg:y2="1.115cm"><text:p/></draw:line><draw:line draw:style-name="gr83" draw:text-style-name="P106" svg:x1="1.922cm" svg:y1="1.301cm" svg:x2="1.732cm" svg:y2="1.115cm"><text:p/></draw:line><draw:frame draw:style-name="gr84" draw:text-style-name="P107" svg:width="0.246cm" svg:height="0.414cm" svg:x="1.468cm" svg:y="0.769cm"><draw:text-box><text:p text:style-name="P89"><text:span text:style-name="T78">B</text:span></text:p></draw:text-box></draw:frame><draw:line draw:style-name="gr85" draw:text-style-name="P106" svg:x1="1.118cm" svg:y1="2.497cm" svg:x2="1.305cm" svg:y2="2.31cm"><text:p/></draw:line><draw:line draw:style-name="gr86" draw:text-style-name="P106" svg:x1="1.308cm" svg:y1="2.497cm" svg:x2="1.118cm" svg:y2="2.31cm"><text:p/></draw:line><draw:frame draw:style-name="gr87" draw:text-style-name="P107" svg:width="0.207cm" svg:height="0.414cm" svg:x="0.861cm" svg:y="1.912cm"><draw:text-box><text:p text:style-name="P89"><text:span text:style-name="T78">F</text:span></text:p></draw:text-box></draw:frame><draw:line draw:style-name="gr88" draw:text-style-name="P106" svg:x1="4.152cm" svg:y1="4.312cm" svg:x2="4.342cm" svg:y2="4.125cm"><text:p/></draw:line><draw:line draw:style-name="gr89" draw:text-style-name="P106" svg:x1="4.344cm" svg:y1="4.312cm" svg:x2="4.152cm" svg:y2="4.125cm"><text:p/></draw:line><draw:frame draw:style-name="gr90" draw:text-style-name="P107" svg:width="0.257cm" svg:height="0.414cm" svg:x="3.806cm" svg:y="4.274cm"><draw:text-box><text:p text:style-name="P89"><text:span text:style-name="T78">G</text:span></text:p></draw:text-box></draw:frame><draw:line draw:style-name="gr91" draw:text-style-name="P106" svg:x1="5.971cm" svg:y1="2.492cm" svg:x2="6.158cm" svg:y2="2.305cm"><text:p/></draw:line><draw:line draw:style-name="gr92" draw:text-style-name="P106" svg:x1="6.161cm" svg:y1="2.492cm" svg:x2="5.971cm" svg:y2="2.305cm"><text:p/></draw:line><draw:frame draw:style-name="gr93" draw:text-style-name="P107" svg:width="0.269cm" svg:height="0.414cm" svg:x="5.648cm" svg:y="1.912cm"><draw:text-box><text:p text:style-name="P89"><text:span text:style-name="T78">H</text:span></text:p></draw:text-box></draw:frame><draw:line draw:style-name="gr94" draw:text-style-name="P106" svg:x1="4.853cm" svg:y1="2.303cm" svg:x2="4.853cm" svg:y2="2.517cm"><text:p/></draw:line><draw:line draw:style-name="gr95" draw:text-style-name="P106" svg:x1="4.351cm" svg:y1="1.806cm" svg:x2="4.139cm" svg:y2="1.806cm"><text:p/></draw:line><draw:line draw:style-name="gr96" draw:text-style-name="P106" svg:x1="8.489cm" svg:y1="0.011cm" svg:x2="8.489cm" svg:y2="5.416cm"><text:p/></draw:line><draw:line draw:style-name="gr97" draw:text-style-name="P106" svg:x1="4.247cm" svg:y1="0cm" svg:x2="4.247cm" svg:y2="5.428cm"><text:p/></draw:line><draw:line draw:style-name="gr98" draw:text-style-name="P106" svg:x1="0.004cm" svg:y1="2.409cm" svg:x2="8.501cm" svg:y2="2.409cm"><text:p/></draw:line></draw:g></text:p><text:p text:style-name="P58"><text:span text:style-name="Bold_5f_niv1"><text:span text:style-name="T39">Correction</text:span></text:span></text:p></text:list-header></text:list><text:section text:style-name="Sect2" text:name="Section1"><text:p text:style-name="P40"><text:span text:style-name="_5f_BVS">A(</text:span><text:span text:style-name="_5f_BVS"><text:span text:style-name="T13">5</text:span></text:span><text:span text:style-name="_5f_BVS"> ; </text:span><text:span text:style-name="_5f_BVS"><text:span text:style-name="T36">1</text:span></text:span><text:span text:style-name="_5f_BVS">)</text:span></text:p><text:p text:style-name="P27"><text:span text:style-name="_5f_BVS">B(</text:span><text:span text:style-name="_5f_BVS"><text:span text:style-name="T16">−</text:span></text:span><text:span text:style-name="_5f_BVS"><text:span text:style-name="T36">4</text:span></text:span><text:span text:style-name="_5f_BVS"> ; </text:span><text:span text:style-name="_5f_BVS"><text:span text:style-name="T36">2</text:span></text:span><text:span text:style-name="_5f_BVS">)</text:span></text:p><text:p text:style-name="P36"><text:span text:style-name="_5f_BVS">C(</text:span><text:span text:style-name="_5f_BVS"><text:span text:style-name="T16">−</text:span></text:span><text:span text:style-name="_5f_BVS"><text:span text:style-name="T13">5</text:span></text:span><text:span text:style-name="_5f_BVS"> ; </text:span><text:span text:style-name="_5f_BVS"><text:span text:style-name="T16">−</text:span></text:span><text:span text:style-name="_5f_BVS"><text:span text:style-name="T13">4</text:span></text:span><text:span text:style-name="_5f_BVS">)</text:span></text:p><text:p text:style-name="P26"><text:span text:style-name="_5f_BVS">D(</text:span><text:span text:style-name="_5f_BVS"><text:span text:style-name="T36">0</text:span></text:span><text:span text:style-name="_5f_BVS"> ; </text:span><text:span text:style-name="_5f_BVS"><text:span text:style-name="T13">3</text:span></text:span><text:span text:style-name="_5f_BVS">)</text:span></text:p><text:p text:style-name="P36"><text:span text:style-name="_5f_BVS">E(</text:span><text:span text:style-name="_5f_BVS"><text:span text:style-name="T13">1</text:span></text:span><text:span text:style-name="_5f_BVS"> ; </text:span><text:span text:style-name="_5f_BVS"><text:span text:style-name="T16">−</text:span></text:span><text:span text:style-name="_5f_BVS"><text:span text:style-name="T13">2</text:span></text:span><text:span text:style-name="_5f_BVS">)</text:span></text:p><text:p text:style-name="P27"><text:span text:style-name="_5f_BVS">F(</text:span><text:span text:style-name="_5f_BVS"><text:span text:style-name="T16">−</text:span></text:span><text:span text:style-name="_5f_BVS"><text:span text:style-name="T13">5</text:span></text:span><text:span text:style-name="_5f_BVS"> ; </text:span><text:span text:style-name="_5f_BVS"><text:span text:style-name="T13">0</text:span></text:span><text:span text:style-name="_5f_BVS">)</text:span></text:p><text:p text:style-name="P36"><text:span text:style-name="_5f_BVS">G(</text:span><text:span text:style-name="_5f_BVS"><text:span text:style-name="T36">0</text:span></text:span><text:span text:style-name="_5f_BVS"> ; </text:span><text:span text:style-name="_5f_BVS"><text:span text:style-name="T16">−</text:span></text:span><text:span text:style-name="_5f_BVS"><text:span text:style-name="T13">3</text:span></text:span><text:span text:style-name="_5f_BVS">)</text:span></text:p><text:p text:style-name="P38"><text:span text:style-name="_5f_BVS"><text:span text:style-name="T7">H(</text:span></text:span><text:span text:style-name="_5f_BVS"><text:span text:style-name="T9">3</text:span></text:span><text:span text:style-name="_5f_BVS"><text:span text:style-name="T7"> ; </text:span></text:span><text:span text:style-name="_5f_BVS"><text:span text:style-name="T8">0</text:span></text:span><text:span text:style-name="_5f_BVS"><text:span text:style-name="T7">)</text:span></text:span></text:p></text:section></text:section></draw:text-box></draw:frame></text:h>
      <text:list xml:id="list3134648610" text:style-name="Num_5f_Exo">
        <text:list-item>
          <text:h text:style-name="P44" text:outline-level="1"><text:span text:style-name="Bold_5f_niv1"><text:span text:style-name="T60"> </text:span></text:span><text:span text:style-name="Bold_5f_niv1"><text:span text:style-name="T44">Estimation</text:span></text:span></text:h>
        </text:list-item>
      </text:list>
      <text:p text:style-name="P32"><draw:g text:anchor-type="paragraph" draw:z-index="17" draw:name="Forme7" draw:style-name="gr31"><draw:custom-shape draw:style-name="gr32" draw:text-style-name="P99" svg:width="4.5cm" svg:height="0.969cm" svg:x="0cm" svg:y="1.131cm"><text:p/><draw:enhanced-geometry svg:viewBox="0 0 21600 21600" draw:type="rectangle" draw:enhanced-path="M 0 0 L 21600 0 21600 21600 0 21600 0 0 Z N"/></draw:custom-shape><draw:custom-shape draw:style-name="gr33" draw:text-style-name="P100" svg:width="4.5cm" svg:height="0.969cm" svg:x="4.5cm" svg:y="1.131cm"><text:p/><draw:enhanced-geometry svg:viewBox="0 0 21600 21600" draw:type="rectangle" draw:enhanced-path="M 0 0 L 21600 0 21600 21600 0 21600 0 0 Z N"/></draw:custom-shape><draw:custom-shape draw:style-name="gr34" draw:text-style-name="P101" svg:width="4.5cm" svg:height="1.022cm" svg:x="4.5cm" svg:y="0.11cm"><text:p/><draw:enhanced-geometry svg:viewBox="0 0 21600 21600" draw:type="rectangle" draw:enhanced-path="M 0 0 L 21600 0 21600 21600 0 21600 0 0 Z N"/></draw:custom-shape><draw:custom-shape draw:style-name="gr35" draw:text-style-name="P102" svg:width="4.5cm" svg:height="1.022cm" svg:x="0cm" svg:y="0.11cm"><text:p/><draw:enhanced-geometry svg:viewBox="0 0 21600 21600" draw:type="rectangle" draw:enhanced-path="M 0 0 L 21600 0 21600 21600 0 21600 0 0 Z N"/></draw:custom-shape><draw:custom-shape draw:style-name="gr36" draw:text-style-name="P103" svg:width="9cm" svg:height="1.99cm" svg:x="0cm" svg:y="0.106cm"><text:p/><draw:enhanced-geometry svg:viewBox="0 0 21600 21600" draw:type="rectangle" draw:enhanced-path="M 0 0 L 21600 0 21600 21600 0 21600 0 0 Z N"/></draw:custom-shape><draw:line draw:style-name="gr37" draw:text-style-name="P104" svg:x1="0.001cm" svg:y1="1.127cm" svg:x2="8.997cm" svg:y2="1.127cm"><text:p/></draw:line><draw:line draw:style-name="gr38" draw:text-style-name="P104" svg:x1="4.496cm" svg:y1="0.115cm" svg:x2="4.496cm" svg:y2="2.1cm"><text:p/></draw:line><draw:line draw:style-name="gr39" draw:text-style-name="P104" svg:x1="5.505cm" svg:y1="1.007cm" svg:x2="5.505cm" svg:y2="1.227cm"><text:p/></draw:line><draw:frame draw:style-name="gr40" draw:text-style-name="P105" svg:width="1.026cm" svg:height="0.664cm" svg:x="4.99cm" svg:y="1.194cm"><draw:text-box><text:p text:style-name="P89"><text:span text:style-name="T77">+1</text:span></text:p></draw:text-box></draw:frame><draw:frame draw:style-name="gr41" draw:text-style-name="P105" svg:width="0.784cm" svg:height="0.664cm" svg:x="3.874cm" svg:y="1.09cm"><draw:text-box><text:p text:style-name="P89"><text:span text:style-name="T77">O</text:span></text:p></draw:text-box></draw:frame><draw:line draw:style-name="gr42" draw:text-style-name="P104" svg:x1="4.606cm" svg:y1="0.61cm" svg:x2="4.382cm" svg:y2="0.61cm"><text:p/></draw:line><draw:frame draw:style-name="gr43" draw:text-style-name="P105" svg:width="1.183cm" svg:height="1.075cm" svg:x="3.475cm" svg:y="0.293cm"><draw:text-box><text:p text:style-name="P89"><text:span text:style-name="T77">+1</text:span></text:p></draw:text-box></draw:frame></draw:g><text:span text:style-name="_5f_BVS"/></text:p>
      <text:p text:style-name="P39"><text:span text:style-name="_5f_BVS">Indique dans quel q</text:span><text:span text:style-name="_5f_BVS"><text:span text:style-name="T44">u</text:span></text:span><text:span text:style-name="_5f_BVS">adrant se trouvent les points suivants.</text:span></text:p>
      <text:section text:style-name="Sect3" text:name="Section2">
        <text:p text:style-name="P28">A(<text:span text:style-name="T16">−</text:span>2 ; 1) <text:span text:style-name="_5f_pointillés_20_gris"><text:span text:style-name="T49"><text:tab/></text:span></text:span></text:p>
        <text:p text:style-name="P28"><text:span text:style-name="_5f_BVS"><text:span text:style-name="T48">B</text:span></text:span><text:span text:style-name="_5f_BVS">(</text:span><text:span text:style-name="_5f_BVS"><text:span text:style-name="T16">−</text:span></text:span><text:span text:style-name="_5f_BVS"><text:span text:style-name="T45">2</text:span></text:span><text:span text:style-name="_5f_BVS"> ; </text:span><text:span text:style-name="_5f_BVS"><text:span text:style-name="T16">−</text:span></text:span><text:span text:style-name="_5f_BVS"><text:span text:style-name="T45">1</text:span></text:span><text:span text:style-name="_5f_BVS">) </text:span><text:span text:style-name="_5f_pointillés_20_gris"><text:span text:style-name="T49"><text:tab/></text:span></text:span></text:p>
        <text:p text:style-name="P28">C(<text:span text:style-name="T44">1</text:span> ; <text:span text:style-name="T16">−</text:span><text:span text:style-name="_5f_BVS"><text:span text:style-name="T45">1</text:span></text:span>) <text:span text:style-name="_5f_pointillés_20_gris"><text:span text:style-name="T49"><text:tab/></text:span></text:span></text:p>
        <text:p text:style-name="P28">D(<text:span text:style-name="_5f_BVS"><text:span text:style-name="T17">−</text:span></text:span><text:span text:style-name="_5f_BVS"><text:span text:style-name="T47">3</text:span></text:span><text:span text:style-name="_5f_BVS"><text:span text:style-name="T46"> ; </text:span></text:span><text:span text:style-name="_5f_BVS"><text:span text:style-name="T17">−</text:span></text:span><text:span text:style-name="_5f_BVS"><text:span text:style-name="T47">2</text:span></text:span>) <text:span text:style-name="_5f_pointillés_20_gris"><text:span text:style-name="T49"><text:tab/></text:span></text:span></text:p>
        <text:p text:style-name="P28">E(<text:span text:style-name="T44">4</text:span> ; <text:span text:style-name="T16">−</text:span>2) <text:span text:style-name="_5f_pointillés_20_gris"><text:span text:style-name="T49"><text:tab/></text:span></text:span></text:p>
        <text:p text:style-name="P28"><text:span text:style-name="_5f_BVS"><text:span text:style-name="T48">F</text:span></text:span><text:span text:style-name="_5f_BVS">(</text:span><text:span text:style-name="_5f_BVS"><text:span text:style-name="T16">−</text:span></text:span><text:span text:style-name="_5f_BVS"><text:span text:style-name="T45">4</text:span></text:span><text:span text:style-name="_5f_BVS"> ; </text:span><text:span text:style-name="_5f_BVS"><text:span text:style-name="T48">2</text:span></text:span><text:span text:style-name="_5f_BVS">)</text:span><text:span text:style-name="_5f_pointillés_20_gris"> </text:span><text:span text:style-name="_5f_pointillés_20_gris"><text:span text:style-name="T49"><text:tab/></text:span></text:span></text:p>
      </text:section>
      <text:list xml:id="list83625567813985" text:continue-numbering="true" text:style-name="Num_5f_Exo">
        <text:list-item>
          <text:h text:style-name="P44" text:outline-level="1"><text:span text:style-name="Bold_5f_niv1"><text:span text:style-name="T60"> </text:span></text:span><text:span text:style-name="Bold_5f_niv1">Placer des points</text:span></text:h>
        </text:list-item>
      </text:list>
      <text:list xml:id="list83625767885379" text:continue-list="list2125814760" text:style-name="_5f_Numérotation_20_des_20_exercices_20_livrets">
        <text:list-header>
          <text:p text:style-name="P59"><draw:g text:anchor-type="as-char" draw:z-index="15" draw:name="Forme8" draw:style-name="gr20"><draw:line draw:style-name="gr99" draw:text-style-name="P106" svg:x1="0cm" svg:y1="0.644cm" svg:x2="8.998cm" svg:y2="0.644cm"><text:p/></draw:line><draw:line draw:style-name="gr100" draw:text-style-name="P106" svg:x1="0cm" svg:y1="5.775cm" svg:x2="0cm" svg:y2="0.018cm"><text:p/></draw:line><draw:line draw:style-name="gr101" draw:text-style-name="P106" svg:x1="1.926cm" svg:y1="0.019cm" svg:x2="1.93cm" svg:y2="5.78cm"><text:p/></draw:line><draw:line draw:style-name="gr102" draw:text-style-name="P106" svg:x1="0cm" svg:y1="0.012cm" svg:x2="8.998cm" svg:y2="0.012cm"><text:p/></draw:line><draw:line draw:style-name="gr103" draw:text-style-name="P106" svg:x1="0.004cm" svg:y1="1.282cm" svg:x2="8.989cm" svg:y2="1.282cm"><text:p/></draw:line><draw:line draw:style-name="gr104" draw:text-style-name="P106" svg:x1="0.004cm" svg:y1="1.921cm" svg:x2="9cm" svg:y2="1.921cm"><text:p/></draw:line><draw:line draw:style-name="gr105" draw:text-style-name="P106" svg:x1="0.004cm" svg:y1="3.207cm" svg:x2="9cm" svg:y2="3.207cm"><text:p/></draw:line><draw:line draw:style-name="gr106" draw:text-style-name="P106" svg:x1="0.004cm" svg:y1="4.491cm" svg:x2="9cm" svg:y2="4.491cm"><text:p/></draw:line><draw:line draw:style-name="gr107" draw:text-style-name="P106" svg:x1="0.004cm" svg:y1="3.849cm" svg:x2="9cm" svg:y2="3.849cm"><text:p/></draw:line><draw:line draw:style-name="gr108" draw:text-style-name="P106" svg:x1="0.004cm" svg:y1="5.135cm" svg:x2="9cm" svg:y2="5.135cm"><text:p/></draw:line><draw:line draw:style-name="gr109" draw:text-style-name="P106" svg:x1="0.004cm" svg:y1="5.771cm" svg:x2="9cm" svg:y2="5.771cm"><text:p/></draw:line><draw:line draw:style-name="gr110" draw:text-style-name="P106" svg:x1="0.639cm" svg:y1="0.012cm" svg:x2="0.639cm" svg:y2="5.766cm"><text:p/></draw:line><draw:line draw:style-name="gr111" draw:text-style-name="P106" svg:x1="1.281cm" svg:y1="0.012cm" svg:x2="1.281cm" svg:y2="5.766cm"><text:p/></draw:line><draw:line draw:style-name="gr112" draw:text-style-name="P106" svg:x1="2.565cm" svg:y1="0.012cm" svg:x2="2.565cm" svg:y2="5.766cm"><text:p/></draw:line><draw:line draw:style-name="gr113" draw:text-style-name="P106" svg:x1="3.207cm" svg:y1="0.012cm" svg:x2="3.211cm" svg:y2="5.766cm"><text:p/></draw:line><draw:line draw:style-name="gr114" draw:text-style-name="P106" svg:x1="3.849cm" svg:y1="0.012cm" svg:x2="3.851cm" svg:y2="5.766cm"><text:p/></draw:line><draw:line draw:style-name="gr115" draw:text-style-name="P106" svg:x1="5.138cm" svg:y1="0.012cm" svg:x2="5.138cm" svg:y2="5.766cm"><text:p/></draw:line><draw:line draw:style-name="gr116" draw:text-style-name="P106" svg:x1="5.779cm" svg:y1="0.012cm" svg:x2="5.779cm" svg:y2="5.766cm"><text:p/></draw:line><draw:line draw:style-name="gr117" draw:text-style-name="P106" svg:x1="6.422cm" svg:y1="0.012cm" svg:x2="6.422cm" svg:y2="5.766cm"><text:p/></draw:line><draw:line draw:style-name="gr118" draw:text-style-name="P106" svg:x1="7.064cm" svg:y1="0.012cm" svg:x2="7.064cm" svg:y2="5.766cm"><text:p/></draw:line><draw:line draw:style-name="gr119" draw:text-style-name="P106" svg:x1="7.71cm" svg:y1="5.766cm" svg:x2="7.71cm" svg:y2="0.012cm"><text:p/></draw:line><draw:line draw:style-name="gr120" draw:text-style-name="P106" svg:x1="8.348cm" svg:y1="0.012cm" svg:x2="8.348cm" svg:y2="5.766cm"><text:p/></draw:line><draw:frame draw:style-name="gr121" draw:text-style-name="P107" svg:width="0.283cm" svg:height="0.414cm" svg:x="4.022cm" svg:y="2.72cm"><draw:text-box><text:p text:style-name="P89"><text:span text:style-name="T78">O</text:span></text:p></draw:text-box></draw:frame><draw:frame draw:style-name="gr122" draw:text-style-name="P107" svg:width="0.526cm" svg:height="0.461cm" svg:x="4.852cm" svg:y="2.672cm"><draw:text-box><text:p><text:span text:style-name="T78">+1</text:span></text:p></draw:text-box></draw:frame><draw:frame draw:style-name="gr123" draw:text-style-name="P107" svg:width="0.648cm" svg:height="0.451cm" svg:x="3.748cm" svg:y="1.699cm"><draw:text-box><text:p><text:span text:style-name="T78">+1</text:span></text:p></draw:text-box></draw:frame><draw:line draw:style-name="gr124" draw:text-style-name="P106" svg:x1="5.138cm" svg:y1="2.452cm" svg:x2="5.138cm" svg:y2="2.68cm"><text:p/></draw:line><draw:line draw:style-name="gr125" draw:text-style-name="P106" svg:x1="4.606cm" svg:y1="1.923cm" svg:x2="4.382cm" svg:y2="1.923cm"><text:p/></draw:line><draw:line draw:style-name="gr126" draw:text-style-name="P106" svg:x1="8.987cm" svg:y1="0.012cm" svg:x2="8.987cm" svg:y2="5.766cm"><text:p/></draw:line><draw:line draw:style-name="gr127" draw:text-style-name="P106" svg:x1="4.496cm" svg:y1="0cm" svg:x2="4.496cm" svg:y2="5.779cm"><text:p/></draw:line><draw:line draw:style-name="gr128" draw:text-style-name="P106" svg:x1="0.004cm" svg:y1="2.565cm" svg:x2="9cm" svg:y2="2.565cm"><text:p/></draw:line></draw:g></text:p>
        </text:list-header>
      </text:list>
      <text:p text:style-name="_5f_Paragraphe_20_livret_20_">Dans le repère ci-dessus, place les points <text:span text:style-name="T64">suivants.</text:span></text:p>
      <text:section text:style-name="Sect4" text:name="Section14">
        <text:p text:style-name="P41">A(<text:span text:style-name="T16">−</text:span>2 ; 1)</text:p>
        <text:p text:style-name="P41">B(<text:span text:style-name="T16">−</text:span>4 ; 3)</text:p>
        <text:p text:style-name="P37">C(5 ; <text:span text:style-name="T16">−</text:span>3)</text:p>
        <text:p text:style-name="P41">D(<text:span text:style-name="T16">−</text:span>5 ; 0)</text:p>
        <text:p text:style-name="P37">E(0 ; <text:span text:style-name="T16">−</text:span>2)</text:p>
        <text:p text:style-name="P41">F(6 ; 1)</text:p>
      </text:section>
      <text:list xml:id="list83624200061093" text:continue-list="list83625567813985" text:style-name="Num_5f_Exo">
        <text:list-item>
          <text:h text:style-name="P45" text:outline-level="1"> Lis et écris les coordonnées des points A à H.</text:h>
        </text:list-item>
      </text:list>
      <text:list xml:id="list83624489008884" text:continue-list="list83625767885379" text:style-name="_5f_Numérotation_20_des_20_exercices_20_livrets">
        <text:list-header>
          <text:p text:style-name="P60"><draw:g text:anchor-type="as-char" draw:z-index="0" draw:name="Forme9" draw:style-name="gr20"><draw:g draw:style-name="gr2"><draw:line draw:style-name="gr21" draw:text-style-name="P95" svg:x1="0.1cm" svg:y1="0cm" svg:x2="0.1cm" svg:y2="5cm"><text:p/></draw:line><draw:line draw:style-name="gr21" draw:text-style-name="P95" svg:x1="0.2cm" svg:y1="0cm" svg:x2="0.2cm" svg:y2="5cm"><text:p/></draw:line><draw:line draw:style-name="gr21" draw:text-style-name="P95" svg:x1="0.3cm" svg:y1="0cm" svg:x2="0.3cm" svg:y2="5cm"><text:p/></draw:line><draw:line draw:style-name="gr21" draw:text-style-name="P95" svg:x1="0.4cm" svg:y1="0cm" svg:x2="0.4cm" svg:y2="5cm"><text:p/></draw:line><draw:line draw:style-name="gr21" draw:text-style-name="P95" svg:x1="0.6cm" svg:y1="0cm" svg:x2="0.6cm" svg:y2="5cm"><text:p/></draw:line><draw:line draw:style-name="gr21" draw:text-style-name="P95" svg:x1="0.7cm" svg:y1="0cm" svg:x2="0.7cm" svg:y2="5cm"><text:p/></draw:line><draw:line draw:style-name="gr21" draw:text-style-name="P95" svg:x1="0.8cm" svg:y1="0cm" svg:x2="0.8cm" svg:y2="5cm"><text:p/></draw:line><draw:line draw:style-name="gr21" draw:text-style-name="P95" svg:x1="0.9cm" svg:y1="0cm" svg:x2="0.9cm" svg:y2="5cm"><text:p/></draw:line><draw:line draw:style-name="gr21" draw:text-style-name="P95" svg:x1="1.1cm" svg:y1="0cm" svg:x2="1.1cm" svg:y2="5cm"><text:p/></draw:line><draw:line draw:style-name="gr21" draw:text-style-name="P95" svg:x1="1.2cm" svg:y1="0cm" svg:x2="1.2cm" svg:y2="5cm"><text:p/></draw:line><draw:line draw:style-name="gr21" draw:text-style-name="P95" svg:x1="1.3cm" svg:y1="0cm" svg:x2="1.3cm" svg:y2="5cm"><text:p/></draw:line><draw:line draw:style-name="gr21" draw:text-style-name="P95" svg:x1="1.4cm" svg:y1="0cm" svg:x2="1.4cm" svg:y2="5cm"><text:p/></draw:line><draw:line draw:style-name="gr21" draw:text-style-name="P95" svg:x1="1.6cm" svg:y1="0cm" svg:x2="1.6cm" svg:y2="5cm"><text:p/></draw:line><draw:line draw:style-name="gr21" draw:text-style-name="P95" svg:x1="1.7cm" svg:y1="0cm" svg:x2="1.7cm" svg:y2="5cm"><text:p/></draw:line><draw:line draw:style-name="gr21" draw:text-style-name="P95" svg:x1="1.8cm" svg:y1="0cm" svg:x2="1.8cm" svg:y2="5cm"><text:p/></draw:line><draw:line draw:style-name="gr21" draw:text-style-name="P95" svg:x1="1.9cm" svg:y1="0cm" svg:x2="1.9cm" svg:y2="5cm"><text:p/></draw:line><draw:line draw:style-name="gr21" draw:text-style-name="P95" svg:x1="2.1cm" svg:y1="0cm" svg:x2="2.1cm" svg:y2="5cm"><text:p/></draw:line><draw:line draw:style-name="gr21" draw:text-style-name="P95" svg:x1="2.2cm" svg:y1="0cm" svg:x2="2.2cm" svg:y2="5cm"><text:p/></draw:line><draw:line draw:style-name="gr21" draw:text-style-name="P95" svg:x1="2.3cm" svg:y1="0cm" svg:x2="2.3cm" svg:y2="5cm"><text:p/></draw:line><draw:line draw:style-name="gr21" draw:text-style-name="P95" svg:x1="2.4cm" svg:y1="0cm" svg:x2="2.4cm" svg:y2="5cm"><text:p/></draw:line><draw:line draw:style-name="gr21" draw:text-style-name="P95" svg:x1="2.6cm" svg:y1="0cm" svg:x2="2.6cm" svg:y2="5cm"><text:p/></draw:line><draw:line draw:style-name="gr21" draw:text-style-name="P95" svg:x1="2.7cm" svg:y1="0cm" svg:x2="2.7cm" svg:y2="5cm"><text:p/></draw:line><draw:line draw:style-name="gr21" draw:text-style-name="P95" svg:x1="2.8cm" svg:y1="0cm" svg:x2="2.8cm" svg:y2="5cm"><text:p/></draw:line><draw:line draw:style-name="gr21" draw:text-style-name="P95" svg:x1="2.9cm" svg:y1="0cm" svg:x2="2.9cm" svg:y2="5cm"><text:p/></draw:line><draw:line draw:style-name="gr21" draw:text-style-name="P95" svg:x1="3.1cm" svg:y1="0cm" svg:x2="3.1cm" svg:y2="5cm"><text:p/></draw:line><draw:line draw:style-name="gr21" draw:text-style-name="P95" svg:x1="3.2cm" svg:y1="0cm" svg:x2="3.2cm" svg:y2="5cm"><text:p/></draw:line><draw:line draw:style-name="gr21" draw:text-style-name="P95" svg:x1="3.3cm" svg:y1="0cm" svg:x2="3.3cm" svg:y2="5cm"><text:p/></draw:line><draw:line draw:style-name="gr21" draw:text-style-name="P95" svg:x1="3.4cm" svg:y1="0cm" svg:x2="3.4cm" svg:y2="5cm"><text:p/></draw:line><draw:line draw:style-name="gr21" draw:text-style-name="P95" svg:x1="3.6cm" svg:y1="0cm" svg:x2="3.6cm" svg:y2="5cm"><text:p/></draw:line><draw:line draw:style-name="gr21" draw:text-style-name="P95" svg:x1="3.7cm" svg:y1="0cm" svg:x2="3.7cm" svg:y2="5cm"><text:p/></draw:line><draw:line draw:style-name="gr21" draw:text-style-name="P95" svg:x1="3.8cm" svg:y1="0cm" svg:x2="3.8cm" svg:y2="5cm"><text:p/></draw:line><draw:line draw:style-name="gr21" draw:text-style-name="P95" svg:x1="3.9cm" svg:y1="0cm" svg:x2="3.9cm" svg:y2="5cm"><text:p/></draw:line><draw:line draw:style-name="gr21" draw:text-style-name="P95" svg:x1="4.1cm" svg:y1="0cm" svg:x2="4.1cm" svg:y2="5cm"><text:p/></draw:line><draw:line draw:style-name="gr21" draw:text-style-name="P95" svg:x1="4.2cm" svg:y1="0cm" svg:x2="4.2cm" svg:y2="5cm"><text:p/></draw:line><draw:line draw:style-name="gr21" draw:text-style-name="P95" svg:x1="4.3cm" svg:y1="0cm" svg:x2="4.3cm" svg:y2="5cm"><text:p/></draw:line><draw:line draw:style-name="gr21" draw:text-style-name="P95" svg:x1="4.4cm" svg:y1="0cm" svg:x2="4.4cm" svg:y2="5cm"><text:p/></draw:line><draw:line draw:style-name="gr21" draw:text-style-name="P95" svg:x1="4.6cm" svg:y1="0cm" svg:x2="4.6cm" svg:y2="5cm"><text:p/></draw:line><draw:line draw:style-name="gr21" draw:text-style-name="P95" svg:x1="4.7cm" svg:y1="0cm" svg:x2="4.7cm" svg:y2="5cm"><text:p/></draw:line><draw:line draw:style-name="gr21" draw:text-style-name="P95" svg:x1="4.8cm" svg:y1="0cm" svg:x2="4.8cm" svg:y2="5cm"><text:p/></draw:line><draw:line draw:style-name="gr21" draw:text-style-name="P95" svg:x1="4.9cm" svg:y1="0cm" svg:x2="4.9cm" svg:y2="5cm"><text:p/></draw:line><draw:line draw:style-name="gr21" draw:text-style-name="P95" svg:x1="5.1cm" svg:y1="0cm" svg:x2="5.1cm" svg:y2="5cm"><text:p/></draw:line><draw:line draw:style-name="gr21" draw:text-style-name="P95" svg:x1="5.2cm" svg:y1="0cm" svg:x2="5.2cm" svg:y2="5cm"><text:p/></draw:line><draw:line draw:style-name="gr21" draw:text-style-name="P95" svg:x1="5.3cm" svg:y1="0cm" svg:x2="5.3cm" svg:y2="5cm"><text:p/></draw:line><draw:line draw:style-name="gr21" draw:text-style-name="P95" svg:x1="5.4cm" svg:y1="0cm" svg:x2="5.4cm" svg:y2="5cm"><text:p/></draw:line><draw:line draw:style-name="gr21" draw:text-style-name="P95" svg:x1="5.6cm" svg:y1="0cm" svg:x2="5.6cm" svg:y2="5cm"><text:p/></draw:line><draw:line draw:style-name="gr21" draw:text-style-name="P95" svg:x1="5.7cm" svg:y1="0cm" svg:x2="5.7cm" svg:y2="5cm"><text:p/></draw:line><draw:line draw:style-name="gr21" draw:text-style-name="P95" svg:x1="5.8cm" svg:y1="0cm" svg:x2="5.8cm" svg:y2="5cm"><text:p/></draw:line><draw:line draw:style-name="gr21" draw:text-style-name="P95" svg:x1="5.9cm" svg:y1="0cm" svg:x2="5.9cm" svg:y2="5cm"><text:p/></draw:line><draw:line draw:style-name="gr21" draw:text-style-name="P95" svg:x1="6.1cm" svg:y1="0cm" svg:x2="6.1cm" svg:y2="5cm"><text:p/></draw:line><draw:line draw:style-name="gr21" draw:text-style-name="P95" svg:x1="6.2cm" svg:y1="0cm" svg:x2="6.2cm" svg:y2="5cm"><text:p/></draw:line><draw:line draw:style-name="gr21" draw:text-style-name="P95" svg:x1="6.3cm" svg:y1="0cm" svg:x2="6.3cm" svg:y2="5cm"><text:p/></draw:line><draw:line draw:style-name="gr21" draw:text-style-name="P95" svg:x1="6.4cm" svg:y1="0cm" svg:x2="6.4cm" svg:y2="5cm"><text:p/></draw:line><draw:line draw:style-name="gr21" draw:text-style-name="P95" svg:x1="6.6cm" svg:y1="0cm" svg:x2="6.6cm" svg:y2="5cm"><text:p/></draw:line><draw:line draw:style-name="gr21" draw:text-style-name="P95" svg:x1="6.7cm" svg:y1="0cm" svg:x2="6.7cm" svg:y2="5cm"><text:p/></draw:line><draw:line draw:style-name="gr21" draw:text-style-name="P95" svg:x1="6.8cm" svg:y1="0cm" svg:x2="6.8cm" svg:y2="5cm"><text:p/></draw:line><draw:line draw:style-name="gr21" draw:text-style-name="P95" svg:x1="6.9cm" svg:y1="0cm" svg:x2="6.9cm" svg:y2="5cm"><text:p/></draw:line><draw:line draw:style-name="gr21" draw:text-style-name="P95" svg:x1="7.1cm" svg:y1="0cm" svg:x2="7.1cm" svg:y2="5cm"><text:p/></draw:line><draw:line draw:style-name="gr21" draw:text-style-name="P95" svg:x1="7.2cm" svg:y1="0cm" svg:x2="7.2cm" svg:y2="5cm"><text:p/></draw:line><draw:line draw:style-name="gr21" draw:text-style-name="P95" svg:x1="7.3cm" svg:y1="0cm" svg:x2="7.3cm" svg:y2="5cm"><text:p/></draw:line><draw:line draw:style-name="gr21" draw:text-style-name="P95" svg:x1="7.4cm" svg:y1="0cm" svg:x2="7.4cm" svg:y2="5cm"><text:p/></draw:line><draw:line draw:style-name="gr21" draw:text-style-name="P95" svg:x1="7.6cm" svg:y1="0cm" svg:x2="7.6cm" svg:y2="5cm"><text:p/></draw:line><draw:line draw:style-name="gr21" draw:text-style-name="P95" svg:x1="7.7cm" svg:y1="0cm" svg:x2="7.7cm" svg:y2="5cm"><text:p/></draw:line><draw:line draw:style-name="gr21" draw:text-style-name="P95" svg:x1="7.8cm" svg:y1="0cm" svg:x2="7.8cm" svg:y2="5cm"><text:p/></draw:line><draw:line draw:style-name="gr21" draw:text-style-name="P95" svg:x1="7.9cm" svg:y1="0cm" svg:x2="7.9cm" svg:y2="5cm"><text:p/></draw:line><draw:line draw:style-name="gr21" draw:text-style-name="P95" svg:x1="8.1cm" svg:y1="0cm" svg:x2="8.1cm" svg:y2="5cm"><text:p/></draw:line><draw:line draw:style-name="gr21" draw:text-style-name="P95" svg:x1="8.2cm" svg:y1="0cm" svg:x2="8.2cm" svg:y2="5cm"><text:p/></draw:line><draw:line draw:style-name="gr21" draw:text-style-name="P95" svg:x1="8.3cm" svg:y1="0cm" svg:x2="8.3cm" svg:y2="5cm"><text:p/></draw:line><draw:line draw:style-name="gr21" draw:text-style-name="P95" svg:x1="8.4cm" svg:y1="0cm" svg:x2="8.4cm" svg:y2="5cm"><text:p/></draw:line><draw:line draw:style-name="gr21" draw:text-style-name="P95" svg:x1="8.6cm" svg:y1="0cm" svg:x2="8.6cm" svg:y2="5cm"><text:p/></draw:line><draw:line draw:style-name="gr21" draw:text-style-name="P95" svg:x1="8.7cm" svg:y1="0cm" svg:x2="8.7cm" svg:y2="5cm"><text:p/></draw:line><draw:line draw:style-name="gr21" draw:text-style-name="P95" svg:x1="8.8cm" svg:y1="0cm" svg:x2="8.8cm" svg:y2="5cm"><text:p/></draw:line><draw:line draw:style-name="gr21" draw:text-style-name="P95" svg:x1="8.9cm" svg:y1="0cm" svg:x2="8.9cm" svg:y2="5cm"><text:p/></draw:line><draw:line draw:style-name="gr21" draw:text-style-name="P95" svg:x1="0cm" svg:y1="0.102cm" svg:x2="9cm" svg:y2="0.102cm"><text:p/></draw:line><draw:line draw:style-name="gr21" draw:text-style-name="P95" svg:x1="0cm" svg:y1="0.2cm" svg:x2="9cm" svg:y2="0.2cm"><text:p/></draw:line><draw:line draw:style-name="gr21" draw:text-style-name="P95" svg:x1="0cm" svg:y1="0.3cm" svg:x2="9cm" svg:y2="0.3cm"><text:p/></draw:line><draw:line draw:style-name="gr21" draw:text-style-name="P95" svg:x1="0cm" svg:y1="0.4cm" svg:x2="9cm" svg:y2="0.4cm"><text:p/></draw:line><draw:line draw:style-name="gr21" draw:text-style-name="P95" svg:x1="0cm" svg:y1="0.6cm" svg:x2="9cm" svg:y2="0.6cm"><text:p/></draw:line><draw:line draw:style-name="gr21" draw:text-style-name="P95" svg:x1="0cm" svg:y1="0.7cm" svg:x2="9cm" svg:y2="0.7cm"><text:p/></draw:line><draw:line draw:style-name="gr21" draw:text-style-name="P95" svg:x1="0cm" svg:y1="0.8cm" svg:x2="9cm" svg:y2="0.8cm"><text:p/></draw:line><draw:line draw:style-name="gr21" draw:text-style-name="P95" svg:x1="0cm" svg:y1="0.901cm" svg:x2="9cm" svg:y2="0.901cm"><text:p/></draw:line><draw:line draw:style-name="gr21" draw:text-style-name="P95" svg:x1="0cm" svg:y1="1.102cm" svg:x2="9cm" svg:y2="1.102cm"><text:p/></draw:line><draw:line draw:style-name="gr21" draw:text-style-name="P95" svg:x1="0cm" svg:y1="1.2cm" svg:x2="9cm" svg:y2="1.2cm"><text:p/></draw:line><draw:line draw:style-name="gr21" draw:text-style-name="P95" svg:x1="0cm" svg:y1="1.3cm" svg:x2="9cm" svg:y2="1.3cm"><text:p/></draw:line><draw:line draw:style-name="gr21" draw:text-style-name="P95" svg:x1="0cm" svg:y1="1.402cm" svg:x2="9cm" svg:y2="1.402cm"><text:p/></draw:line><draw:line draw:style-name="gr21" draw:text-style-name="P95" svg:x1="0cm" svg:y1="1.6cm" svg:x2="9cm" svg:y2="1.6cm"><text:p/></draw:line><draw:line draw:style-name="gr21" draw:text-style-name="P95" svg:x1="0cm" svg:y1="1.7cm" svg:x2="9cm" svg:y2="1.7cm"><text:p/></draw:line><draw:line draw:style-name="gr21" draw:text-style-name="P95" svg:x1="0cm" svg:y1="1.8cm" svg:x2="9cm" svg:y2="1.8cm"><text:p/></draw:line><draw:line draw:style-name="gr21" draw:text-style-name="P95" svg:x1="0cm" svg:y1="1.9cm" svg:x2="9cm" svg:y2="1.9cm"><text:p/></draw:line><draw:line draw:style-name="gr21" draw:text-style-name="P95" svg:x1="0cm" svg:y1="2.1cm" svg:x2="9cm" svg:y2="2.1cm"><text:p/></draw:line><draw:line draw:style-name="gr21" draw:text-style-name="P95" svg:x1="0cm" svg:y1="2.201cm" svg:x2="9cm" svg:y2="2.201cm"><text:p/></draw:line><draw:line draw:style-name="gr21" draw:text-style-name="P95" svg:x1="0cm" svg:y1="2.3cm" svg:x2="9cm" svg:y2="2.3cm"><text:p/></draw:line><draw:line draw:style-name="gr21" draw:text-style-name="P95" svg:x1="0cm" svg:y1="2.402cm" svg:x2="9cm" svg:y2="2.402cm"><text:p/></draw:line><draw:line draw:style-name="gr21" draw:text-style-name="P95" svg:x1="0cm" svg:y1="2.6cm" svg:x2="9cm" svg:y2="2.6cm"><text:p/></draw:line><draw:line draw:style-name="gr21" draw:text-style-name="P95" svg:x1="0cm" svg:y1="2.702cm" svg:x2="9cm" svg:y2="2.702cm"><text:p/></draw:line><draw:line draw:style-name="gr21" draw:text-style-name="P95" svg:x1="0cm" svg:y1="2.8cm" svg:x2="9cm" svg:y2="2.8cm"><text:p/></draw:line><draw:line draw:style-name="gr21" draw:text-style-name="P95" svg:x1="0cm" svg:y1="2.9cm" svg:x2="9cm" svg:y2="2.9cm"><text:p/></draw:line><draw:line draw:style-name="gr21" draw:text-style-name="P95" svg:x1="0cm" svg:y1="3.1cm" svg:x2="9cm" svg:y2="3.1cm"><text:p/></draw:line><draw:line draw:style-name="gr21" draw:text-style-name="P95" svg:x1="0cm" svg:y1="3.2cm" svg:x2="9cm" svg:y2="3.2cm"><text:p/></draw:line><draw:line draw:style-name="gr21" draw:text-style-name="P95" svg:x1="0cm" svg:y1="3.3cm" svg:x2="9cm" svg:y2="3.3cm"><text:p/></draw:line><draw:line draw:style-name="gr21" draw:text-style-name="P95" svg:x1="0cm" svg:y1="3.4cm" svg:x2="9cm" svg:y2="3.4cm"><text:p/></draw:line><draw:line draw:style-name="gr21" draw:text-style-name="P95" svg:x1="0cm" svg:y1="3.6cm" svg:x2="9cm" svg:y2="3.6cm"><text:p/></draw:line><draw:line draw:style-name="gr21" draw:text-style-name="P95" svg:x1="0cm" svg:y1="3.702cm" svg:x2="9cm" svg:y2="3.702cm"><text:p/></draw:line><draw:line draw:style-name="gr21" draw:text-style-name="P95" svg:x1="0cm" svg:y1="3.8cm" svg:x2="9cm" svg:y2="3.8cm"><text:p/></draw:line><draw:line draw:style-name="gr21" draw:text-style-name="P95" svg:x1="0cm" svg:y1="3.9cm" svg:x2="9cm" svg:y2="3.9cm"><text:p/></draw:line><draw:line draw:style-name="gr21" draw:text-style-name="P95" svg:x1="0cm" svg:y1="4.1cm" svg:x2="9cm" svg:y2="4.1cm"><text:p/></draw:line><draw:line draw:style-name="gr21" draw:text-style-name="P95" svg:x1="0cm" svg:y1="4.2cm" svg:x2="9cm" svg:y2="4.2cm"><text:p/></draw:line><draw:line draw:style-name="gr21" draw:text-style-name="P95" svg:x1="0cm" svg:y1="4.3cm" svg:x2="9cm" svg:y2="4.3cm"><text:p/></draw:line><draw:line draw:style-name="gr21" draw:text-style-name="P95" svg:x1="0cm" svg:y1="4.4cm" svg:x2="9cm" svg:y2="4.4cm"><text:p/></draw:line><draw:line draw:style-name="gr21" draw:text-style-name="P95" svg:x1="0cm" svg:y1="4.6cm" svg:x2="9cm" svg:y2="4.6cm"><text:p/></draw:line><draw:line draw:style-name="gr21" draw:text-style-name="P95" svg:x1="0cm" svg:y1="4.7cm" svg:x2="9cm" svg:y2="4.7cm"><text:p/></draw:line><draw:line draw:style-name="gr21" draw:text-style-name="P95" svg:x1="0cm" svg:y1="4.801cm" svg:x2="9cm" svg:y2="4.801cm"><text:p/></draw:line><draw:line draw:style-name="gr21" draw:text-style-name="P95" svg:x1="0cm" svg:y1="4.9cm" svg:x2="9cm" svg:y2="4.9cm"><text:p/></draw:line><draw:line draw:style-name="gr22" draw:text-style-name="P95" svg:x1="0.5cm" svg:y1="0cm" svg:x2="0.5cm" svg:y2="5cm"><text:p/></draw:line><draw:line draw:style-name="gr22" draw:text-style-name="P95" svg:x1="1.5cm" svg:y1="0cm" svg:x2="1.5cm" svg:y2="5cm"><text:p/></draw:line><draw:line draw:style-name="gr22" draw:text-style-name="P95" svg:x1="2.5cm" svg:y1="0cm" svg:x2="2.5cm" svg:y2="5cm"><text:p/></draw:line><draw:line draw:style-name="gr22" draw:text-style-name="P95" svg:x1="3.5cm" svg:y1="0cm" svg:x2="3.5cm" svg:y2="5cm"><text:p/></draw:line><draw:line draw:style-name="gr22" draw:text-style-name="P95" svg:x1="4.5cm" svg:y1="0cm" svg:x2="4.5cm" svg:y2="5cm"><text:p/></draw:line><draw:line draw:style-name="gr22" draw:text-style-name="P95" svg:x1="5.5cm" svg:y1="0cm" svg:x2="5.5cm" svg:y2="5cm"><text:p/></draw:line><draw:line draw:style-name="gr22" draw:text-style-name="P95" svg:x1="6.5cm" svg:y1="0cm" svg:x2="6.5cm" svg:y2="5cm"><text:p/></draw:line><draw:line draw:style-name="gr22" draw:text-style-name="P95" svg:x1="7.5cm" svg:y1="0cm" svg:x2="7.5cm" svg:y2="5cm"><text:p/></draw:line><draw:line draw:style-name="gr22" draw:text-style-name="P95" svg:x1="8.5cm" svg:y1="0cm" svg:x2="8.5cm" svg:y2="5cm"><text:p/></draw:line><draw:line draw:style-name="gr22" draw:text-style-name="P95" svg:x1="0cm" svg:y1="0.5cm" svg:x2="9cm" svg:y2="0.5cm"><text:p/></draw:line><draw:line draw:style-name="gr22" draw:text-style-name="P95" svg:x1="0cm" svg:y1="1.5cm" svg:x2="9cm" svg:y2="1.5cm"><text:p/></draw:line><draw:line draw:style-name="gr22" draw:text-style-name="P95" svg:x1="0cm" svg:y1="2.5cm" svg:x2="9cm" svg:y2="2.5cm"><text:p/></draw:line><draw:line draw:style-name="gr22" draw:text-style-name="P95" svg:x1="0cm" svg:y1="3.501cm" svg:x2="9cm" svg:y2="3.501cm"><text:p/></draw:line><draw:line draw:style-name="gr22" draw:text-style-name="P95" svg:x1="0cm" svg:y1="4.501cm" svg:x2="9cm" svg:y2="4.501cm"><text:p/></draw:line><draw:line draw:style-name="gr23" draw:text-style-name="P95" svg:x1="0cm" svg:y1="0cm" svg:x2="0cm" svg:y2="5cm"><text:p/></draw:line><draw:line draw:style-name="gr23" draw:text-style-name="P95" svg:x1="1cm" svg:y1="0cm" svg:x2="1cm" svg:y2="5cm"><text:p/></draw:line><draw:line draw:style-name="gr23" draw:text-style-name="P95" svg:x1="2cm" svg:y1="0cm" svg:x2="2cm" svg:y2="5cm"><text:p/></draw:line><draw:line draw:style-name="gr23" draw:text-style-name="P95" svg:x1="3cm" svg:y1="0cm" svg:x2="3cm" svg:y2="5cm"><text:p/></draw:line><draw:line draw:style-name="gr23" draw:text-style-name="P95" svg:x1="5cm" svg:y1="0cm" svg:x2="5cm" svg:y2="5cm"><text:p/></draw:line><draw:line draw:style-name="gr23" draw:text-style-name="P95" svg:x1="6cm" svg:y1="0cm" svg:x2="6cm" svg:y2="5cm"><text:p/></draw:line><draw:line draw:style-name="gr23" draw:text-style-name="P95" svg:x1="7cm" svg:y1="0cm" svg:x2="7cm" svg:y2="5cm"><text:p/></draw:line><draw:line draw:style-name="gr23" draw:text-style-name="P95" svg:x1="8cm" svg:y1="0cm" svg:x2="8cm" svg:y2="5cm"><text:p/></draw:line><draw:line draw:style-name="gr23" draw:text-style-name="P95" svg:x1="0cm" svg:y1="0cm" svg:x2="9cm" svg:y2="0cm"><text:p/></draw:line><draw:line draw:style-name="gr23" draw:text-style-name="P95" svg:x1="0cm" svg:y1="1cm" svg:x2="9cm" svg:y2="1cm"><text:p/></draw:line><draw:line draw:style-name="gr23" draw:text-style-name="P95" svg:x1="0cm" svg:y1="2cm" svg:x2="9cm" svg:y2="2cm"><text:p/></draw:line><draw:line draw:style-name="gr144" draw:text-style-name="P95" svg:x1="0cm" svg:y1="3cm" svg:x2="9cm" svg:y2="3cm"><text:p/></draw:line><draw:line draw:style-name="gr23" draw:text-style-name="P95" svg:x1="0cm" svg:y1="4.002cm" svg:x2="9cm" svg:y2="4.002cm"><text:p/></draw:line><draw:line draw:style-name="gr23" draw:text-style-name="P95" svg:x1="9cm" svg:y1="0cm" svg:x2="9cm" svg:y2="5cm"><text:p/></draw:line><draw:line draw:style-name="gr23" draw:text-style-name="P95" svg:x1="0cm" svg:y1="5.002cm" svg:x2="9cm" svg:y2="5.002cm"><text:p/></draw:line><draw:line draw:style-name="gr145" draw:text-style-name="P95" svg:x1="4cm" svg:y1="0cm" svg:x2="4cm" svg:y2="5cm"><text:p/></draw:line></draw:g><draw:g draw:style-name="gr2"><draw:frame draw:style-name="gr146" draw:text-style-name="P115" svg:width="0.207cm" svg:height="0.403cm" svg:x="3.713cm" svg:y="3.062cm"><draw:text-box><text:p text:style-name="P114"><text:span text:style-name="T80">0</text:span></text:p></draw:text-box></draw:frame><draw:frame draw:style-name="gr147" draw:text-style-name="P115" svg:width="0.526cm" svg:height="0.375cm" svg:x="4.777cm" svg:y="3.134cm"><draw:text-box><text:p text:style-name="P114"><text:span text:style-name="T80">+1</text:span></text:p></draw:text-box></draw:frame><draw:frame draw:style-name="gr148" draw:text-style-name="P115" svg:width="0.526cm" svg:height="0.539cm" svg:x="3.33cm" svg:y="1.7cm"><draw:text-box><text:p text:style-name="P114"><text:span text:style-name="T80">+1</text:span></text:p></draw:text-box></draw:frame><draw:line draw:style-name="gr149" draw:text-style-name="P116" svg:x1="5cm" svg:y1="2.85cm" svg:x2="5cm" svg:y2="3.153cm"><text:p/></draw:line><draw:line draw:style-name="gr149" draw:text-style-name="P116" svg:x1="4.164cm" svg:y1="1.997cm" svg:x2="3.861cm" svg:y2="1.997cm"><text:p/></draw:line><draw:g draw:style-name="gr2"><draw:line draw:style-name="gr150" draw:text-style-name="P116" svg:x1="5.427cm" svg:y1="0.383cm" svg:x2="5.628cm" svg:y2="0.586cm"><text:p/></draw:line><draw:line draw:style-name="gr151" draw:text-style-name="P116" svg:x1="5.628cm" svg:y1="0.383cm" svg:x2="5.427cm" svg:y2="0.586cm"><text:p/></draw:line></draw:g><draw:frame draw:style-name="gr152" draw:text-style-name="P115" svg:width="0.221cm" svg:height="0.403cm" svg:x="5.63cm" svg:y="0.049cm"><draw:text-box><text:p text:style-name="P114"><text:span text:style-name="T80">A</text:span></text:p></draw:text-box></draw:frame><draw:g draw:style-name="gr2"><draw:line draw:style-name="gr153" draw:text-style-name="P116" svg:x1="1.594cm" svg:y1="1.392cm" svg:x2="1.797cm" svg:y2="1.595cm"><text:p/></draw:line><draw:line draw:style-name="gr154" draw:text-style-name="P116" svg:x1="1.797cm" svg:y1="1.392cm" svg:x2="1.594cm" svg:y2="1.595cm"><text:p/></draw:line></draw:g><draw:frame draw:style-name="gr155" draw:text-style-name="P115" svg:width="0.223cm" svg:height="0.406cm" svg:x="1.408cm" svg:y="1.057cm"><draw:text-box><text:p text:style-name="P114"><text:span text:style-name="T80">B</text:span></text:p></draw:text-box></draw:frame><draw:g draw:style-name="gr2"><draw:line draw:style-name="gr156" draw:text-style-name="P116" svg:x1="1.09cm" svg:y1="3.612cm" svg:x2="1.293cm" svg:y2="3.815cm"><text:p/></draw:line><draw:line draw:style-name="gr157" draw:text-style-name="P116" svg:x1="1.293cm" svg:y1="3.612cm" svg:x2="1.09cm" svg:y2="3.815cm"><text:p/></draw:line></draw:g><draw:frame draw:style-name="gr158" draw:text-style-name="P115" svg:width="0.227cm" svg:height="0.403cm" svg:x="1.307cm" svg:y="3.261cm"><draw:text-box><text:p text:style-name="P114"><text:span text:style-name="T80">C</text:span></text:p></draw:text-box></draw:frame><draw:g draw:style-name="gr2"><draw:line draw:style-name="gr159" draw:text-style-name="P116" svg:x1="6.4cm" svg:y1="4.614cm" svg:x2="6.599cm" svg:y2="4.817cm"><text:p/></draw:line><draw:line draw:style-name="gr160" draw:text-style-name="P116" svg:x1="6.599cm" svg:y1="4.614cm" svg:x2="6.4cm" svg:y2="4.817cm"><text:p/></draw:line></draw:g><draw:frame draw:style-name="gr161" draw:text-style-name="P115" svg:width="0.249cm" svg:height="0.403cm" svg:x="6.683cm" svg:y="4.516cm"><draw:text-box><text:p text:style-name="P114"><text:span text:style-name="T80">D</text:span></text:p></draw:text-box></draw:frame><draw:g draw:style-name="gr2"><draw:line draw:style-name="gr162" draw:text-style-name="P116" svg:x1="6.501cm" svg:y1="1.59cm" svg:x2="6.702cm" svg:y2="1.789cm"><text:p/></draw:line><draw:line draw:style-name="gr163" draw:text-style-name="P116" svg:x1="6.702cm" svg:y1="1.59cm" svg:x2="6.501cm" svg:y2="1.789cm"><text:p/></draw:line></draw:g><draw:frame draw:style-name="gr164" draw:text-style-name="P115" svg:width="0.251cm" svg:height="0.406cm" svg:x="6.613cm" svg:y="1.215cm"><draw:text-box><text:p text:style-name="P114"><text:span text:style-name="T80">G</text:span></text:p></draw:text-box></draw:frame><draw:g draw:style-name="gr2"><draw:line draw:style-name="gr165" draw:text-style-name="P116" svg:x1="3.9cm" svg:y1="1.39cm" svg:x2="4.099cm" svg:y2="1.591cm"><text:p/></draw:line><draw:line draw:style-name="gr166" draw:text-style-name="P116" svg:x1="4.099cm" svg:y1="1.39cm" svg:x2="3.9cm" svg:y2="1.591cm"><text:p/></draw:line></draw:g><draw:frame draw:style-name="gr167" draw:text-style-name="P115" svg:width="0.218cm" svg:height="0.403cm" svg:x="4.138cm" svg:y="1.037cm"><draw:text-box><text:p text:style-name="P114"><text:span text:style-name="T80">E</text:span></text:p></draw:text-box></draw:frame><draw:g draw:style-name="gr2"><draw:line draw:style-name="gr168" draw:text-style-name="P116" svg:x1="2.501cm" svg:y1="2.904cm" svg:x2="2.702cm" svg:y2="3.103cm"><text:p/></draw:line><draw:line draw:style-name="gr169" draw:text-style-name="P116" svg:x1="2.702cm" svg:y1="2.904cm" svg:x2="2.501cm" svg:y2="3.103cm"><text:p/></draw:line></draw:g><draw:frame draw:style-name="gr167" draw:text-style-name="P115" svg:width="0.218cm" svg:height="0.403cm" svg:x="2.686cm" svg:y="2.579cm"><draw:text-box><text:p text:style-name="P114"><text:span text:style-name="T80">F</text:span></text:p></draw:text-box></draw:frame><draw:g draw:style-name="gr2"><draw:line draw:style-name="gr170" draw:text-style-name="P116" svg:x1="2.198cm" svg:y1="4.616cm" svg:x2="2.399cm" svg:y2="4.819cm"><text:p/></draw:line><draw:line draw:style-name="gr171" draw:text-style-name="P116" svg:x1="2.399cm" svg:y1="4.616cm" svg:x2="2.198cm" svg:y2="4.819cm"><text:p/></draw:line></draw:g><draw:frame draw:style-name="gr172" draw:text-style-name="P115" svg:width="0.242cm" svg:height="0.403cm" svg:x="2.427cm" svg:y="4.292cm"><draw:text-box><text:p text:style-name="P114"><text:span text:style-name="T80">H</text:span></text:p></draw:text-box></draw:frame></draw:g></draw:g></text:p>
        </text:list-header>
      </text:list>
      <text:section text:style-name="Sect2" text:name="Section15">
        <text:p text:style-name="P24">A( <text:span text:style-name="T33">.</text:span><text:span text:style-name="T34">…</text:span> ; <text:span text:style-name="_5f_gris">.</text:span><text:span text:style-name="_5f_gris"><text:span text:style-name="T35">…</text:span></text:span> )</text:p>
        <text:p text:style-name="P25">B( <text:span text:style-name="_5f_gris"><text:span text:style-name="T35">….</text:span></text:span> ; <text:span text:style-name="_5f_gris">.</text:span><text:span text:style-name="_5f_gris"><text:span text:style-name="T35">…</text:span></text:span> )</text:p>
        <text:p text:style-name="P35">C( <text:span text:style-name="_5f_gris"><text:span text:style-name="T35">….</text:span></text:span> ; <text:span text:style-name="_5f_gris">.</text:span><text:span text:style-name="_5f_gris"><text:span text:style-name="T35">…</text:span></text:span> )</text:p>
        <text:p text:style-name="P25">D( <text:span text:style-name="_5f_gris"><text:span text:style-name="T35">….</text:span></text:span> ; <text:span text:style-name="_5f_gris"><text:span text:style-name="T35">…</text:span></text:span> )</text:p>
        <text:p text:style-name="P35">E( <text:span text:style-name="_5f_gris"><text:span text:style-name="T35">….</text:span></text:span> ; <text:span text:style-name="_5f_gris">.</text:span><text:span text:style-name="_5f_gris"><text:span text:style-name="T35">…</text:span></text:span> )</text:p>
        <text:p text:style-name="P25">F( <text:span text:style-name="_5f_gris"><text:span text:style-name="T35">….</text:span></text:span> ; <text:span text:style-name="_5f_gris">.</text:span><text:span text:style-name="_5f_gris"><text:span text:style-name="T35">…</text:span></text:span> )</text:p>
        <text:p text:style-name="P35">G( <text:span text:style-name="_5f_gris"><text:span text:style-name="T35">….</text:span></text:span> ; <text:span text:style-name="_5f_gris"><text:span text:style-name="T35">…</text:span></text:span> )</text:p>
        <text:p text:style-name="P25">H( <text:span text:style-name="_5f_gris"><text:span text:style-name="T35">….</text:span></text:span> ; <text:span text:style-name="_5f_gris"><text:span text:style-name="T35">.</text:span></text:span> )</text:p>
      </text:section>
      <text:list xml:id="list83624764868397" text:continue-list="list83624200061093" text:style-name="Num_5f_Exo">
        <text:list-item>
          <text:h text:style-name="P46" text:outline-level="1"> Dans le repère ci-dessous :</text:h>
        </text:list-item>
      </text:list>
      <text:list xml:id="list83623947133548" text:continue-list="list83624489008884" text:style-name="_5f_Numérotation_20_des_20_exercices_20_livrets">
        <text:list-header>
          <text:p text:style-name="P53"><draw:g text:anchor-type="as-char" svg:y="0cm" draw:z-index="1" draw:name="Forme10" draw:style-name="gr44"><draw:line draw:style-name="gr134" draw:text-style-name="P112" svg:x1="0cm" svg:y1="0.538cm" svg:x2="6.479cm" svg:y2="0.538cm"><text:p/></draw:line><draw:line draw:style-name="gr134" draw:text-style-name="P112" svg:x1="0.54cm" svg:y1="0.002cm" svg:x2="0.54cm" svg:y2="5.4cm"><text:p/></draw:line><draw:line draw:style-name="gr134" draw:text-style-name="P112" svg:x1="1.078cm" svg:y1="0.002cm" svg:x2="1.078cm" svg:y2="5.391cm"><text:p/></draw:line><draw:line draw:style-name="gr134" draw:text-style-name="P112" svg:x1="1.619cm" svg:y1="0.002cm" svg:x2="1.619cm" svg:y2="5.391cm"><text:p/></draw:line><draw:line draw:style-name="gr134" draw:text-style-name="P112" svg:x1="2.155cm" svg:y1="0.002cm" svg:x2="2.155cm" svg:y2="5.391cm"><text:p/></draw:line><draw:line draw:style-name="gr134" draw:text-style-name="P112" svg:x1="2.699cm" svg:y1="0.002cm" svg:x2="2.699cm" svg:y2="5.391cm"><text:p/></draw:line><draw:line draw:style-name="gr134" draw:text-style-name="P112" svg:x1="3.776cm" svg:y1="0.002cm" svg:x2="3.776cm" svg:y2="5.391cm"><text:p/></draw:line><draw:line draw:style-name="gr134" draw:text-style-name="P112" svg:x1="4.32cm" svg:y1="0.002cm" svg:x2="4.32cm" svg:y2="5.391cm"><text:p/></draw:line><draw:line draw:style-name="gr134" draw:text-style-name="P112" svg:x1="4.86cm" svg:y1="0.002cm" svg:x2="4.86cm" svg:y2="5.391cm"><text:p/></draw:line><draw:line draw:style-name="gr134" draw:text-style-name="P112" svg:x1="5.39cm" svg:y1="0.002cm" svg:x2="5.39cm" svg:y2="5.391cm"><text:p/></draw:line><draw:line draw:style-name="gr134" draw:text-style-name="P112" svg:x1="5.939cm" svg:y1="0.002cm" svg:x2="5.939cm" svg:y2="5.391cm"><text:p/></draw:line><draw:line draw:style-name="gr134" draw:text-style-name="P112" svg:x1="6.472cm" svg:y1="0.002cm" svg:x2="6.472cm" svg:y2="5.391cm"><text:p/></draw:line><draw:line draw:style-name="gr134" draw:text-style-name="P112" svg:x1="0.004cm" svg:y1="0.002cm" svg:x2="0.004cm" svg:y2="5.4cm"><text:p/></draw:line><draw:line draw:style-name="gr134" draw:text-style-name="P112" svg:x1="0cm" svg:y1="1.076cm" svg:x2="6.479cm" svg:y2="1.076cm"><text:p/></draw:line><draw:line draw:style-name="gr134" draw:text-style-name="P112" svg:x1="0cm" svg:y1="1.616cm" svg:x2="6.479cm" svg:y2="1.616cm"><text:p/></draw:line><draw:line draw:style-name="gr134" draw:text-style-name="P112" svg:x1="0cm" svg:y1="2.159cm" svg:x2="6.479cm" svg:y2="2.159cm"><text:p/></draw:line><draw:line draw:style-name="gr135" draw:text-style-name="P112" svg:x1="0cm" svg:y1="2.695cm" svg:x2="6.479cm" svg:y2="2.695cm"><text:p/></draw:line><draw:line draw:style-name="gr134" draw:text-style-name="P112" svg:x1="0cm" svg:y1="3.235cm" svg:x2="6.479cm" svg:y2="3.235cm"><text:p/></draw:line><draw:line draw:style-name="gr134" draw:text-style-name="P112" svg:x1="0cm" svg:y1="3.775cm" svg:x2="6.479cm" svg:y2="3.775cm"><text:p/></draw:line><draw:line draw:style-name="gr134" draw:text-style-name="P112" svg:x1="0cm" svg:y1="4.316cm" svg:x2="6.479cm" svg:y2="4.316cm"><text:p/></draw:line><draw:line draw:style-name="gr134" draw:text-style-name="P112" svg:x1="0cm" svg:y1="4.851cm" svg:x2="6.479cm" svg:y2="4.851cm"><text:p/></draw:line><draw:frame draw:style-name="gr136" draw:text-style-name="P113" svg:width="0.311cm" svg:height="0.512cm" svg:x="2.824cm" svg:y="2.752cm"><draw:text-box><text:p text:style-name="P89"><text:span text:style-name="T78">O</text:span></text:p></draw:text-box></draw:frame><draw:frame draw:style-name="gr137" draw:text-style-name="P113" svg:width="0.652cm" svg:height="0.512cm" svg:x="2.538cm" svg:y="1.385cm"><draw:text-box><text:p><text:span text:style-name="T78">+1</text:span></text:p></draw:text-box></draw:frame><draw:frame draw:style-name="gr138" draw:text-style-name="P113" svg:width="0.567cm" svg:height="0.449cm" svg:x="3.988cm" svg:y="2.79cm"><draw:text-box><text:p><text:span text:style-name="T78">+1</text:span></text:p></draw:text-box></draw:frame><draw:line draw:style-name="gr139" draw:text-style-name="P112" svg:x1="0.974cm" svg:y1="1.731cm" svg:x2="1.182cm" svg:y2="1.512cm"><text:p/></draw:line><draw:line draw:style-name="gr140" draw:text-style-name="P112" svg:x1="1.189cm" svg:y1="1.731cm" svg:x2="0.974cm" svg:y2="1.512cm"><text:p/></draw:line><draw:frame draw:style-name="gr141" draw:text-style-name="P113" svg:width="0.334cm" svg:height="0.511cm" svg:x="0.605cm" svg:y="1.125cm"><draw:text-box><text:p text:style-name="P89"><text:span text:style-name="T78">M</text:span></text:p></draw:text-box></draw:frame><draw:line draw:style-name="gr142" draw:text-style-name="P112" svg:x1="3.367cm" svg:y1="1.616cm" svg:x2="3.122cm" svg:y2="1.616cm"><text:p/></draw:line><draw:line draw:style-name="gr142" draw:text-style-name="P112" svg:x1="4.32cm" svg:y1="2.575cm" svg:x2="4.32cm" svg:y2="2.815cm"><text:p/></draw:line><draw:line draw:style-name="gr134" draw:text-style-name="P112" svg:x1="0.002cm" svg:y1="0cm" svg:x2="6.481cm" svg:y2="0cm"><text:p/></draw:line><draw:line draw:style-name="gr134" draw:text-style-name="P112" svg:x1="0.002cm" svg:y1="5.398cm" svg:x2="6.481cm" svg:y2="5.398cm"><text:p/></draw:line><draw:line draw:style-name="gr143" draw:text-style-name="P112" svg:x1="3.246cm" svg:y1="0.002cm" svg:x2="3.246cm" svg:y2="5.391cm"><text:p/></draw:line></draw:g></text:p>
        </text:list-header>
      </text:list>
      <text:list xml:id="list101218204" text:style-name="liste_5f_abc">
        <text:list-item text:start-value="1">
          <text:p text:style-name="P61">Place le point A, symétrique du point M par rapport à l’axe des abscisses.</text:p>
        </text:list-item>
      </text:list>
      <text:list xml:id="list83624296505712" text:continue-list="list83623947133548" text:style-name="_5f_Numérotation_20_des_20_exercices_20_livrets">
        <text:list-item>
          <text:list>
            <text:list-header>
              <text:p text:style-name="P76">Donne ses coordonnées : A( <text:span text:style-name="_5f_gris">….</text:span><text:span text:style-name="_5f_gris"><text:span text:style-name="T35">…</text:span></text:span> ; <text:span text:style-name="_5f_gris">....</text:span><text:span text:style-name="_5f_gris"><text:span text:style-name="T35">…</text:span></text:span> ).</text:p>
            </text:list-header>
          </text:list>
        </text:list-item>
      </text:list>
      <text:list xml:id="list83625745775002" text:continue-list="list101218204" text:style-name="liste_5f_abc">
        <text:list-item>
          <text:p text:style-name="P62">Place le point B, symétrique du point M par rapport à l’axe des ordonnées.</text:p>
        </text:list-item>
      </text:list>
      <text:list xml:id="list83623886463234" text:continue-list="list83624296505712" text:style-name="_5f_Numérotation_20_des_20_exercices_20_livrets">
        <text:list-item>
          <text:list>
            <text:list-header>
              <text:p text:style-name="P76">Donne ses coordonnées : B( <text:span text:style-name="_5f_gris"><text:span text:style-name="T35">…....</text:span></text:span><text:span text:style-name="_5f_gris"> </text:span>; <text:span text:style-name="_5f_gris">....</text:span><text:span text:style-name="_5f_gris"><text:span text:style-name="T35">…</text:span></text:span> ).</text:p>
            </text:list-header>
          </text:list>
        </text:list-item>
      </text:list>
      <text:list xml:id="list83625789055049" text:continue-list="list83625745775002" text:style-name="liste_5f_abc">
        <text:list-item>
          <text:p text:style-name="P64">Que dire des coordonnées des points A et B ?</text:p>
        </text:list-item>
      </text:list>
      <text:list xml:id="list83625482241698" text:continue-list="list83623886463234" text:style-name="_5f_Numérotation_20_des_20_exercices_20_livrets">
        <text:list-header>
          <text:p text:style-name="P50"><text:span text:style-name="_5f_pointillés_20_gris"><text:span text:style-name="T40"><text:tab/></text:span></text:span></text:p>
        </text:list-header>
      </text:list>
      <text:list xml:id="list83625656228470" text:continue-list="list83625789055049" text:style-name="liste_5f_abc">
        <text:list-item>
          <text:p text:style-name="P68">Que <text:span text:style-name="T55">représente le point O pour le segment [AB] ?</text:span></text:p>
        </text:list-item>
      </text:list>
      <text:list xml:id="list83625740078405" text:continue-list="list83625482241698" text:style-name="_5f_Numérotation_20_des_20_exercices_20_livrets">
        <text:list-header>
          <text:p text:style-name="P50"><text:span text:style-name="_5f_pointillés_20_gris"><text:span text:style-name="T40"><text:tab/></text:span></text:span></text:p>
          <text:p text:style-name="P50"><text:span text:style-name="_5f_pointillés_20_gris"><text:span text:style-name="T40"><text:tab/></text:span></text:span></text:p>
        </text:list-header>
      </text:list>
      <text:list xml:id="list83623904088813" text:continue-list="list83625656228470" text:style-name="liste_5f_abc">
        <text:list-item>
          <text:p text:style-name="P72">Place le point C de coordonnées (1,5 ; 2).</text:p>
        </text:list-item>
        <text:list-item>
          <text:p text:style-name="P56">Place le point D, symétrique du point C par rapport à la droite (AB).</text:p>
        </text:list-item>
      </text:list>
      <text:list xml:id="list83624522340365" text:continue-list="list83625740078405" text:style-name="_5f_Numérotation_20_des_20_exercices_20_livrets">
        <text:list-item>
          <text:list>
            <text:list-header>
              <text:p text:style-name="P76">Donne ses coordonnées : D( <text:span text:style-name="T33">….</text:span><text:span text:style-name="T34">…</text:span> ; <text:span text:style-name="T33">….</text:span><text:span text:style-name="T34">…</text:span> ).</text:p>
            </text:list-header>
          </text:list>
        </text:list-item>
      </text:list>
      <text:list xml:id="list83624045649167" text:continue-list="list83624764868397" text:style-name="Num_5f_Exo">
        <text:list-item>
          <text:h text:style-name="P83" text:outline-level="1"><text:soft-page-break/><text:span text:style-name="T50"> </text:span><text:span text:style-name="T19">Pl</text:span><text:span text:style-name="T18">ace les points dans le repère ci-dessous d’unité 1 cm puis relie ABCDEFGHIJKLMA.</text:span></text:h>
        </text:list-item>
      </text:list>
      <text:section text:style-name="Sect5" text:name="Section16">
        <text:p text:style-name="P29">A(0,5 ; 0,5)</text:p>
        <text:p text:style-name="P29">B(1,6 ; 1)</text:p>
        <text:p text:style-name="P29">C(2,7 ; 1)</text:p>
        <text:p text:style-name="P29">D(2,3 ; 0)</text:p>
        <text:p text:style-name="P34">E(1,2 ; 0)</text:p>
        <text:p text:style-name="P29">F(2,4 ; <text:span text:style-name="T37">−</text:span>1,5)</text:p>
        <text:p text:style-name="P29">G(1,5 ; <text:span text:style-name="T37">−</text:span>2,4)</text:p>
        <text:p text:style-name="P29">H(<text:span text:style-name="T37">−</text:span>0,7 ; <text:span text:style-name="T37">−</text:span>1,3)</text:p>
        <text:p text:style-name="P29">I(<text:span text:style-name="T37">−</text:span>1,8 ; <text:span text:style-name="T37">−</text:span>2,2)</text:p>
        <text:p text:style-name="P29"/>
        <text:p text:style-name="P29">J(<text:span text:style-name="T37">−</text:span>3,5 ; <text:span text:style-name="T37">−</text:span>0,5)</text:p>
        <text:p text:style-name="P29">K(<text:span text:style-name="T37">−</text:span>1,8 ; <text:span text:style-name="T37">−</text:span>1)</text:p>
        <text:p text:style-name="P29">L(<text:span text:style-name="T37">−</text:span>1 ; <text:span text:style-name="T37">−</text:span>0,5)</text:p>
        <text:p text:style-name="P42">M<text:span text:style-name="T14">(</text:span><text:span text:style-name="T15">0,9</text:span><text:span text:style-name="T14"> ;</text:span> <text:span text:style-name="T37">−</text:span>1,1)</text:p>
      </text:section>
      <text:list xml:id="list83625065556600" text:continue-list="list83624522340365" text:style-name="_5f_Numérotation_20_des_20_exercices_20_livrets">
        <text:list-header>
          <text:h text:style-name="P84" text:outline-level="1"><draw:g text:anchor-type="as-char" draw:z-index="19" draw:name="Forme11" draw:style-name="gr20"><draw:g draw:style-name="gr2"><draw:line draw:style-name="gr21" draw:text-style-name="P95" svg:x1="0.1cm" svg:y1="0cm" svg:x2="0.1cm" svg:y2="5cm"><text:p/></draw:line><draw:line draw:style-name="gr21" draw:text-style-name="P95" svg:x1="0.2cm" svg:y1="0cm" svg:x2="0.2cm" svg:y2="5cm"><text:p/></draw:line><draw:line draw:style-name="gr21" draw:text-style-name="P95" svg:x1="0.3cm" svg:y1="0cm" svg:x2="0.3cm" svg:y2="5cm"><text:p/></draw:line><draw:line draw:style-name="gr21" draw:text-style-name="P95" svg:x1="0.4cm" svg:y1="0cm" svg:x2="0.4cm" svg:y2="5cm"><text:p/></draw:line><draw:line draw:style-name="gr21" draw:text-style-name="P95" svg:x1="0.6cm" svg:y1="0cm" svg:x2="0.6cm" svg:y2="5cm"><text:p/></draw:line><draw:line draw:style-name="gr21" draw:text-style-name="P95" svg:x1="0.7cm" svg:y1="0cm" svg:x2="0.7cm" svg:y2="5cm"><text:p/></draw:line><draw:line draw:style-name="gr21" draw:text-style-name="P95" svg:x1="0.8cm" svg:y1="0cm" svg:x2="0.8cm" svg:y2="5cm"><text:p/></draw:line><draw:line draw:style-name="gr21" draw:text-style-name="P95" svg:x1="0.9cm" svg:y1="0cm" svg:x2="0.9cm" svg:y2="5cm"><text:p/></draw:line><draw:line draw:style-name="gr21" draw:text-style-name="P95" svg:x1="1.1cm" svg:y1="0cm" svg:x2="1.1cm" svg:y2="5cm"><text:p/></draw:line><draw:line draw:style-name="gr21" draw:text-style-name="P95" svg:x1="1.2cm" svg:y1="0cm" svg:x2="1.2cm" svg:y2="5cm"><text:p/></draw:line><draw:line draw:style-name="gr21" draw:text-style-name="P95" svg:x1="1.3cm" svg:y1="0cm" svg:x2="1.3cm" svg:y2="5cm"><text:p/></draw:line><draw:line draw:style-name="gr21" draw:text-style-name="P95" svg:x1="1.4cm" svg:y1="0cm" svg:x2="1.4cm" svg:y2="5cm"><text:p/></draw:line><draw:line draw:style-name="gr21" draw:text-style-name="P95" svg:x1="1.6cm" svg:y1="0cm" svg:x2="1.6cm" svg:y2="5cm"><text:p/></draw:line><draw:line draw:style-name="gr21" draw:text-style-name="P95" svg:x1="1.7cm" svg:y1="0cm" svg:x2="1.7cm" svg:y2="5cm"><text:p/></draw:line><draw:line draw:style-name="gr21" draw:text-style-name="P95" svg:x1="1.8cm" svg:y1="0cm" svg:x2="1.8cm" svg:y2="5cm"><text:p/></draw:line><draw:line draw:style-name="gr21" draw:text-style-name="P95" svg:x1="1.9cm" svg:y1="0cm" svg:x2="1.9cm" svg:y2="5cm"><text:p/></draw:line><draw:line draw:style-name="gr21" draw:text-style-name="P95" svg:x1="2.1cm" svg:y1="0cm" svg:x2="2.1cm" svg:y2="5cm"><text:p/></draw:line><draw:line draw:style-name="gr21" draw:text-style-name="P95" svg:x1="2.2cm" svg:y1="0cm" svg:x2="2.2cm" svg:y2="5cm"><text:p/></draw:line><draw:line draw:style-name="gr21" draw:text-style-name="P95" svg:x1="2.3cm" svg:y1="0cm" svg:x2="2.3cm" svg:y2="5cm"><text:p/></draw:line><draw:line draw:style-name="gr21" draw:text-style-name="P95" svg:x1="2.4cm" svg:y1="0cm" svg:x2="2.4cm" svg:y2="5cm"><text:p/></draw:line><draw:line draw:style-name="gr21" draw:text-style-name="P95" svg:x1="2.6cm" svg:y1="0cm" svg:x2="2.6cm" svg:y2="5cm"><text:p/></draw:line><draw:line draw:style-name="gr21" draw:text-style-name="P95" svg:x1="2.7cm" svg:y1="0cm" svg:x2="2.7cm" svg:y2="5cm"><text:p/></draw:line><draw:line draw:style-name="gr21" draw:text-style-name="P95" svg:x1="2.8cm" svg:y1="0cm" svg:x2="2.8cm" svg:y2="5cm"><text:p/></draw:line><draw:line draw:style-name="gr21" draw:text-style-name="P95" svg:x1="2.9cm" svg:y1="0cm" svg:x2="2.9cm" svg:y2="5cm"><text:p/></draw:line><draw:line draw:style-name="gr21" draw:text-style-name="P95" svg:x1="3.1cm" svg:y1="0cm" svg:x2="3.1cm" svg:y2="5cm"><text:p/></draw:line><draw:line draw:style-name="gr21" draw:text-style-name="P95" svg:x1="3.2cm" svg:y1="0cm" svg:x2="3.2cm" svg:y2="5cm"><text:p/></draw:line><draw:line draw:style-name="gr21" draw:text-style-name="P95" svg:x1="3.3cm" svg:y1="0cm" svg:x2="3.3cm" svg:y2="5cm"><text:p/></draw:line><draw:line draw:style-name="gr21" draw:text-style-name="P95" svg:x1="3.4cm" svg:y1="0cm" svg:x2="3.4cm" svg:y2="5cm"><text:p/></draw:line><draw:line draw:style-name="gr21" draw:text-style-name="P95" svg:x1="3.6cm" svg:y1="0cm" svg:x2="3.6cm" svg:y2="5cm"><text:p/></draw:line><draw:line draw:style-name="gr21" draw:text-style-name="P95" svg:x1="3.7cm" svg:y1="0cm" svg:x2="3.7cm" svg:y2="5cm"><text:p/></draw:line><draw:line draw:style-name="gr21" draw:text-style-name="P95" svg:x1="3.8cm" svg:y1="0cm" svg:x2="3.8cm" svg:y2="5cm"><text:p/></draw:line><draw:line draw:style-name="gr21" draw:text-style-name="P95" svg:x1="3.9cm" svg:y1="0cm" svg:x2="3.9cm" svg:y2="5cm"><text:p/></draw:line><draw:line draw:style-name="gr21" draw:text-style-name="P95" svg:x1="4.1cm" svg:y1="0cm" svg:x2="4.1cm" svg:y2="5cm"><text:p/></draw:line><draw:line draw:style-name="gr21" draw:text-style-name="P95" svg:x1="4.2cm" svg:y1="0cm" svg:x2="4.2cm" svg:y2="5cm"><text:p/></draw:line><draw:line draw:style-name="gr21" draw:text-style-name="P95" svg:x1="4.3cm" svg:y1="0cm" svg:x2="4.3cm" svg:y2="5cm"><text:p/></draw:line><draw:line draw:style-name="gr21" draw:text-style-name="P95" svg:x1="4.4cm" svg:y1="0cm" svg:x2="4.4cm" svg:y2="5cm"><text:p/></draw:line><draw:line draw:style-name="gr21" draw:text-style-name="P95" svg:x1="4.6cm" svg:y1="0cm" svg:x2="4.6cm" svg:y2="5cm"><text:p/></draw:line><draw:line draw:style-name="gr21" draw:text-style-name="P95" svg:x1="4.7cm" svg:y1="0cm" svg:x2="4.7cm" svg:y2="5cm"><text:p/></draw:line><draw:line draw:style-name="gr21" draw:text-style-name="P95" svg:x1="4.8cm" svg:y1="0cm" svg:x2="4.8cm" svg:y2="5cm"><text:p/></draw:line><draw:line draw:style-name="gr21" draw:text-style-name="P95" svg:x1="4.9cm" svg:y1="0cm" svg:x2="4.9cm" svg:y2="5cm"><text:p/></draw:line><draw:line draw:style-name="gr21" draw:text-style-name="P95" svg:x1="5.1cm" svg:y1="0cm" svg:x2="5.1cm" svg:y2="5cm"><text:p/></draw:line><draw:line draw:style-name="gr21" draw:text-style-name="P95" svg:x1="5.2cm" svg:y1="0cm" svg:x2="5.2cm" svg:y2="5cm"><text:p/></draw:line><draw:line draw:style-name="gr21" draw:text-style-name="P95" svg:x1="5.3cm" svg:y1="0cm" svg:x2="5.3cm" svg:y2="5cm"><text:p/></draw:line><draw:line draw:style-name="gr21" draw:text-style-name="P95" svg:x1="5.4cm" svg:y1="0cm" svg:x2="5.4cm" svg:y2="5cm"><text:p/></draw:line><draw:line draw:style-name="gr21" draw:text-style-name="P95" svg:x1="5.6cm" svg:y1="0cm" svg:x2="5.6cm" svg:y2="5cm"><text:p/></draw:line><draw:line draw:style-name="gr21" draw:text-style-name="P95" svg:x1="5.7cm" svg:y1="0cm" svg:x2="5.7cm" svg:y2="5cm"><text:p/></draw:line><draw:line draw:style-name="gr21" draw:text-style-name="P95" svg:x1="5.8cm" svg:y1="0cm" svg:x2="5.8cm" svg:y2="5cm"><text:p/></draw:line><draw:line draw:style-name="gr21" draw:text-style-name="P95" svg:x1="5.9cm" svg:y1="0cm" svg:x2="5.9cm" svg:y2="5cm"><text:p/></draw:line><draw:line draw:style-name="gr21" draw:text-style-name="P95" svg:x1="6.1cm" svg:y1="0cm" svg:x2="6.1cm" svg:y2="5cm"><text:p/></draw:line><draw:line draw:style-name="gr21" draw:text-style-name="P95" svg:x1="6.2cm" svg:y1="0cm" svg:x2="6.2cm" svg:y2="5cm"><text:p/></draw:line><draw:line draw:style-name="gr21" draw:text-style-name="P95" svg:x1="6.3cm" svg:y1="0cm" svg:x2="6.3cm" svg:y2="5cm"><text:p/></draw:line><draw:line draw:style-name="gr21" draw:text-style-name="P95" svg:x1="6.4cm" svg:y1="0cm" svg:x2="6.4cm" svg:y2="5cm"><text:p/></draw:line><draw:line draw:style-name="gr21" draw:text-style-name="P95" svg:x1="6.6cm" svg:y1="0cm" svg:x2="6.6cm" svg:y2="5cm"><text:p/></draw:line><draw:line draw:style-name="gr21" draw:text-style-name="P95" svg:x1="6.7cm" svg:y1="0cm" svg:x2="6.7cm" svg:y2="5cm"><text:p/></draw:line><draw:line draw:style-name="gr21" draw:text-style-name="P95" svg:x1="6.8cm" svg:y1="0cm" svg:x2="6.8cm" svg:y2="5cm"><text:p/></draw:line><draw:line draw:style-name="gr21" draw:text-style-name="P95" svg:x1="6.9cm" svg:y1="0cm" svg:x2="6.9cm" svg:y2="5cm"><text:p/></draw:line><draw:line draw:style-name="gr21" draw:text-style-name="P95" svg:x1="7.1cm" svg:y1="0cm" svg:x2="7.1cm" svg:y2="5cm"><text:p/></draw:line><draw:line draw:style-name="gr21" draw:text-style-name="P95" svg:x1="7.2cm" svg:y1="0cm" svg:x2="7.2cm" svg:y2="5cm"><text:p/></draw:line><draw:line draw:style-name="gr21" draw:text-style-name="P95" svg:x1="7.3cm" svg:y1="0cm" svg:x2="7.3cm" svg:y2="5cm"><text:p/></draw:line><draw:line draw:style-name="gr21" draw:text-style-name="P95" svg:x1="7.4cm" svg:y1="0cm" svg:x2="7.4cm" svg:y2="5cm"><text:p/></draw:line><draw:line draw:style-name="gr21" draw:text-style-name="P95" svg:x1="7.6cm" svg:y1="0cm" svg:x2="7.6cm" svg:y2="5cm"><text:p/></draw:line><draw:line draw:style-name="gr21" draw:text-style-name="P95" svg:x1="7.7cm" svg:y1="0cm" svg:x2="7.7cm" svg:y2="5cm"><text:p/></draw:line><draw:line draw:style-name="gr21" draw:text-style-name="P95" svg:x1="7.8cm" svg:y1="0cm" svg:x2="7.8cm" svg:y2="5cm"><text:p/></draw:line><draw:line draw:style-name="gr21" draw:text-style-name="P95" svg:x1="7.9cm" svg:y1="0cm" svg:x2="7.9cm" svg:y2="5cm"><text:p/></draw:line><draw:line draw:style-name="gr21" draw:text-style-name="P95" svg:x1="8.1cm" svg:y1="0cm" svg:x2="8.1cm" svg:y2="5cm"><text:p/></draw:line><draw:line draw:style-name="gr21" draw:text-style-name="P95" svg:x1="8.2cm" svg:y1="0cm" svg:x2="8.2cm" svg:y2="5cm"><text:p/></draw:line><draw:line draw:style-name="gr21" draw:text-style-name="P95" svg:x1="8.3cm" svg:y1="0cm" svg:x2="8.3cm" svg:y2="5cm"><text:p/></draw:line><draw:line draw:style-name="gr21" draw:text-style-name="P95" svg:x1="8.4cm" svg:y1="0cm" svg:x2="8.4cm" svg:y2="5cm"><text:p/></draw:line><draw:line draw:style-name="gr21" draw:text-style-name="P95" svg:x1="8.6cm" svg:y1="0cm" svg:x2="8.6cm" svg:y2="5cm"><text:p/></draw:line><draw:line draw:style-name="gr21" draw:text-style-name="P95" svg:x1="8.7cm" svg:y1="0cm" svg:x2="8.7cm" svg:y2="5cm"><text:p/></draw:line><draw:line draw:style-name="gr21" draw:text-style-name="P95" svg:x1="8.8cm" svg:y1="0cm" svg:x2="8.8cm" svg:y2="5cm"><text:p/></draw:line><draw:line draw:style-name="gr21" draw:text-style-name="P95" svg:x1="8.9cm" svg:y1="0cm" svg:x2="8.9cm" svg:y2="5cm"><text:p/></draw:line><draw:line draw:style-name="gr21" draw:text-style-name="P95" svg:x1="0cm" svg:y1="0.102cm" svg:x2="9cm" svg:y2="0.102cm"><text:p/></draw:line><draw:line draw:style-name="gr21" draw:text-style-name="P95" svg:x1="0cm" svg:y1="0.2cm" svg:x2="9cm" svg:y2="0.2cm"><text:p/></draw:line><draw:line draw:style-name="gr21" draw:text-style-name="P95" svg:x1="0cm" svg:y1="0.3cm" svg:x2="9cm" svg:y2="0.3cm"><text:p/></draw:line><draw:line draw:style-name="gr21" draw:text-style-name="P95" svg:x1="0cm" svg:y1="0.4cm" svg:x2="9cm" svg:y2="0.4cm"><text:p/></draw:line><draw:line draw:style-name="gr21" draw:text-style-name="P95" svg:x1="0cm" svg:y1="0.6cm" svg:x2="9cm" svg:y2="0.6cm"><text:p/></draw:line><draw:line draw:style-name="gr21" draw:text-style-name="P95" svg:x1="0cm" svg:y1="0.7cm" svg:x2="9cm" svg:y2="0.7cm"><text:p/></draw:line><draw:line draw:style-name="gr21" draw:text-style-name="P95" svg:x1="0cm" svg:y1="0.8cm" svg:x2="9cm" svg:y2="0.8cm"><text:p/></draw:line><draw:line draw:style-name="gr21" draw:text-style-name="P95" svg:x1="0cm" svg:y1="0.901cm" svg:x2="9cm" svg:y2="0.901cm"><text:p/></draw:line><draw:line draw:style-name="gr21" draw:text-style-name="P95" svg:x1="0cm" svg:y1="1.102cm" svg:x2="9cm" svg:y2="1.102cm"><text:p/></draw:line><draw:line draw:style-name="gr21" draw:text-style-name="P95" svg:x1="0cm" svg:y1="1.2cm" svg:x2="9cm" svg:y2="1.2cm"><text:p/></draw:line><draw:line draw:style-name="gr21" draw:text-style-name="P95" svg:x1="0cm" svg:y1="1.3cm" svg:x2="9cm" svg:y2="1.3cm"><text:p/></draw:line><draw:line draw:style-name="gr21" draw:text-style-name="P95" svg:x1="0cm" svg:y1="1.402cm" svg:x2="9cm" svg:y2="1.402cm"><text:p/></draw:line><draw:line draw:style-name="gr21" draw:text-style-name="P95" svg:x1="0cm" svg:y1="1.6cm" svg:x2="9cm" svg:y2="1.6cm"><text:p/></draw:line><draw:line draw:style-name="gr21" draw:text-style-name="P95" svg:x1="0cm" svg:y1="1.7cm" svg:x2="9cm" svg:y2="1.7cm"><text:p/></draw:line><draw:line draw:style-name="gr21" draw:text-style-name="P95" svg:x1="0cm" svg:y1="1.8cm" svg:x2="9cm" svg:y2="1.8cm"><text:p/></draw:line><draw:line draw:style-name="gr21" draw:text-style-name="P95" svg:x1="0cm" svg:y1="1.9cm" svg:x2="9cm" svg:y2="1.9cm"><text:p/></draw:line><draw:line draw:style-name="gr21" draw:text-style-name="P95" svg:x1="0cm" svg:y1="2.1cm" svg:x2="9cm" svg:y2="2.1cm"><text:p/></draw:line><draw:line draw:style-name="gr21" draw:text-style-name="P95" svg:x1="0cm" svg:y1="2.201cm" svg:x2="9cm" svg:y2="2.201cm"><text:p/></draw:line><draw:line draw:style-name="gr21" draw:text-style-name="P95" svg:x1="0cm" svg:y1="2.3cm" svg:x2="9cm" svg:y2="2.3cm"><text:p/></draw:line><draw:line draw:style-name="gr21" draw:text-style-name="P95" svg:x1="0cm" svg:y1="2.402cm" svg:x2="9cm" svg:y2="2.402cm"><text:p/></draw:line><draw:line draw:style-name="gr21" draw:text-style-name="P95" svg:x1="0cm" svg:y1="2.6cm" svg:x2="9cm" svg:y2="2.6cm"><text:p/></draw:line><draw:line draw:style-name="gr21" draw:text-style-name="P95" svg:x1="0cm" svg:y1="2.702cm" svg:x2="9cm" svg:y2="2.702cm"><text:p/></draw:line><draw:line draw:style-name="gr21" draw:text-style-name="P95" svg:x1="0cm" svg:y1="2.8cm" svg:x2="9cm" svg:y2="2.8cm"><text:p/></draw:line><draw:line draw:style-name="gr21" draw:text-style-name="P95" svg:x1="0cm" svg:y1="2.9cm" svg:x2="9cm" svg:y2="2.9cm"><text:p/></draw:line><draw:line draw:style-name="gr21" draw:text-style-name="P95" svg:x1="0cm" svg:y1="3.1cm" svg:x2="9cm" svg:y2="3.1cm"><text:p/></draw:line><draw:line draw:style-name="gr21" draw:text-style-name="P95" svg:x1="0cm" svg:y1="3.2cm" svg:x2="9cm" svg:y2="3.2cm"><text:p/></draw:line><draw:line draw:style-name="gr21" draw:text-style-name="P95" svg:x1="0cm" svg:y1="3.3cm" svg:x2="9cm" svg:y2="3.3cm"><text:p/></draw:line><draw:line draw:style-name="gr21" draw:text-style-name="P95" svg:x1="0cm" svg:y1="3.4cm" svg:x2="9cm" svg:y2="3.4cm"><text:p/></draw:line><draw:line draw:style-name="gr21" draw:text-style-name="P95" svg:x1="0cm" svg:y1="3.6cm" svg:x2="9cm" svg:y2="3.6cm"><text:p/></draw:line><draw:line draw:style-name="gr21" draw:text-style-name="P95" svg:x1="0cm" svg:y1="3.702cm" svg:x2="9cm" svg:y2="3.702cm"><text:p/></draw:line><draw:line draw:style-name="gr21" draw:text-style-name="P95" svg:x1="0cm" svg:y1="3.8cm" svg:x2="9cm" svg:y2="3.8cm"><text:p/></draw:line><draw:line draw:style-name="gr21" draw:text-style-name="P95" svg:x1="0cm" svg:y1="3.9cm" svg:x2="9cm" svg:y2="3.9cm"><text:p/></draw:line><draw:line draw:style-name="gr21" draw:text-style-name="P95" svg:x1="0cm" svg:y1="4.1cm" svg:x2="9cm" svg:y2="4.1cm"><text:p/></draw:line><draw:line draw:style-name="gr21" draw:text-style-name="P95" svg:x1="0cm" svg:y1="4.2cm" svg:x2="9cm" svg:y2="4.2cm"><text:p/></draw:line><draw:line draw:style-name="gr21" draw:text-style-name="P95" svg:x1="0cm" svg:y1="4.3cm" svg:x2="9cm" svg:y2="4.3cm"><text:p/></draw:line><draw:line draw:style-name="gr21" draw:text-style-name="P95" svg:x1="0cm" svg:y1="4.4cm" svg:x2="9cm" svg:y2="4.4cm"><text:p/></draw:line><draw:line draw:style-name="gr21" draw:text-style-name="P95" svg:x1="0cm" svg:y1="4.6cm" svg:x2="9cm" svg:y2="4.6cm"><text:p/></draw:line><draw:line draw:style-name="gr21" draw:text-style-name="P95" svg:x1="0cm" svg:y1="4.7cm" svg:x2="9cm" svg:y2="4.7cm"><text:p/></draw:line><draw:line draw:style-name="gr21" draw:text-style-name="P95" svg:x1="0cm" svg:y1="4.801cm" svg:x2="9cm" svg:y2="4.801cm"><text:p/></draw:line><draw:line draw:style-name="gr21" draw:text-style-name="P95" svg:x1="0cm" svg:y1="4.9cm" svg:x2="9cm" svg:y2="4.9cm"><text:p/></draw:line><draw:line draw:style-name="gr22" draw:text-style-name="P95" svg:x1="0.5cm" svg:y1="0cm" svg:x2="0.5cm" svg:y2="5cm"><text:p/></draw:line><draw:line draw:style-name="gr22" draw:text-style-name="P95" svg:x1="1.5cm" svg:y1="0cm" svg:x2="1.5cm" svg:y2="5cm"><text:p/></draw:line><draw:line draw:style-name="gr22" draw:text-style-name="P95" svg:x1="2.5cm" svg:y1="0cm" svg:x2="2.5cm" svg:y2="5cm"><text:p/></draw:line><draw:line draw:style-name="gr22" draw:text-style-name="P95" svg:x1="3.5cm" svg:y1="0cm" svg:x2="3.5cm" svg:y2="5cm"><text:p/></draw:line><draw:line draw:style-name="gr22" draw:text-style-name="P95" svg:x1="4.5cm" svg:y1="0cm" svg:x2="4.5cm" svg:y2="5cm"><text:p/></draw:line><draw:line draw:style-name="gr22" draw:text-style-name="P95" svg:x1="5.5cm" svg:y1="0cm" svg:x2="5.5cm" svg:y2="5cm"><text:p/></draw:line><draw:line draw:style-name="gr22" draw:text-style-name="P95" svg:x1="6.5cm" svg:y1="0cm" svg:x2="6.5cm" svg:y2="5cm"><text:p/></draw:line><draw:line draw:style-name="gr22" draw:text-style-name="P95" svg:x1="7.5cm" svg:y1="0cm" svg:x2="7.5cm" svg:y2="5cm"><text:p/></draw:line><draw:line draw:style-name="gr22" draw:text-style-name="P95" svg:x1="8.5cm" svg:y1="0cm" svg:x2="8.5cm" svg:y2="5cm"><text:p/></draw:line><draw:line draw:style-name="gr22" draw:text-style-name="P95" svg:x1="0cm" svg:y1="0.5cm" svg:x2="9cm" svg:y2="0.5cm"><text:p/></draw:line><draw:line draw:style-name="gr22" draw:text-style-name="P95" svg:x1="0cm" svg:y1="1.5cm" svg:x2="9cm" svg:y2="1.5cm"><text:p/></draw:line><draw:line draw:style-name="gr22" draw:text-style-name="P95" svg:x1="0cm" svg:y1="2.5cm" svg:x2="9cm" svg:y2="2.5cm"><text:p/></draw:line><draw:line draw:style-name="gr22" draw:text-style-name="P95" svg:x1="0cm" svg:y1="3.501cm" svg:x2="9cm" svg:y2="3.501cm"><text:p/></draw:line><draw:line draw:style-name="gr22" draw:text-style-name="P95" svg:x1="0cm" svg:y1="4.501cm" svg:x2="9cm" svg:y2="4.501cm"><text:p/></draw:line><draw:line draw:style-name="gr23" draw:text-style-name="P95" svg:x1="0cm" svg:y1="0cm" svg:x2="0cm" svg:y2="5cm"><text:p/></draw:line><draw:line draw:style-name="gr23" draw:text-style-name="P95" svg:x1="1cm" svg:y1="0cm" svg:x2="1cm" svg:y2="5cm"><text:p/></draw:line><draw:line draw:style-name="gr23" draw:text-style-name="P95" svg:x1="2cm" svg:y1="0cm" svg:x2="2cm" svg:y2="5cm"><text:p/></draw:line><draw:line draw:style-name="gr23" draw:text-style-name="P95" svg:x1="3cm" svg:y1="0cm" svg:x2="3cm" svg:y2="5cm"><text:p/></draw:line><draw:line draw:style-name="gr24" draw:text-style-name="P95" svg:x1="4cm" svg:y1="0cm" svg:x2="4cm" svg:y2="5cm"><text:p/></draw:line><draw:line draw:style-name="gr23" draw:text-style-name="P95" svg:x1="6cm" svg:y1="0cm" svg:x2="6cm" svg:y2="5cm"><text:p/></draw:line><draw:line draw:style-name="gr23" draw:text-style-name="P95" svg:x1="7cm" svg:y1="0cm" svg:x2="7cm" svg:y2="5cm"><text:p/></draw:line><draw:line draw:style-name="gr23" draw:text-style-name="P95" svg:x1="8cm" svg:y1="0cm" svg:x2="8cm" svg:y2="5cm"><text:p/></draw:line><draw:line draw:style-name="gr23" draw:text-style-name="P95" svg:x1="0cm" svg:y1="0cm" svg:x2="9cm" svg:y2="0cm"><text:p/></draw:line><draw:line draw:style-name="gr23" draw:text-style-name="P95" svg:x1="0cm" svg:y1="1cm" svg:x2="9cm" svg:y2="1cm"><text:p/></draw:line><draw:line draw:style-name="gr25" draw:text-style-name="P95" svg:x1="0cm" svg:y1="2cm" svg:x2="9cm" svg:y2="2cm"><text:p/></draw:line><draw:line draw:style-name="gr26" draw:text-style-name="P95" svg:x1="0cm" svg:y1="3cm" svg:x2="9cm" svg:y2="3cm"><text:p/></draw:line><draw:line draw:style-name="gr23" draw:text-style-name="P95" svg:x1="0cm" svg:y1="4.002cm" svg:x2="9cm" svg:y2="4.002cm"><text:p/></draw:line><draw:line draw:style-name="gr23" draw:text-style-name="P95" svg:x1="9cm" svg:y1="0cm" svg:x2="9cm" svg:y2="5cm"><text:p/></draw:line><draw:line draw:style-name="gr23" draw:text-style-name="P95" svg:x1="0cm" svg:y1="5.002cm" svg:x2="9cm" svg:y2="5.002cm"><text:p/></draw:line><draw:line draw:style-name="gr27" draw:text-style-name="P95" svg:x1="5cm" svg:y1="0cm" svg:x2="5cm" svg:y2="5cm"><text:p/></draw:line></draw:g><draw:custom-shape draw:style-name="gr28" draw:text-style-name="P96" svg:width="0.301cm" svg:height="0.301cm" draw:transform="rotate (1.5707963267949) translate (7.09965277777778cm 1.20025cm)"><text:p/><draw:enhanced-geometry draw:glue-point-type="segments" draw:type="mso-spt100" draw:modifiers="-90 90.160491959851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/text:h>
          <text:p text:style-name="P77">Tu obtiens : <text:span text:style-name="_5f_pointillés_20_gris"><text:span text:style-name="T49"><text:tab/></text:span></text:span></text:p>
        </text:list-header>
      </text:list>
      <text:list xml:id="list83625636558124" text:continue-list="list83624045649167" text:style-name="Num_5f_Exo">
        <text:list-item>
          <text:h text:style-name="P47" text:outline-level="1"><text:span text:style-name="Bold_5f_niv1"><text:span text:style-name="T60"> </text:span></text:span><text:span text:style-name="Bold_5f_niv1"><text:span text:style-name="T53">Coordonnées et parallélogramme</text:span></text:span></text:h>
        </text:list-item>
      </text:list>
      <text:list xml:id="list83624132493233" text:continue-list="list83623904088813" text:style-name="liste_5f_abc">
        <text:list-item text:start-value="1">
          <text:p text:style-name="P78"><draw:g text:anchor-type="paragraph" draw:z-index="20" draw:name="Forme12" draw:style-name="gr9"><draw:line draw:style-name="gr10" draw:text-style-name="P91" svg:x1="0.576cm" svg:y1="4.253cm" svg:x2="0.576cm" svg:y2="0.144cm"><text:p/></draw:line><draw:line draw:style-name="gr10" draw:text-style-name="P91" svg:x1="0.576cm" svg:y1="4.253cm" svg:x2="8.574cm" svg:y2="4.253cm"><text:p/></draw:line><draw:line draw:style-name="gr10" draw:text-style-name="P91" svg:x1="0.576cm" svg:y1="2.939cm" svg:x2="8.574cm" svg:y2="2.939cm"><text:p/></draw:line><draw:line draw:style-name="gr10" draw:text-style-name="P91" svg:x1="0.576cm" svg:y1="1.622cm" svg:x2="8.574cm" svg:y2="1.622cm"><text:p/></draw:line><draw:line draw:style-name="gr10" draw:text-style-name="P91" svg:x1="0.576cm" svg:y1="2.28cm" svg:x2="8.574cm" svg:y2="2.28cm"><text:p/></draw:line><draw:line draw:style-name="gr10" draw:text-style-name="P91" svg:x1="0.576cm" svg:y1="0.964cm" svg:x2="8.574cm" svg:y2="0.964cm"><text:p/></draw:line><draw:line draw:style-name="gr10" draw:text-style-name="P91" svg:x1="0.576cm" svg:y1="3.596cm" svg:x2="8.574cm" svg:y2="3.596cm"><text:p/></draw:line><draw:line draw:style-name="gr10" draw:text-style-name="P91" svg:x1="1.376cm" svg:y1="4.253cm" svg:x2="1.376cm" svg:y2="0.144cm"><text:p/></draw:line><draw:line draw:style-name="gr10" draw:text-style-name="P91" svg:x1="2.177cm" svg:y1="4.253cm" svg:x2="2.177cm" svg:y2="0.144cm"><text:p/></draw:line><draw:line draw:style-name="gr10" draw:text-style-name="P91" svg:x1="2.973cm" svg:y1="4.253cm" svg:x2="2.973cm" svg:y2="0.144cm"><text:p/></draw:line><draw:line draw:style-name="gr11" draw:text-style-name="P91" svg:x1="3.773cm" svg:y1="4.253cm" svg:x2="3.773cm" svg:y2="0.144cm"><text:p/></draw:line><draw:line draw:style-name="gr10" draw:text-style-name="P91" svg:x1="4.574cm" svg:y1="4.253cm" svg:x2="4.574cm" svg:y2="0.144cm"><text:p/></draw:line><draw:line draw:style-name="gr10" draw:text-style-name="P91" svg:x1="0.977cm" svg:y1="4.253cm" svg:x2="0.977cm" svg:y2="0.144cm"><text:p/></draw:line><draw:line draw:style-name="gr10" draw:text-style-name="P91" svg:x1="1.776cm" svg:y1="4.253cm" svg:x2="1.776cm" svg:y2="0.144cm"><text:p/></draw:line><draw:line draw:style-name="gr10" draw:text-style-name="P91" svg:x1="2.576cm" svg:y1="4.253cm" svg:x2="2.576cm" svg:y2="0.144cm"><text:p/></draw:line><draw:line draw:style-name="gr10" draw:text-style-name="P91" svg:x1="3.377cm" svg:y1="4.253cm" svg:x2="3.377cm" svg:y2="0.144cm"><text:p/></draw:line><draw:line draw:style-name="gr10" draw:text-style-name="P91" svg:x1="4.175cm" svg:y1="4.253cm" svg:x2="4.175cm" svg:y2="0.144cm"><text:p/></draw:line><draw:line draw:style-name="gr10" draw:text-style-name="P91" svg:x1="0.576cm" svg:y1="3.924cm" svg:x2="8.574cm" svg:y2="3.924cm"><text:p/></draw:line><draw:line draw:style-name="gr10" draw:text-style-name="P91" svg:x1="0.576cm" svg:y1="3.265cm" svg:x2="8.574cm" svg:y2="3.265cm"><text:p/></draw:line><draw:line draw:style-name="gr12" draw:text-style-name="P91" svg:x1="0.576cm" svg:y1="2.607cm" svg:x2="8.574cm" svg:y2="2.607cm"><text:p/></draw:line><draw:line draw:style-name="gr10" draw:text-style-name="P91" svg:x1="0.576cm" svg:y1="1.951cm" svg:x2="8.574cm" svg:y2="1.951cm"><text:p/></draw:line><draw:line draw:style-name="gr10" draw:text-style-name="P91" svg:x1="0.576cm" svg:y1="1.293cm" svg:x2="8.574cm" svg:y2="1.293cm"><text:p/></draw:line><draw:line draw:style-name="gr10" draw:text-style-name="P91" svg:x1="4.974cm" svg:y1="4.253cm" svg:x2="4.974cm" svg:y2="0.144cm"><text:p/></draw:line><draw:line draw:style-name="gr10" draw:text-style-name="P91" svg:x1="5.378cm" svg:y1="4.253cm" svg:x2="5.378cm" svg:y2="0.144cm"><text:p/></draw:line><draw:line draw:style-name="gr10" draw:text-style-name="P91" svg:x1="5.774cm" svg:y1="4.253cm" svg:x2="5.774cm" svg:y2="0.144cm"><text:p/></draw:line><draw:line draw:style-name="gr10" draw:text-style-name="P91" svg:x1="6.174cm" svg:y1="4.253cm" svg:x2="6.174cm" svg:y2="0.144cm"><text:p/></draw:line><draw:line draw:style-name="gr10" draw:text-style-name="P91" svg:x1="6.573cm" svg:y1="4.253cm" svg:x2="6.573cm" svg:y2="0.144cm"><text:p/></draw:line><draw:line draw:style-name="gr10" draw:text-style-name="P91" svg:x1="6.976cm" svg:y1="4.253cm" svg:x2="6.976cm" svg:y2="0.144cm"><text:p/></draw:line><draw:line draw:style-name="gr10" draw:text-style-name="P91" svg:x1="7.373cm" svg:y1="4.253cm" svg:x2="7.373cm" svg:y2="0.144cm"><text:p/></draw:line><draw:line draw:style-name="gr10" draw:text-style-name="P91" svg:x1="7.775cm" svg:y1="4.253cm" svg:x2="7.775cm" svg:y2="0.144cm"><text:p/></draw:line><draw:line draw:style-name="gr10" draw:text-style-name="P91" svg:x1="8.172cm" svg:y1="4.253cm" svg:x2="8.172cm" svg:y2="0.144cm"><text:p/></draw:line><draw:line draw:style-name="gr10" draw:text-style-name="P91" svg:x1="8.576cm" svg:y1="4.253cm" svg:x2="8.576cm" svg:y2="0.144cm"><text:p/></draw:line><draw:line draw:style-name="gr10" draw:text-style-name="P91" svg:x1="0.576cm" svg:y1="0.637cm" svg:x2="8.574cm" svg:y2="0.637cm"><text:p/></draw:line><draw:line draw:style-name="gr10" draw:text-style-name="P91" svg:x1="0.576cm" svg:y1="0.307cm" svg:x2="8.574cm" svg:y2="0.307cm"><text:p/></draw:line><draw:frame draw:style-name="gr13" draw:text-style-name="P92" svg:width="0.798cm" svg:height="0.727cm" svg:x="3.226cm" svg:y="2.459cm"><draw:text-box><text:p text:style-name="P89"><text:span text:style-name="T74">0</text:span></text:p></draw:text-box></draw:frame><draw:frame draw:style-name="gr14" draw:text-style-name="P93" svg:width="0.775cm" svg:height="0.685cm" svg:x="3.958cm" svg:y="2.502cm"><draw:text-box><text:p text:style-name="P89"><text:span text:style-name="T75">1</text:span></text:p></draw:text-box></draw:frame><draw:frame draw:style-name="gr15" draw:text-style-name="P92" svg:width="0.997cm" svg:height="0.727cm" svg:x="3.122cm" svg:y="1.775cm"><draw:text-box><text:p text:style-name="P89"><text:span text:style-name="T74">1</text:span></text:p></draw:text-box></draw:frame><draw:g draw:style-name="gr2"><draw:line draw:style-name="gr16" draw:text-style-name="P91" svg:x1="4.673cm" svg:y1="1.868cm" svg:x2="4.473cm" svg:y2="2.032cm"><text:p/></draw:line><draw:line draw:style-name="gr16" draw:text-style-name="P91" svg:x1="4.673cm" svg:y1="2.032cm" svg:x2="4.473cm" svg:y2="1.868cm"><text:p/></draw:line></draw:g><draw:line draw:style-name="gr17" draw:text-style-name="P94" svg:x1="3.713cm" svg:y1="2.279cm" svg:x2="3.866cm" svg:y2="2.279cm"><text:p/></draw:line><draw:line draw:style-name="gr17" draw:text-style-name="P94" svg:x1="4.176cm" svg:y1="2.703cm" svg:x2="4.176cm" svg:y2="2.549cm"><text:p/></draw:line><draw:g draw:style-name="gr2"><draw:line draw:style-name="gr16" draw:text-style-name="P91" svg:x1="5.5cm" svg:y1="3.168cm" svg:x2="5.295cm" svg:y2="3.336cm"><text:p/></draw:line><draw:line draw:style-name="gr16" draw:text-style-name="P91" svg:x1="5.5cm" svg:y1="3.336cm" svg:x2="5.295cm" svg:y2="3.168cm"><text:p/></draw:line></draw:g><draw:g draw:style-name="gr2"><draw:line draw:style-name="gr16" draw:text-style-name="P91" svg:x1="2.687cm" svg:y1="2.854cm" svg:x2="2.487cm" svg:y2="3.018cm"><text:p/></draw:line><draw:line draw:style-name="gr16" draw:text-style-name="P91" svg:x1="2.687cm" svg:y1="3.018cm" svg:x2="2.487cm" svg:y2="2.854cm"><text:p/></draw:line></draw:g><draw:frame draw:style-name="gr18" draw:text-style-name="P93" svg:width="0.791cm" svg:height="0.683cm" svg:x="4.479cm" svg:y="1.436cm"><draw:text-box><text:p text:style-name="P89"><text:span text:style-name="T75">A</text:span></text:p></draw:text-box></draw:frame><draw:frame draw:style-name="gr18" draw:text-style-name="P93" svg:width="0.791cm" svg:height="0.683cm" svg:x="5.295cm" svg:y="3.167cm"><draw:text-box><text:p text:style-name="P89"><text:span text:style-name="T75">B</text:span></text:p></draw:text-box></draw:frame><draw:frame draw:style-name="gr19" draw:text-style-name="P93" svg:width="0.796cm" svg:height="0.685cm" svg:x="1.96cm" svg:y="2.768cm"><draw:text-box><text:p text:style-name="P89"><text:span text:style-name="T75">C</text:span></text:p></draw:text-box></draw:frame></draw:g>Donne les coordonnées des points A, B et C.</text:p>
          <text:p text:style-name="P48"><text:span text:style-name="_5f_pointillés_20_gris"><text:tab/></text:span></text:p>
        </text:list-item>
        <text:list-item>
          <text:p text:style-name="P66">Place le point D sur le repère tel que ABCD soit un parallélogramme. Li<text:span text:style-name="T52">s</text:span> puis écri<text:span text:style-name="T52">s</text:span> les coordonnées de D.</text:p>
        </text:list-item>
      </text:list>
      <text:p text:style-name="FILET_5f_POINTILLES"><text:span text:style-name="_5f_pointillés_20_gris"><text:span text:style-name="T40"><text:tab/></text:span></text:span></text:p>
      <text:list xml:id="list83624872074901" text:continue-numbering="true" text:style-name="liste_5f_abc">
        <text:list-item>
          <text:p text:style-name="P65">Place le point <text:span text:style-name="T51">E</text:span> sur le repère tel que <text:span text:style-name="T51">CAEB</text:span> soit un parallélogramme. Li<text:span text:style-name="T52">s </text:span>puis écri<text:span text:style-name="T52">s</text:span> les coordonnées de <text:span text:style-name="T51">E.</text:span></text:p>
        </text:list-item>
      </text:list>
      <text:p text:style-name="FILET_5f_POINTILLES"><text:tab/></text:p>
      <text:list xml:id="list83624645054177" text:continue-numbering="true" text:style-name="liste_5f_abc">
        <text:list-item>
          <text:p text:style-name="P67">Place le point <text:span text:style-name="T53">F, symétrique de D par rapport à A. Que remarques-tu ?</text:span></text:p>
          <text:p text:style-name="P49"><text:span text:style-name="_5f_pointillés_20_gris"><text:tab/></text:span></text:p>
        </text:list-item>
      </text:list>
      <text:list xml:id="list83624706329734" text:continue-list="list83625636558124" text:style-name="Num_5f_Exo">
        <text:list-item>
          <text:h text:style-name="P87" text:outline-level="1"> <text:span text:style-name="Bold_5f_niv1"><text:span text:style-name="T43">Coordonnées et triangles</text:span></text:span></text:h>
        </text:list-item>
      </text:list>
      <text:p text:style-name="_5f_Paragraphe_20_livret"><draw:g text:anchor-type="paragraph" draw:z-index="21" draw:name="Forme1" draw:style-name="gr1"><draw:g draw:style-name="gr2"><draw:line draw:style-name="gr3" draw:text-style-name="P88" svg:x1="0.58cm" svg:y1="3.699cm" svg:x2="4.579cm" svg:y2="3.699cm"><text:p/></draw:line><draw:line draw:style-name="gr3" draw:text-style-name="P88" svg:x1="0.58cm" svg:y1="3.198cm" svg:x2="4.579cm" svg:y2="3.198cm"><text:p/></draw:line><draw:line draw:style-name="gr3" draw:text-style-name="P88" svg:x1="0.58cm" svg:y1="2.697cm" svg:x2="4.579cm" svg:y2="2.697cm"><text:p/></draw:line><draw:line draw:style-name="gr3" draw:text-style-name="P88" svg:x1="0.58cm" svg:y1="2.201cm" svg:x2="4.579cm" svg:y2="2.201cm"><text:p/></draw:line><draw:line draw:style-name="gr3" draw:text-style-name="P88" svg:x1="0.58cm" svg:y1="1.7cm" svg:x2="4.579cm" svg:y2="1.7cm"><text:p/></draw:line><draw:line draw:style-name="gr3" draw:text-style-name="P88" svg:x1="0.58cm" svg:y1="1.203cm" svg:x2="4.579cm" svg:y2="1.203cm"><text:p/></draw:line><draw:line draw:style-name="gr3" draw:text-style-name="P88" svg:x1="0.58cm" svg:y1="0.702cm" svg:x2="4.579cm" svg:y2="0.702cm"><text:p/></draw:line><draw:line draw:style-name="gr3" draw:text-style-name="P88" svg:x1="0.58cm" svg:y1="0.203cm" svg:x2="4.579cm" svg:y2="0.203cm"><text:p/></draw:line><draw:line draw:style-name="gr3" draw:text-style-name="P88" svg:x1="4.077cm" svg:y1="4.203cm" svg:x2="4.077cm" svg:y2="0.203cm"><text:p/></draw:line><draw:line draw:style-name="gr3" draw:text-style-name="P88" svg:x1="3.576cm" svg:y1="4.203cm" svg:x2="3.576cm" svg:y2="0.203cm"><text:p/></draw:line><draw:line draw:style-name="gr3" draw:text-style-name="P88" svg:x1="3.075cm" svg:y1="4.203cm" svg:x2="3.075cm" svg:y2="0.203cm"><text:p/></draw:line><draw:line draw:style-name="gr3" draw:text-style-name="P88" svg:x1="2.577cm" svg:y1="4.203cm" svg:x2="2.577cm" svg:y2="0.203cm"><text:p/></draw:line><draw:line draw:style-name="gr3" draw:text-style-name="P88" svg:x1="2.076cm" svg:y1="4.203cm" svg:x2="2.076cm" svg:y2="0.203cm"><text:p/></draw:line><draw:line draw:style-name="gr3" draw:text-style-name="P88" svg:x1="1.58cm" svg:y1="4.203cm" svg:x2="1.58cm" svg:y2="0.203cm"><text:p/></draw:line><draw:line draw:style-name="gr3" draw:text-style-name="P88" svg:x1="1.077cm" svg:y1="4.203cm" svg:x2="1.077cm" svg:y2="0.203cm"><text:p/></draw:line><draw:line draw:style-name="gr3" draw:text-style-name="P88" svg:x1="0.58cm" svg:y1="4.203cm" svg:x2="0.58cm" svg:y2="0.203cm"><text:p/></draw:line></draw:g><draw:frame draw:style-name="gr4" draw:text-style-name="P90" svg:width="0.278cm" svg:height="0.664cm" svg:x="5.226cm" svg:y="4.201cm"><draw:text-box><text:p text:style-name="P89"><text:span text:style-name="T73">1</text:span></text:p></draw:text-box></draw:frame><draw:g draw:style-name="gr2"><draw:line draw:style-name="gr5" draw:text-style-name="P88" svg:x1="5.503cm" svg:y1="4.086cm" svg:x2="5.702cm" svg:y2="4.287cm"><text:p/></draw:line><draw:line draw:style-name="gr5" draw:text-style-name="P88" svg:x1="5.503cm" svg:y1="4.287cm" svg:x2="5.702cm" svg:y2="4.086cm"><text:p/></draw:line></draw:g><draw:line draw:style-name="gr3" draw:text-style-name="P88" svg:x1="4.577cm" svg:y1="4.2cm" svg:x2="8.576cm" svg:y2="4.2cm"><text:p/></draw:line><draw:line draw:style-name="gr3" draw:text-style-name="P88" svg:x1="4.577cm" svg:y1="3.699cm" svg:x2="8.576cm" svg:y2="3.699cm"><text:p/></draw:line><draw:line draw:style-name="gr3" draw:text-style-name="P88" svg:x1="4.577cm" svg:y1="3.198cm" svg:x2="8.576cm" svg:y2="3.198cm"><text:p/></draw:line><draw:line draw:style-name="gr3" draw:text-style-name="P88" svg:x1="4.577cm" svg:y1="2.697cm" svg:x2="8.576cm" svg:y2="2.697cm"><text:p/></draw:line><draw:line draw:style-name="gr3" draw:text-style-name="P88" svg:x1="4.577cm" svg:y1="2.196cm" svg:x2="8.576cm" svg:y2="2.196cm"><text:p/></draw:line><draw:line draw:style-name="gr3" draw:text-style-name="P88" svg:x1="4.577cm" svg:y1="1.697cm" svg:x2="8.576cm" svg:y2="1.697cm"><text:p/></draw:line><draw:line draw:style-name="gr3" draw:text-style-name="P88" svg:x1="4.577cm" svg:y1="1.199cm" svg:x2="8.576cm" svg:y2="1.199cm"><text:p/></draw:line><draw:line draw:style-name="gr3" draw:text-style-name="P88" svg:x1="4.577cm" svg:y1="0.695cm" svg:x2="8.576cm" svg:y2="0.695cm"><text:p/></draw:line><draw:line draw:style-name="gr3" draw:text-style-name="P88" svg:x1="4.577cm" svg:y1="0.199cm" svg:x2="8.576cm" svg:y2="0.199cm"><text:p/></draw:line><draw:line draw:style-name="gr3" draw:text-style-name="P88" svg:x1="8.571cm" svg:y1="4.199cm" svg:x2="8.571cm" svg:y2="0.199cm"><text:p/></draw:line><draw:line draw:style-name="gr3" draw:text-style-name="P88" svg:x1="8.074cm" svg:y1="4.199cm" svg:x2="8.074cm" svg:y2="0.199cm"><text:p/></draw:line><draw:line draw:style-name="gr3" draw:text-style-name="P88" svg:x1="7.574cm" svg:y1="4.199cm" svg:x2="7.574cm" svg:y2="0.199cm"><text:p/></draw:line><draw:line draw:style-name="gr3" draw:text-style-name="P88" svg:x1="7.073cm" svg:y1="4.199cm" svg:x2="7.073cm" svg:y2="0.199cm"><text:p/></draw:line><draw:line draw:style-name="gr3" draw:text-style-name="P88" svg:x1="6.574cm" svg:y1="4.199cm" svg:x2="6.574cm" svg:y2="0.199cm"><text:p/></draw:line><draw:line draw:style-name="gr3" draw:text-style-name="P88" svg:x1="6.074cm" svg:y1="4.199cm" svg:x2="6.074cm" svg:y2="0.199cm"><text:p/></draw:line><draw:line draw:style-name="gr3" draw:text-style-name="P88" svg:x1="5.578cm" svg:y1="4.199cm" svg:x2="5.578cm" svg:y2="0.199cm"><text:p/></draw:line><draw:line draw:style-name="gr3" draw:text-style-name="P88" svg:x1="5.077cm" svg:y1="4.199cm" svg:x2="5.077cm" svg:y2="0.199cm"><text:p/></draw:line><draw:line draw:style-name="gr6" draw:text-style-name="P88" svg:x1="4.577cm" svg:y1="4.199cm" svg:x2="4.577cm" svg:y2="0.199cm"><text:p/></draw:line><draw:line draw:style-name="gr3" draw:text-style-name="P88" svg:x1="4.577cm" svg:y1="8.2cm" svg:x2="8.576cm" svg:y2="8.2cm"><text:p/></draw:line><draw:line draw:style-name="gr3" draw:text-style-name="P88" svg:x1="4.577cm" svg:y1="7.699cm" svg:x2="8.576cm" svg:y2="7.699cm"><text:p/></draw:line><draw:line draw:style-name="gr3" draw:text-style-name="P88" svg:x1="4.577cm" svg:y1="7.201cm" svg:x2="8.576cm" svg:y2="7.201cm"><text:p/></draw:line><draw:line draw:style-name="gr3" draw:text-style-name="P88" svg:x1="4.577cm" svg:y1="6.7cm" svg:x2="8.576cm" svg:y2="6.7cm"><text:p/></draw:line><draw:line draw:style-name="gr3" draw:text-style-name="P88" svg:x1="4.577cm" svg:y1="6.201cm" svg:x2="8.576cm" svg:y2="6.201cm"><text:p/></draw:line><draw:line draw:style-name="gr3" draw:text-style-name="P88" svg:x1="4.577cm" svg:y1="5.7cm" svg:x2="8.576cm" svg:y2="5.7cm"><text:p/></draw:line><draw:line draw:style-name="gr3" draw:text-style-name="P88" svg:x1="4.577cm" svg:y1="5.2cm" svg:x2="8.576cm" svg:y2="5.2cm"><text:p/></draw:line><draw:line draw:style-name="gr3" draw:text-style-name="P88" svg:x1="4.577cm" svg:y1="4.699cm" svg:x2="8.576cm" svg:y2="4.699cm"><text:p/></draw:line><draw:line draw:style-name="gr6" draw:text-style-name="P88" svg:x1="4.577cm" svg:y1="4.2cm" svg:x2="8.576cm" svg:y2="4.2cm"><text:p/></draw:line><draw:line draw:style-name="gr3" draw:text-style-name="P88" svg:x1="8.571cm" svg:y1="8.2cm" svg:x2="8.571cm" svg:y2="4.2cm"><text:p/></draw:line><draw:line draw:style-name="gr3" draw:text-style-name="P88" svg:x1="8.073cm" svg:y1="8.2cm" svg:x2="8.073cm" svg:y2="4.2cm"><text:p/></draw:line><draw:line draw:style-name="gr3" draw:text-style-name="P88" svg:x1="7.573cm" svg:y1="8.2cm" svg:x2="7.573cm" svg:y2="4.2cm"><text:p/></draw:line><draw:line draw:style-name="gr3" draw:text-style-name="P88" svg:x1="7.072cm" svg:y1="8.2cm" svg:x2="7.072cm" svg:y2="4.2cm"><text:p/></draw:line><draw:line draw:style-name="gr3" draw:text-style-name="P88" svg:x1="6.572cm" svg:y1="8.2cm" svg:x2="6.572cm" svg:y2="4.2cm"><text:p/></draw:line><draw:line draw:style-name="gr3" draw:text-style-name="P88" svg:x1="6.072cm" svg:y1="8.2cm" svg:x2="6.072cm" svg:y2="4.2cm"><text:p/></draw:line><draw:line draw:style-name="gr3" draw:text-style-name="P88" svg:x1="5.573cm" svg:y1="8.2cm" svg:x2="5.573cm" svg:y2="4.2cm"><text:p/></draw:line><draw:line draw:style-name="gr3" draw:text-style-name="P88" svg:x1="5.072cm" svg:y1="8.2cm" svg:x2="5.072cm" svg:y2="4.2cm"><text:p/></draw:line><draw:line draw:style-name="gr3" draw:text-style-name="P88" svg:x1="0.576cm" svg:y1="8.2cm" svg:x2="4.575cm" svg:y2="8.2cm"><text:p/></draw:line><draw:line draw:style-name="gr3" draw:text-style-name="P88" svg:x1="0.576cm" svg:y1="7.699cm" svg:x2="4.575cm" svg:y2="7.699cm"><text:p/></draw:line><draw:line draw:style-name="gr3" draw:text-style-name="P88" svg:x1="0.576cm" svg:y1="7.201cm" svg:x2="4.575cm" svg:y2="7.201cm"><text:p/></draw:line><draw:line draw:style-name="gr3" draw:text-style-name="P88" svg:x1="0.576cm" svg:y1="6.7cm" svg:x2="4.575cm" svg:y2="6.7cm"><text:p/></draw:line><draw:line draw:style-name="gr3" draw:text-style-name="P88" svg:x1="0.576cm" svg:y1="6.201cm" svg:x2="4.575cm" svg:y2="6.201cm"><text:p/></draw:line><draw:line draw:style-name="gr3" draw:text-style-name="P88" svg:x1="0.576cm" svg:y1="5.7cm" svg:x2="4.575cm" svg:y2="5.7cm"><text:p/></draw:line><draw:line draw:style-name="gr3" draw:text-style-name="P88" svg:x1="0.576cm" svg:y1="5.2cm" svg:x2="4.575cm" svg:y2="5.2cm"><text:p/></draw:line><draw:line draw:style-name="gr3" draw:text-style-name="P88" svg:x1="0.576cm" svg:y1="4.699cm" svg:x2="4.575cm" svg:y2="4.699cm"><text:p/></draw:line><draw:line draw:style-name="gr3" draw:text-style-name="P88" svg:x1="4.076cm" svg:y1="8.2cm" svg:x2="4.076cm" svg:y2="4.2cm"><text:p/></draw:line><draw:line draw:style-name="gr3" draw:text-style-name="P88" svg:x1="3.576cm" svg:y1="8.2cm" svg:x2="3.576cm" svg:y2="4.2cm"><text:p/></draw:line><draw:line draw:style-name="gr3" draw:text-style-name="P88" svg:x1="3.075cm" svg:y1="8.2cm" svg:x2="3.075cm" svg:y2="4.2cm"><text:p/></draw:line><draw:line draw:style-name="gr3" draw:text-style-name="P88" svg:x1="2.572cm" svg:y1="8.2cm" svg:x2="2.572cm" svg:y2="4.2cm"><text:p/></draw:line><draw:line draw:style-name="gr3" draw:text-style-name="P88" svg:x1="2.074cm" svg:y1="8.2cm" svg:x2="2.074cm" svg:y2="4.2cm"><text:p/></draw:line><draw:line draw:style-name="gr3" draw:text-style-name="P88" svg:x1="1.575cm" svg:y1="8.2cm" svg:x2="1.575cm" svg:y2="4.2cm"><text:p/></draw:line><draw:line draw:style-name="gr3" draw:text-style-name="P88" svg:x1="1.075cm" svg:y1="8.2cm" svg:x2="1.075cm" svg:y2="4.2cm"><text:p/></draw:line><draw:line draw:style-name="gr3" draw:text-style-name="P88" svg:x1="0.576cm" svg:y1="8.2cm" svg:x2="0.576cm" svg:y2="4.2cm"><text:p/></draw:line><draw:frame draw:style-name="gr4" draw:text-style-name="P90" svg:width="0.274cm" svg:height="0.664cm" svg:x="4.193cm" svg:y="2.785cm"><draw:text-box><text:p text:style-name="P89"><text:span text:style-name="T73">1</text:span></text:p></draw:text-box></draw:frame><draw:g draw:style-name="gr2"><draw:line draw:style-name="gr5" draw:text-style-name="P88" svg:x1="4.465cm" svg:y1="3.101cm" svg:x2="4.664cm" svg:y2="3.302cm"><text:p/></draw:line><draw:line draw:style-name="gr5" draw:text-style-name="P88" svg:x1="4.465cm" svg:y1="3.302cm" svg:x2="4.664cm" svg:y2="3.101cm"><text:p/></draw:line></draw:g><draw:line draw:style-name="gr7" draw:text-style-name="P88" svg:x1="0.576cm" svg:y1="4.2cm" svg:x2="4.575cm" svg:y2="4.2cm"><text:p/></draw:line><draw:line draw:style-name="gr8" draw:text-style-name="P88" svg:x1="4.577cm" svg:y1="8.2cm" svg:x2="4.577cm" svg:y2="4.2cm"><text:p/></draw:line></draw:g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_5f_Paragraphe_20_livret"><text:span text:style-name="Bold_5f_niv1"/></text:p>
      <text:p text:style-name="P43"><text:span text:style-name="Bold_5f_niv1"/></text:p>
      <text:list xml:id="list83624518097312" text:continue-list="list83624645054177" text:style-name="liste_5f_abc">
        <text:list-item text:start-value="1">
          <text:p text:style-name="P73">Dans le repère ci-dessus, place les points A(<text:span text:style-name="T37">−</text:span><text:span text:style-name="T58">2</text:span> ; <text:span text:style-name="T37">−</text:span><text:span text:style-name="T56">2</text:span>) ; B(<text:span text:style-name="T58">1</text:span> ; <text:span text:style-name="T37">−</text:span><text:span text:style-name="T56">2</text:span>) et C(<text:span text:style-name="T37">−</text:span><text:span text:style-name="T58">1</text:span>,5 ; <text:span text:style-name="T57">0,5</text:span>).</text:p>
        </text:list-item>
        <text:list-item>
          <text:p text:style-name="P63"><text:span text:style-name="_5f_pointillés_20_gris"><text:span text:style-name="T21">Place le point </text:span></text:span><text:span text:style-name="_5f_pointillés_20_gris"><text:span text:style-name="T20">H</text:span></text:span><text:span text:style-name="_5f_pointillés_20_gris"><text:span text:style-name="T21"> sur le repère tel que </text:span></text:span><text:span text:style-name="_5f_pointillés_20_gris"><text:span text:style-name="T20">HA</text:span></text:span><text:span text:style-name="_5f_pointillés_20_gris"><text:span text:style-name="T25">B</text:span></text:span><text:span text:style-name="_5f_pointillés_20_gris"><text:span text:style-name="T20"> soit un triangle isocèle en H avec l’ordonnée de H </text:span></text:span><text:span text:style-name="_5f_pointillés_20_gris"><text:span text:style-name="T25">égale à </text:span></text:span><text:span text:style-name="_5f_pointillés_20_gris"><text:span text:style-name="T26">1,</text:span></text:span><text:span text:style-name="_5f_pointillés_20_gris"><text:span text:style-name="T27">5</text:span></text:span><text:span text:style-name="_5f_pointillés_20_gris"><text:span text:style-name="T20">. Lis puis écris les coordonnées de H.</text:span></text:span></text:p>
          <text:p text:style-name="P51"><text:span text:style-name="_5f_pointillés_20_gris"><text:span text:style-name="T41"><text:tab/></text:span></text:span></text:p>
        </text:list-item>
        <text:list-item>
          <text:p text:style-name="P54"><text:span text:style-name="_5f_BVS">Place le point K sur le repère tel que HBCK soit un parallélogramme. Lis puis écris les coordonnées de K.</text:span></text:p>
          <text:p text:style-name="P52"><text:span text:style-name="_5f_pointillés_20_gris"><text:span text:style-name="T42"><text:tab/></text:span></text:span></text:p>
        </text:list-item>
        <text:list-item>
          <text:p text:style-name="P69"><text:span text:style-name="_5f_BVS"><text:span text:style-name="T61">Place les points E et D tels que </text:span></text:span><text:span text:style-name="_5f_BVS"><text:span text:style-name="T62">BCED est un losange. </text:span></text:span><text:span text:style-name="_5f_BVS"><text:span text:style-name="T67">C </text:span></text:span><text:span text:style-name="_5f_BVS"><text:span text:style-name="T69">et D ont </text:span></text:span><text:span text:style-name="_5f_BVS"><text:span text:style-name="T67">la même ordonnée.</text:span></text:span><text:span text:style-name="_5f_BVS"><text:span text:style-name="T71"> </text:span></text:span><text:span text:style-name="_5f_BVS"><text:span text:style-name="T72">(énoncé modifié)</text:span></text:span></text:p>
        </text:list-item>
        <text:list-item>
          <text:p text:style-name="P55"><text:span text:style-name="_5f_BVS"><text:span text:style-name="T54">Lis puis éc</text:span></text:span><text:span text:style-name="_5f_pointillés_20_gris"><text:span text:style-name="T24">ris les coordonnées de E et D.</text:span></text:span></text:p>
        </text:list-item>
      </text:list>
      <text:p text:style-name="P33"><text:span text:style-name="_5f_pointillés_20_gris"><text:span text:style-name="T40"><text:tab/></text:span></text:span></text:p>
      <text:list xml:id="list83625483840310" text:continue-numbering="true" text:style-name="liste_5f_abc">
        <text:list-item>
          <text:p text:style-name="P69"><text:span text:style-name="_5f_pointillés_20_gris"><text:span text:style-name="T28">Que</text:span></text:span><text:span text:style-name="_5f_pointillés_20_gris"><text:span text:style-name="T29">lle remarque peux-tu faire concernant BCE</text:span></text:span><text:span text:style-name="_5f_pointillés_20_gris"><text:span text:style-name="T30">D</text:span></text:span><text:span text:style-name="_5f_pointillés_20_gris"><text:span text:style-name="T29"> ?</text:span></text:span></text:p>
        </text:list-item>
      </text:list>
      <text:p text:style-name="FILET_5f_POINTILLES"><text:span text:style-name="_5f_pointillés_20_gris"><text:tab/></text:span></text:p>
      <text:list xml:id="list83624176197090" text:continue-numbering="true" text:style-name="liste_5f_abc">
        <text:list-item>
          <text:p text:style-name="P70"><text:span text:style-name="_5f_pointillés_20_gris"><text:span text:style-name="T22">Trace le quadrilatère E</text:span></text:span><text:span text:style-name="_5f_pointillés_20_gris"><text:span text:style-name="T23">DHK</text:span></text:span><text:span text:style-name="_5f_pointillés_20_gris"><text:span text:style-name="T22">. Que remarques-tu ?</text:span></text:span></text:p>
          <text:p text:style-name="P48"><text:span text:style-name="_5f_pointillés_20_gris"><text:tab/></text:span></text:p>
        </text:list-item>
        <text:list-item>
          <text:p text:style-name="P71">Place le point G tel que :</text:p>
        </text:list-item>
      </text:list>
      <text:list xml:id="list2976848147" text:style-name="L1">
        <text:list-item>
          <text:p text:style-name="P74">G a la même abscisse que <text:span text:style-name="T59">D</text:span></text:p>
        </text:list-item>
        <text:list-item>
          <text:p text:style-name="P75">l’ordonnée de G est <text:span text:style-name="T38">−</text:span><text:span text:style-name="T31">2</text:span><text:span text:style-name="T65">,5</text:span>.</text:p>
        </text:list-item>
      </text:list>
      <text:p text:style-name="P31">Lis puis écris les coordonnées de G.</text:p>
      <text:list xml:id="list83624027020736" text:continue-list="list83624176197090" text:style-name="liste_5f_abc">
        <text:list-header>
          <text:p text:style-name="P48"><text:span text:style-name="_5f_pointillés_20_gris"><text:tab/></text:span></text:p>
        </text:list-header>
        <text:list-item>
          <text:p text:style-name="P69">Trace le triangle CHG. Que remarques-tu ?</text:p>
        </text:list-item>
      </text:list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1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quadrillage" draw:style="double" draw:color="#333333" draw:distance="0.283cm" draw:rotation="90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54" draw:display-name="Dashed (var) 1054" draw:style="rect" draw:dots1="1" draw:dots1-length="0.005cm" draw:dots2="1" draw:dots2-length="0.005cm" draw:distance="0.005cm"/>
    <draw:stroke-dash draw:name="Dashed_20__28_var_29__20_1055" draw:display-name="Dashed (var) 1055" draw:style="rect" draw:dots1="1" draw:dots1-length="0.005cm" draw:dots2="1" draw:dots2-length="0.005cm" draw:distance="0.005cm"/>
    <draw:stroke-dash draw:name="Dashed_20__28_var_29__20_1056" draw:display-name="Dashed (var) 1056" draw:style="rect" draw:dots1="1" draw:dots1-length="0.005cm" draw:dots2="1" draw:dots2-length="0.005cm" draw:distance="0.005cm"/>
    <draw:stroke-dash draw:name="Dashed_20__28_var_29__20_1057" draw:display-name="Dashed (var) 1057" draw:style="rect" draw:dots1="1" draw:dots1-length="0.005cm" draw:dots2="1" draw:dots2-length="0.005cm" draw:distance="0.005cm"/>
    <draw:stroke-dash draw:name="Dashed_20__28_var_29__20_1058" draw:display-name="Dashed (var) 1058" draw:style="rect" draw:dots1="1" draw:dots1-length="0.005cm" draw:dots2="1" draw:dots2-length="0.005cm" draw:distance="0.005cm"/>
    <draw:stroke-dash draw:name="Dashed_20__28_var_29__20_1059" draw:display-name="Dashed (var) 1059" draw:style="rect" draw:dots1="1" draw:dots1-length="0.005cm" draw:dots2="1" draw:dots2-length="0.005cm" draw:distance="0.005cm"/>
    <draw:stroke-dash draw:name="Dashed_20__28_var_29__20_106" draw:display-name="Dashed (var) 106" draw:style="round" draw:dots1="1" draw:dots1-length="0.003cm" draw:dots2="2" draw:distance="0.023cm"/>
    <draw:stroke-dash draw:name="Dashed_20__28_var_29__20_1060" draw:display-name="Dashed (var) 1060" draw:style="rect" draw:dots1="1" draw:dots1-length="0.005cm" draw:dots2="1" draw:dots2-length="0.005cm" draw:distance="0.005cm"/>
    <draw:stroke-dash draw:name="Dashed_20__28_var_29__20_1061" draw:display-name="Dashed (var) 1061" draw:style="rect" draw:dots1="1" draw:dots1-length="0.005cm" draw:dots2="1" draw:dots2-length="0.005cm" draw:distance="0.005cm"/>
    <draw:stroke-dash draw:name="Dashed_20__28_var_29__20_1062" draw:display-name="Dashed (var) 1062" draw:style="rect" draw:dots1="1" draw:dots1-length="0.005cm" draw:dots2="1" draw:dots2-length="0.005cm" draw:distance="0.005cm"/>
    <draw:stroke-dash draw:name="Dashed_20__28_var_29__20_1063" draw:display-name="Dashed (var) 1063" draw:style="rect" draw:dots1="1" draw:dots1-length="0.005cm" draw:dots2="1" draw:dots2-length="0.005cm" draw:distance="0.005cm"/>
    <draw:stroke-dash draw:name="Dashed_20__28_var_29__20_1064" draw:display-name="Dashed (var) 1064" draw:style="rect" draw:dots1="1" draw:dots1-length="0.005cm" draw:dots2="1" draw:dots2-length="0.005cm" draw:distance="0.005cm"/>
    <draw:stroke-dash draw:name="Dashed_20__28_var_29__20_1065" draw:display-name="Dashed (var) 1065" draw:style="rect" draw:dots1="1" draw:dots1-length="0.005cm" draw:dots2="1" draw:dots2-length="0.005cm" draw:distance="0.005cm"/>
    <draw:stroke-dash draw:name="Dashed_20__28_var_29__20_1066" draw:display-name="Dashed (var) 1066" draw:style="rect" draw:dots1="1" draw:dots1-length="0.005cm" draw:dots2="1" draw:dots2-length="0.005cm" draw:distance="0.005cm"/>
    <draw:stroke-dash draw:name="Dashed_20__28_var_29__20_1067" draw:display-name="Dashed (var) 1067" draw:style="rect" draw:dots1="1" draw:dots1-length="0.005cm" draw:dots2="1" draw:dots2-length="0.005cm" draw:distance="0.005cm"/>
    <draw:stroke-dash draw:name="Dashed_20__28_var_29__20_1068" draw:display-name="Dashed (var) 1068" draw:style="rect" draw:dots1="1" draw:dots1-length="0.005cm" draw:dots2="1" draw:dots2-length="0.005cm" draw:distance="0.005cm"/>
    <draw:stroke-dash draw:name="Dashed_20__28_var_29__20_1069" draw:display-name="Dashed (var) 1069" draw:style="rect" draw:dots1="1" draw:dots1-length="0.005cm" draw:dots2="1" draw:dots2-length="0.005cm" draw:distance="0.005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70" draw:display-name="Dashed (var) 1070" draw:style="rect" draw:dots1="1" draw:dots1-length="0.005cm" draw:dots2="1" draw:dots2-length="0.005cm" draw:distance="0.005cm"/>
    <draw:stroke-dash draw:name="Dashed_20__28_var_29__20_1071" draw:display-name="Dashed (var) 1071" draw:style="rect" draw:dots1="1" draw:dots1-length="0.005cm" draw:dots2="1" draw:dots2-length="0.005cm" draw:distance="0.005cm"/>
    <draw:stroke-dash draw:name="Dashed_20__28_var_29__20_1072" draw:display-name="Dashed (var) 1072" draw:style="rect" draw:dots1="1" draw:dots1-length="0.005cm" draw:dots2="1" draw:dots2-length="0.005cm" draw:distance="0.005cm"/>
    <draw:stroke-dash draw:name="Dashed_20__28_var_29__20_1073" draw:display-name="Dashed (var) 1073" draw:style="rect" draw:dots1="1" draw:dots1-length="0.005cm" draw:dots2="1" draw:dots2-length="0.005cm" draw:distance="0.005cm"/>
    <draw:stroke-dash draw:name="Dashed_20__28_var_29__20_1074" draw:display-name="Dashed (var) 1074" draw:style="rect" draw:dots1="1" draw:dots1-length="0.005cm" draw:dots2="1" draw:dots2-length="0.005cm" draw:distance="0.005cm"/>
    <draw:stroke-dash draw:name="Dashed_20__28_var_29__20_1075" draw:display-name="Dashed (var) 1075" draw:style="rect" draw:dots1="1" draw:dots1-length="0.005cm" draw:dots2="1" draw:dots2-length="0.005cm" draw:distance="0.005cm"/>
    <draw:stroke-dash draw:name="Dashed_20__28_var_29__20_1076" draw:display-name="Dashed (var) 1076" draw:style="rect" draw:dots1="1" draw:dots1-length="0.005cm" draw:dots2="1" draw:dots2-length="0.005cm" draw:distance="0.005cm"/>
    <draw:stroke-dash draw:name="Dashed_20__28_var_29__20_1077" draw:display-name="Dashed (var) 1077" draw:style="rect" draw:dots1="1" draw:dots1-length="0.005cm" draw:dots2="1" draw:dots2-length="0.005cm" draw:distance="0.005cm"/>
    <draw:stroke-dash draw:name="Dashed_20__28_var_29__20_1078" draw:display-name="Dashed (var) 1078" draw:style="rect" draw:dots1="1" draw:dots1-length="0.005cm" draw:dots2="1" draw:dots2-length="0.005cm" draw:distance="0.005cm"/>
    <draw:stroke-dash draw:name="Dashed_20__28_var_29__20_1079" draw:display-name="Dashed (var) 1079" draw:style="rect" draw:dots1="1" draw:dots1-length="0.005cm" draw:dots2="1" draw:dots2-length="0.005cm" draw:distance="0.005cm"/>
    <draw:stroke-dash draw:name="Dashed_20__28_var_29__20_108" draw:display-name="Dashed (var) 108" draw:style="round" draw:dots1="1" draw:dots1-length="0.003cm" draw:dots2="2" draw:distance="0.023cm"/>
    <draw:stroke-dash draw:name="Dashed_20__28_var_29__20_1080" draw:display-name="Dashed (var) 1080" draw:style="rect" draw:dots1="1" draw:dots1-length="0.005cm" draw:dots2="1" draw:dots2-length="0.005cm" draw:distance="0.005cm"/>
    <draw:stroke-dash draw:name="Dashed_20__28_var_29__20_1081" draw:display-name="Dashed (var) 1081" draw:style="rect" draw:dots1="1" draw:dots1-length="0.005cm" draw:dots2="1" draw:dots2-length="0.005cm" draw:distance="0.005cm"/>
    <draw:stroke-dash draw:name="Dashed_20__28_var_29__20_1082" draw:display-name="Dashed (var) 1082" draw:style="rect" draw:dots1="1" draw:dots1-length="0.005cm" draw:dots2="1" draw:dots2-length="0.005cm" draw:distance="0.005cm"/>
    <draw:stroke-dash draw:name="Dashed_20__28_var_29__20_1083" draw:display-name="Dashed (var) 1083" draw:style="rect" draw:dots1="1" draw:dots1-length="0.005cm" draw:dots2="1" draw:dots2-length="0.005cm" draw:distance="0.005cm"/>
    <draw:stroke-dash draw:name="Dashed_20__28_var_29__20_1084" draw:display-name="Dashed (var) 1084" draw:style="rect" draw:dots1="1" draw:dots1-length="0.005cm" draw:dots2="1" draw:dots2-length="0.005cm" draw:distance="0.005cm"/>
    <draw:stroke-dash draw:name="Dashed_20__28_var_29__20_1085" draw:display-name="Dashed (var) 1085" draw:style="rect" draw:dots1="1" draw:dots1-length="0.005cm" draw:dots2="1" draw:dots2-length="0.005cm" draw:distance="0.005cm"/>
    <draw:stroke-dash draw:name="Dashed_20__28_var_29__20_1086" draw:display-name="Dashed (var) 1086" draw:style="rect" draw:dots1="1" draw:dots1-length="0.005cm" draw:dots2="1" draw:dots2-length="0.005cm" draw:distance="0.005cm"/>
    <draw:stroke-dash draw:name="Dashed_20__28_var_29__20_1087" draw:display-name="Dashed (var) 1087" draw:style="rect" draw:dots1="1" draw:dots1-length="0.005cm" draw:dots2="1" draw:dots2-length="0.005cm" draw:distance="0.005cm"/>
    <draw:stroke-dash draw:name="Dashed_20__28_var_29__20_1088" draw:display-name="Dashed (var) 1088" draw:style="rect" draw:dots1="1" draw:dots1-length="0.005cm" draw:dots2="1" draw:dots2-length="0.005cm" draw:distance="0.005cm"/>
    <draw:stroke-dash draw:name="Dashed_20__28_var_29__20_1089" draw:display-name="Dashed (var) 1089" draw:style="rect" draw:dots1="1" draw:dots1-length="0.005cm" draw:dots2="1" draw:dots2-length="0.005cm" draw:distance="0.005cm"/>
    <draw:stroke-dash draw:name="Dashed_20__28_var_29__20_109" draw:display-name="Dashed (var) 109" draw:style="round" draw:dots1="1" draw:dots1-length="0.003cm" draw:dots2="2" draw:distance="0.023cm"/>
    <draw:stroke-dash draw:name="Dashed_20__28_var_29__20_1090" draw:display-name="Dashed (var) 1090" draw:style="rect" draw:dots1="1" draw:dots1-length="0.005cm" draw:dots2="1" draw:dots2-length="0.005cm" draw:distance="0.005cm"/>
    <draw:stroke-dash draw:name="Dashed_20__28_var_29__20_1091" draw:display-name="Dashed (var) 1091" draw:style="rect" draw:dots1="1" draw:dots1-length="0.005cm" draw:dots2="1" draw:dots2-length="0.005cm" draw:distance="0.005cm"/>
    <draw:stroke-dash draw:name="Dashed_20__28_var_29__20_1092" draw:display-name="Dashed (var) 1092" draw:style="rect" draw:dots1="1" draw:dots1-length="0.005cm" draw:dots2="1" draw:dots2-length="0.005cm" draw:distance="0.005cm"/>
    <draw:stroke-dash draw:name="Dashed_20__28_var_29__20_1093" draw:display-name="Dashed (var) 1093" draw:style="rect" draw:dots1="1" draw:dots1-length="0.005cm" draw:dots2="1" draw:dots2-length="0.005cm" draw:distance="0.005cm"/>
    <draw:stroke-dash draw:name="Dashed_20__28_var_29__20_1094" draw:display-name="Dashed (var) 1094" draw:style="rect" draw:dots1="1" draw:dots1-length="0.005cm" draw:dots2="1" draw:dots2-length="0.005cm" draw:distance="0.005cm"/>
    <draw:stroke-dash draw:name="Dashed_20__28_var_29__20_1095" draw:display-name="Dashed (var) 1095" draw:style="rect" draw:dots1="1" draw:dots1-length="0.005cm" draw:dots2="1" draw:dots2-length="0.005cm" draw:distance="0.005cm"/>
    <draw:stroke-dash draw:name="Dashed_20__28_var_29__20_1096" draw:display-name="Dashed (var) 1096" draw:style="rect" draw:dots1="1" draw:dots1-length="0.005cm" draw:dots2="1" draw:dots2-length="0.005cm" draw:distance="0.005cm"/>
    <draw:stroke-dash draw:name="Dashed_20__28_var_29__20_1097" draw:display-name="Dashed (var) 1097" draw:style="rect" draw:dots1="1" draw:dots1-length="0.005cm" draw:dots2="1" draw:dots2-length="0.005cm" draw:distance="0.005cm"/>
    <draw:stroke-dash draw:name="Dashed_20__28_var_29__20_1098" draw:display-name="Dashed (var) 1098" draw:style="rect" draw:dots1="1" draw:dots1-length="0.005cm" draw:dots2="1" draw:dots2-length="0.005cm" draw:distance="0.005cm"/>
    <draw:stroke-dash draw:name="Dashed_20__28_var_29__20_1099" draw:display-name="Dashed (var) 1099" draw:style="rect" draw:dots1="1" draw:dots1-length="0.005cm" draw:dots2="1" draw:dots2-length="0.005cm" draw:distance="0.005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00" draw:display-name="Dashed (var) 1100" draw:style="rect" draw:dots1="1" draw:dots1-length="0.005cm" draw:dots2="1" draw:dots2-length="0.005cm" draw:distance="0.005cm"/>
    <draw:stroke-dash draw:name="Dashed_20__28_var_29__20_1101" draw:display-name="Dashed (var) 1101" draw:style="rect" draw:dots1="1" draw:dots1-length="0.005cm" draw:dots2="1" draw:dots2-length="0.005cm" draw:distance="0.005cm"/>
    <draw:stroke-dash draw:name="Dashed_20__28_var_29__20_1102" draw:display-name="Dashed (var) 1102" draw:style="rect" draw:dots1="1" draw:dots1-length="0.005cm" draw:dots2="1" draw:dots2-length="0.005cm" draw:distance="0.005cm"/>
    <draw:stroke-dash draw:name="Dashed_20__28_var_29__20_1103" draw:display-name="Dashed (var) 1103" draw:style="rect" draw:dots1="1" draw:dots1-length="0.005cm" draw:dots2="1" draw:dots2-length="0.005cm" draw:distance="0.005cm"/>
    <draw:stroke-dash draw:name="Dashed_20__28_var_29__20_1104" draw:display-name="Dashed (var) 1104" draw:style="rect" draw:dots1="1" draw:dots1-length="0.005cm" draw:dots2="1" draw:dots2-length="0.005cm" draw:distance="0.005cm"/>
    <draw:stroke-dash draw:name="Dashed_20__28_var_29__20_1105" draw:display-name="Dashed (var) 1105" draw:style="rect" draw:dots1="1" draw:dots1-length="0.005cm" draw:dots2="1" draw:dots2-length="0.005cm" draw:distance="0.005cm"/>
    <draw:stroke-dash draw:name="Dashed_20__28_var_29__20_1106" draw:display-name="Dashed (var) 1106" draw:style="rect" draw:dots1="1" draw:dots1-length="0.005cm" draw:dots2="1" draw:dots2-length="0.005cm" draw:distance="0.005cm"/>
    <draw:stroke-dash draw:name="Dashed_20__28_var_29__20_1107" draw:display-name="Dashed (var) 1107" draw:style="rect" draw:dots1="1" draw:dots1-length="0.005cm" draw:dots2="1" draw:dots2-length="0.005cm" draw:distance="0.005cm"/>
    <draw:stroke-dash draw:name="Dashed_20__28_var_29__20_1108" draw:display-name="Dashed (var) 1108" draw:style="rect" draw:dots1="1" draw:dots1-length="0.005cm" draw:dots2="1" draw:dots2-length="0.005cm" draw:distance="0.005cm"/>
    <draw:stroke-dash draw:name="Dashed_20__28_var_29__20_1109" draw:display-name="Dashed (var) 1109" draw:style="rect" draw:dots1="1" draw:dots1-length="0.005cm" draw:dots2="1" draw:dots2-length="0.005cm" draw:distance="0.005cm"/>
    <draw:stroke-dash draw:name="Dashed_20__28_var_29__20_111" draw:display-name="Dashed (var) 111" draw:style="round" draw:dots1="1" draw:dots1-length="0.003cm" draw:dots2="2" draw:distance="0.023cm"/>
    <draw:stroke-dash draw:name="Dashed_20__28_var_29__20_1110" draw:display-name="Dashed (var) 1110" draw:style="rect" draw:dots1="1" draw:dots1-length="0.005cm" draw:dots2="1" draw:dots2-length="0.005cm" draw:distance="0.005cm"/>
    <draw:stroke-dash draw:name="Dashed_20__28_var_29__20_1111" draw:display-name="Dashed (var) 1111" draw:style="rect" draw:dots1="1" draw:dots1-length="0.005cm" draw:dots2="1" draw:dots2-length="0.005cm" draw:distance="0.005cm"/>
    <draw:stroke-dash draw:name="Dashed_20__28_var_29__20_1112" draw:display-name="Dashed (var) 1112" draw:style="rect" draw:dots1="1" draw:dots1-length="0.005cm" draw:dots2="1" draw:dots2-length="0.005cm" draw:distance="0.005cm"/>
    <draw:stroke-dash draw:name="Dashed_20__28_var_29__20_1113" draw:display-name="Dashed (var) 1113" draw:style="rect" draw:dots1="1" draw:dots1-length="0.005cm" draw:dots2="1" draw:dots2-length="0.005cm" draw:distance="0.005cm"/>
    <draw:stroke-dash draw:name="Dashed_20__28_var_29__20_1114" draw:display-name="Dashed (var) 1114" draw:style="rect" draw:dots1="1" draw:dots1-length="0.005cm" draw:dots2="1" draw:dots2-length="0.005cm" draw:distance="0.005cm"/>
    <draw:stroke-dash draw:name="Dashed_20__28_var_29__20_1115" draw:display-name="Dashed (var) 1115" draw:style="rect" draw:dots1="1" draw:dots1-length="0.005cm" draw:dots2="1" draw:dots2-length="0.005cm" draw:distance="0.005cm"/>
    <draw:stroke-dash draw:name="Dashed_20__28_var_29__20_1116" draw:display-name="Dashed (var) 1116" draw:style="rect" draw:dots1="1" draw:dots1-length="0.005cm" draw:dots2="1" draw:dots2-length="0.005cm" draw:distance="0.005cm"/>
    <draw:stroke-dash draw:name="Dashed_20__28_var_29__20_1117" draw:display-name="Dashed (var) 1117" draw:style="rect" draw:dots1="1" draw:dots1-length="0.005cm" draw:dots2="1" draw:dots2-length="0.005cm" draw:distance="0.005cm"/>
    <draw:stroke-dash draw:name="Dashed_20__28_var_29__20_1118" draw:display-name="Dashed (var) 1118" draw:style="rect" draw:dots1="1" draw:dots1-length="0.005cm" draw:dots2="1" draw:dots2-length="0.005cm" draw:distance="0.005cm"/>
    <draw:stroke-dash draw:name="Dashed_20__28_var_29__20_1119" draw:display-name="Dashed (var) 1119" draw:style="rect" draw:dots1="1" draw:dots1-length="0.005cm" draw:dots2="1" draw:dots2-length="0.005cm" draw:distance="0.005cm"/>
    <draw:stroke-dash draw:name="Dashed_20__28_var_29__20_112" draw:display-name="Dashed (var) 112" draw:style="round" draw:dots1="1" draw:dots1-length="0.003cm" draw:dots2="2" draw:distance="0.023cm"/>
    <draw:stroke-dash draw:name="Dashed_20__28_var_29__20_1120" draw:display-name="Dashed (var) 1120" draw:style="rect" draw:dots1="1" draw:dots1-length="0.005cm" draw:dots2="1" draw:dots2-length="0.005cm" draw:distance="0.005cm"/>
    <draw:stroke-dash draw:name="Dashed_20__28_var_29__20_1121" draw:display-name="Dashed (var) 1121" draw:style="rect" draw:dots1="1" draw:dots1-length="0.005cm" draw:dots2="1" draw:dots2-length="0.005cm" draw:distance="0.005cm"/>
    <draw:stroke-dash draw:name="Dashed_20__28_var_29__20_1122" draw:display-name="Dashed (var) 1122" draw:style="rect" draw:dots1="1" draw:dots1-length="0.005cm" draw:dots2="1" draw:dots2-length="0.005cm" draw:distance="0.005cm"/>
    <draw:stroke-dash draw:name="Dashed_20__28_var_29__20_1123" draw:display-name="Dashed (var) 1123" draw:style="rect" draw:dots1="1" draw:dots1-length="0.005cm" draw:dots2="1" draw:dots2-length="0.005cm" draw:distance="0.005cm"/>
    <draw:stroke-dash draw:name="Dashed_20__28_var_29__20_1124" draw:display-name="Dashed (var) 1124" draw:style="rect" draw:dots1="1" draw:dots1-length="0.005cm" draw:dots2="1" draw:dots2-length="0.005cm" draw:distance="0.005cm"/>
    <draw:stroke-dash draw:name="Dashed_20__28_var_29__20_1125" draw:display-name="Dashed (var) 1125" draw:style="rect" draw:dots1="1" draw:dots1-length="0.005cm" draw:dots2="1" draw:dots2-length="0.005cm" draw:distance="0.005cm"/>
    <draw:stroke-dash draw:name="Dashed_20__28_var_29__20_1126" draw:display-name="Dashed (var) 1126" draw:style="rect" draw:dots1="1" draw:dots1-length="0.005cm" draw:dots2="1" draw:dots2-length="0.005cm" draw:distance="0.005cm"/>
    <draw:stroke-dash draw:name="Dashed_20__28_var_29__20_1127" draw:display-name="Dashed (var) 1127" draw:style="rect" draw:dots1="1" draw:dots1-length="0.005cm" draw:dots2="1" draw:dots2-length="0.005cm" draw:distance="0.005cm"/>
    <draw:stroke-dash draw:name="Dashed_20__28_var_29__20_1128" draw:display-name="Dashed (var) 1128" draw:style="rect" draw:dots1="1" draw:dots1-length="0.005cm" draw:dots2="1" draw:dots2-length="0.005cm" draw:distance="0.005cm"/>
    <draw:stroke-dash draw:name="Dashed_20__28_var_29__20_1129" draw:display-name="Dashed (var) 1129" draw:style="rect" draw:dots1="1" draw:dots1-length="0.005cm" draw:dots2="1" draw:dots2-length="0.005cm" draw:distance="0.005cm"/>
    <draw:stroke-dash draw:name="Dashed_20__28_var_29__20_113" draw:display-name="Dashed (var) 113" draw:style="round" draw:dots1="1" draw:dots1-length="0.003cm" draw:dots2="2" draw:distance="0.023cm"/>
    <draw:stroke-dash draw:name="Dashed_20__28_var_29__20_1130" draw:display-name="Dashed (var) 1130" draw:style="rect" draw:dots1="1" draw:dots1-length="0.005cm" draw:dots2="1" draw:dots2-length="0.005cm" draw:distance="0.005cm"/>
    <draw:stroke-dash draw:name="Dashed_20__28_var_29__20_1131" draw:display-name="Dashed (var) 1131" draw:style="rect" draw:dots1="1" draw:dots1-length="0.005cm" draw:dots2="1" draw:dots2-length="0.005cm" draw:distance="0.005cm"/>
    <draw:stroke-dash draw:name="Dashed_20__28_var_29__20_1132" draw:display-name="Dashed (var) 1132" draw:style="rect" draw:dots1="1" draw:dots1-length="0.005cm" draw:dots2="1" draw:dots2-length="0.005cm" draw:distance="0.005cm"/>
    <draw:stroke-dash draw:name="Dashed_20__28_var_29__20_1133" draw:display-name="Dashed (var) 1133" draw:style="rect" draw:dots1="1" draw:dots1-length="0.005cm" draw:dots2="1" draw:dots2-length="0.005cm" draw:distance="0.005cm"/>
    <draw:stroke-dash draw:name="Dashed_20__28_var_29__20_1134" draw:display-name="Dashed (var) 1134" draw:style="rect" draw:dots1="1" draw:dots1-length="0.005cm" draw:dots2="1" draw:dots2-length="0.005cm" draw:distance="0.005cm"/>
    <draw:stroke-dash draw:name="Dashed_20__28_var_29__20_1135" draw:display-name="Dashed (var) 1135" draw:style="rect" draw:dots1="1" draw:dots1-length="0.005cm" draw:dots2="1" draw:dots2-length="0.005cm" draw:distance="0.005cm"/>
    <draw:stroke-dash draw:name="Dashed_20__28_var_29__20_1136" draw:display-name="Dashed (var) 1136" draw:style="rect" draw:dots1="1" draw:dots1-length="0.005cm" draw:dots2="1" draw:dots2-length="0.005cm" draw:distance="0.005cm"/>
    <draw:stroke-dash draw:name="Dashed_20__28_var_29__20_1137" draw:display-name="Dashed (var) 1137" draw:style="rect" draw:dots1="1" draw:dots1-length="0.005cm" draw:dots2="1" draw:dots2-length="0.005cm" draw:distance="0.005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21" draw:display-name="Dashed (var) 3521" draw:style="rect" draw:dots1="1" draw:dots1-length="0.003cm" draw:dots2="1" draw:dots2-length="0.003cm" draw:distance="0.003cm"/>
    <draw:stroke-dash draw:name="Dashed_20__28_var_29__20_3522" draw:display-name="Dashed (var) 3522" draw:style="rect" draw:dots1="1" draw:dots1-length="0.003cm" draw:dots2="1" draw:dots2-length="0.003cm" draw:distance="0.003cm"/>
    <draw:stroke-dash draw:name="Dashed_20__28_var_29__20_3523" draw:display-name="Dashed (var) 3523" draw:style="rect" draw:dots1="1" draw:dots1-length="0.003cm" draw:dots2="1" draw:dots2-length="0.003cm" draw:distance="0.003cm"/>
    <draw:stroke-dash draw:name="Dashed_20__28_var_29__20_3524" draw:display-name="Dashed (var) 3524" draw:style="rect" draw:dots1="1" draw:dots1-length="0.003cm" draw:dots2="1" draw:dots2-length="0.003cm" draw:distance="0.003cm"/>
    <draw:stroke-dash draw:name="Dashed_20__28_var_29__20_3525" draw:display-name="Dashed (var) 3525" draw:style="rect" draw:dots1="1" draw:dots1-length="0.011cm" draw:dots2="1" draw:dots2-length="0.011cm" draw:distance="0.011cm"/>
    <draw:stroke-dash draw:name="Dashed_20__28_var_29__20_3526" draw:display-name="Dashed (var) 3526" draw:style="rect" draw:dots1="1" draw:dots1-length="0.011cm" draw:dots2="1" draw:dots2-length="0.011cm" draw:distance="0.011cm"/>
    <draw:stroke-dash draw:name="Dashed_20__28_var_29__20_3527" draw:display-name="Dashed (var) 3527" draw:style="rect" draw:dots1="1" draw:dots1-length="0.011cm" draw:dots2="1" draw:dots2-length="0.011cm" draw:distance="0.011cm"/>
    <draw:stroke-dash draw:name="Dashed_20__28_var_29__20_3528" draw:display-name="Dashed (var) 3528" draw:style="rect" draw:dots1="1" draw:dots1-length="0.011cm" draw:dots2="1" draw:dots2-length="0.011cm" draw:distance="0.011cm"/>
    <draw:stroke-dash draw:name="Dashed_20__28_var_29__20_3529" draw:display-name="Dashed (var) 3529" draw:style="rect" draw:dots1="1" draw:dots1-length="0.011cm" draw:dots2="1" draw:dots2-length="0.011cm" draw:distance="0.011cm"/>
    <draw:stroke-dash draw:name="Dashed_20__28_var_29__20_3530" draw:display-name="Dashed (var) 3530" draw:style="rect" draw:dots1="1" draw:dots1-length="0.011cm" draw:dots2="1" draw:dots2-length="0.011cm" draw:distance="0.011cm"/>
    <draw:stroke-dash draw:name="Dashed_20__28_var_29__20_3531" draw:display-name="Dashed (var) 3531" draw:style="rect" draw:dots1="1" draw:dots1-length="0.011cm" draw:dots2="1" draw:dots2-length="0.011cm" draw:distance="0.011cm"/>
    <draw:stroke-dash draw:name="Dashed_20__28_var_29__20_3532" draw:display-name="Dashed (var) 3532" draw:style="rect" draw:dots1="1" draw:dots1-length="0.011cm" draw:dots2="1" draw:dots2-length="0.011cm" draw:distance="0.011cm"/>
    <draw:stroke-dash draw:name="Dashed_20__28_var_29__20_3533" draw:display-name="Dashed (var) 3533" draw:style="rect" draw:dots1="1" draw:dots1-length="0.011cm" draw:dots2="1" draw:dots2-length="0.011cm" draw:distance="0.011cm"/>
    <draw:stroke-dash draw:name="Dashed_20__28_var_29__20_3534" draw:display-name="Dashed (var) 3534" draw:style="rect" draw:dots1="1" draw:dots1-length="0.011cm" draw:dots2="1" draw:dots2-length="0.011cm" draw:distance="0.011cm"/>
    <draw:stroke-dash draw:name="Dashed_20__28_var_29__20_3535" draw:display-name="Dashed (var) 3535" draw:style="rect" draw:dots1="1" draw:dots1-length="0.011cm" draw:dots2="1" draw:dots2-length="0.011cm" draw:distance="0.011cm"/>
    <draw:stroke-dash draw:name="Dashed_20__28_var_29__20_3536" draw:display-name="Dashed (var) 3536" draw:style="rect" draw:dots1="1" draw:dots1-length="0.011cm" draw:dots2="1" draw:dots2-length="0.011cm" draw:distance="0.011cm"/>
    <draw:stroke-dash draw:name="Dashed_20__28_var_29__20_3537" draw:display-name="Dashed (var) 3537" draw:style="rect" draw:dots1="1" draw:dots1-length="0.011cm" draw:dots2="1" draw:dots2-length="0.011cm" draw:distance="0.011cm"/>
    <draw:stroke-dash draw:name="Dashed_20__28_var_29__20_3538" draw:display-name="Dashed (var) 3538" draw:style="rect" draw:dots1="1" draw:dots1-length="0.011cm" draw:dots2="1" draw:dots2-length="0.011cm" draw:distance="0.011cm"/>
    <draw:stroke-dash draw:name="Dashed_20__28_var_29__20_3539" draw:display-name="Dashed (var) 3539" draw:style="rect" draw:dots1="1" draw:dots1-length="0.003cm" draw:dots2="1" draw:dots2-length="0.003cm" draw:distance="0.003cm"/>
    <draw:stroke-dash draw:name="Dashed_20__28_var_29__20_3540" draw:display-name="Dashed (var) 3540" draw:style="rect" draw:dots1="1" draw:dots1-length="0.003cm" draw:dots2="1" draw:dots2-length="0.003cm" draw:distance="0.003cm"/>
    <draw:stroke-dash draw:name="Dashed_20__28_var_29__20_3541" draw:display-name="Dashed (var) 3541" draw:style="rect" draw:dots1="1" draw:dots1-length="0.003cm" draw:dots2="1" draw:dots2-length="0.003cm" draw:distance="0.003cm"/>
    <draw:stroke-dash draw:name="Dashed_20__28_var_29__20_3542" draw:display-name="Dashed (var) 3542" draw:style="rect" draw:dots1="1" draw:dots1-length="0.003cm" draw:dots2="1" draw:dots2-length="0.003cm" draw:distance="0.003cm"/>
    <draw:stroke-dash draw:name="Dashed_20__28_var_29__20_3543" draw:display-name="Dashed (var) 3543" draw:style="rect" draw:dots1="1" draw:dots1-length="0.003cm" draw:dots2="1" draw:dots2-length="0.003cm" draw:distance="0.003cm"/>
    <draw:stroke-dash draw:name="Dashed_20__28_var_29__20_3544" draw:display-name="Dashed (var) 3544" draw:style="rect" draw:dots1="1" draw:dots1-length="0.003cm" draw:dots2="1" draw:dots2-length="0.003cm" draw:distance="0.003cm"/>
    <draw:stroke-dash draw:name="Dashed_20__28_var_29__20_3545" draw:display-name="Dashed (var) 3545" draw:style="rect" draw:dots1="1" draw:dots1-length="0.003cm" draw:dots2="1" draw:dots2-length="0.003cm" draw:distance="0.003cm"/>
    <draw:stroke-dash draw:name="Dashed_20__28_var_29__20_3546" draw:display-name="Dashed (var) 3546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6" draw:display-name="Dashed (var) 3606" draw:style="rect" draw:dots1="1" draw:dots1-length="0.009cm" draw:dots2="1" draw:dots2-length="0.009cm" draw:distance="0.009cm"/>
    <draw:stroke-dash draw:name="Dashed_20__28_var_29__20_3607" draw:display-name="Dashed (var) 3607" draw:style="rect" draw:dots1="1" draw:dots1-length="0.009cm" draw:dots2="1" draw:dots2-length="0.009cm" draw:distance="0.009cm"/>
    <draw:stroke-dash draw:name="Dashed_20__28_var_29__20_3608" draw:display-name="Dashed (var) 3608" draw:style="rect" draw:dots1="1" draw:dots1-length="0.009cm" draw:dots2="1" draw:dots2-length="0.009cm" draw:distance="0.009cm"/>
    <draw:stroke-dash draw:name="Dashed_20__28_var_29__20_3609" draw:display-name="Dashed (var) 3609" draw:style="rect" draw:dots1="1" draw:dots1-length="0.009cm" draw:dots2="1" draw:dots2-length="0.009cm" draw:distance="0.009cm"/>
    <draw:stroke-dash draw:name="Dashed_20__28_var_29__20_3610" draw:display-name="Dashed (var) 3610" draw:style="rect" draw:dots1="1" draw:dots1-length="0.009cm" draw:dots2="1" draw:dots2-length="0.009cm" draw:distance="0.009cm"/>
    <draw:stroke-dash draw:name="Dashed_20__28_var_29__20_3611" draw:display-name="Dashed (var) 3611" draw:style="rect" draw:dots1="1" draw:dots1-length="0.009cm" draw:dots2="1" draw:dots2-length="0.009cm" draw:distance="0.009cm"/>
    <draw:stroke-dash draw:name="Dashed_20__28_var_29__20_3612" draw:display-name="Dashed (var) 3612" draw:style="rect" draw:dots1="1" draw:dots1-length="0.009cm" draw:dots2="1" draw:dots2-length="0.009cm" draw:distance="0.009cm"/>
    <draw:stroke-dash draw:name="Dashed_20__28_var_29__20_3613" draw:display-name="Dashed (var) 3613" draw:style="rect" draw:dots1="1" draw:dots1-length="0.009cm" draw:dots2="1" draw:dots2-length="0.009cm" draw:distance="0.009cm"/>
    <draw:stroke-dash draw:name="Dashed_20__28_var_29__20_3614" draw:display-name="Dashed (var) 3614" draw:style="rect" draw:dots1="1" draw:dots1-length="0.009cm" draw:dots2="1" draw:dots2-length="0.009cm" draw:distance="0.009cm"/>
    <draw:stroke-dash draw:name="Dashed_20__28_var_29__20_3615" draw:display-name="Dashed (var) 3615" draw:style="rect" draw:dots1="1" draw:dots1-length="0.009cm" draw:dots2="1" draw:dots2-length="0.009cm" draw:distance="0.009cm"/>
    <draw:stroke-dash draw:name="Dashed_20__28_var_29__20_3616" draw:display-name="Dashed (var) 3616" draw:style="rect" draw:dots1="1" draw:dots1-length="0.009cm" draw:dots2="1" draw:dots2-length="0.009cm" draw:distance="0.009cm"/>
    <draw:stroke-dash draw:name="Dashed_20__28_var_29__20_3617" draw:display-name="Dashed (var) 3617" draw:style="rect" draw:dots1="1" draw:dots1-length="0.009cm" draw:dots2="1" draw:dots2-length="0.009cm" draw:distance="0.009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692" draw:display-name="Dashed (var) 3692" draw:style="rect" draw:dots1="1" draw:dots1-length="0.001cm" draw:dots2="1" draw:dots2-length="0.001cm" draw:distance="0.001cm"/>
    <draw:stroke-dash draw:name="Dashed_20__28_var_29__20_3693" draw:display-name="Dashed (var) 3693" draw:style="rect" draw:dots1="1" draw:dots1-length="0.001cm" draw:dots2="1" draw:dots2-length="0.001cm" draw:distance="0.001cm"/>
    <draw:stroke-dash draw:name="Dashed_20__28_var_29__20_3694" draw:display-name="Dashed (var) 3694" draw:style="rect" draw:dots1="1" draw:dots1-length="0.001cm" draw:dots2="1" draw:dots2-length="0.001cm" draw:distance="0.001cm"/>
    <draw:stroke-dash draw:name="Dashed_20__28_var_29__20_3695" draw:display-name="Dashed (var) 3695" draw:style="rect" draw:dots1="1" draw:dots1-length="0.001cm" draw:dots2="1" draw:dots2-length="0.001cm" draw:distance="0.001cm"/>
    <draw:stroke-dash draw:name="Dashed_20__28_var_29__20_3696" draw:display-name="Dashed (var) 3696" draw:style="rect" draw:dots1="1" draw:dots1-length="0.001cm" draw:dots2="1" draw:dots2-length="0.001cm" draw:distance="0.001cm"/>
    <draw:stroke-dash draw:name="Dashed_20__28_var_29__20_3697" draw:display-name="Dashed (var) 3697" draw:style="rect" draw:dots1="1" draw:dots1-length="0.001cm" draw:dots2="1" draw:dots2-length="0.001cm" draw:distance="0.001cm"/>
    <draw:stroke-dash draw:name="Dashed_20__28_var_29__20_3698" draw:display-name="Dashed (var) 3698" draw:style="rect" draw:dots1="1" draw:dots1-length="0.001cm" draw:dots2="1" draw:dots2-length="0.001cm" draw:distance="0.001cm"/>
    <draw:stroke-dash draw:name="Dashed_20__28_var_29__20_3699" draw:display-name="Dashed (var) 369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00" draw:display-name="Dashed (var) 3700" draw:style="rect" draw:dots1="1" draw:dots1-length="0.001cm" draw:dots2="1" draw:dots2-length="0.001cm" draw:distance="0.001cm"/>
    <draw:stroke-dash draw:name="Dashed_20__28_var_29__20_3701" draw:display-name="Dashed (var) 3701" draw:style="rect" draw:dots1="1" draw:dots1-length="0.001cm" draw:dots2="1" draw:dots2-length="0.001cm" draw:distance="0.001cm"/>
    <draw:stroke-dash draw:name="Dashed_20__28_var_29__20_3702" draw:display-name="Dashed (var) 3702" draw:style="rect" draw:dots1="1" draw:dots1-length="0.001cm" draw:dots2="1" draw:dots2-length="0.001cm" draw:distance="0.001cm"/>
    <draw:stroke-dash draw:name="Dashed_20__28_var_29__20_3703" draw:display-name="Dashed (var) 3703" draw:style="rect" draw:dots1="1" draw:dots1-length="0.001cm" draw:dots2="1" draw:dots2-length="0.001cm" draw:distance="0.001cm"/>
    <draw:stroke-dash draw:name="Dashed_20__28_var_29__20_3704" draw:display-name="Dashed (var) 3704" draw:style="rect" draw:dots1="1" draw:dots1-length="0.001cm" draw:dots2="1" draw:dots2-length="0.001cm" draw:distance="0.001cm"/>
    <draw:stroke-dash draw:name="Dashed_20__28_var_29__20_3705" draw:display-name="Dashed (var) 3705" draw:style="rect" draw:dots1="1" draw:dots1-length="0.001cm" draw:dots2="1" draw:dots2-length="0.001cm" draw:distance="0.001cm"/>
    <draw:stroke-dash draw:name="Dashed_20__28_var_29__20_3706" draw:display-name="Dashed (var) 3706" draw:style="rect" draw:dots1="1" draw:dots1-length="0.001cm" draw:dots2="1" draw:dots2-length="0.001cm" draw:distance="0.001cm"/>
    <draw:stroke-dash draw:name="Dashed_20__28_var_29__20_3707" draw:display-name="Dashed (var) 3707" draw:style="rect" draw:dots1="1" draw:dots1-length="0.001cm" draw:dots2="1" draw:dots2-length="0.001cm" draw:distance="0.001cm"/>
    <draw:stroke-dash draw:name="Dashed_20__28_var_29__20_3708" draw:display-name="Dashed (var) 3708" draw:style="rect" draw:dots1="1" draw:dots1-length="0.001cm" draw:dots2="1" draw:dots2-length="0.001cm" draw:distance="0.001cm"/>
    <draw:stroke-dash draw:name="Dashed_20__28_var_29__20_3709" draw:display-name="Dashed (var) 3709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10" draw:display-name="Dashed (var) 3710" draw:style="rect" draw:dots1="1" draw:dots1-length="0.001cm" draw:dots2="1" draw:dots2-length="0.001cm" draw:distance="0.001cm"/>
    <draw:stroke-dash draw:name="Dashed_20__28_var_29__20_3711" draw:display-name="Dashed (var) 3711" draw:style="rect" draw:dots1="1" draw:dots1-length="0.001cm" draw:dots2="1" draw:dots2-length="0.001cm" draw:distance="0.001cm"/>
    <draw:stroke-dash draw:name="Dashed_20__28_var_29__20_3712" draw:display-name="Dashed (var) 3712" draw:style="rect" draw:dots1="1" draw:dots1-length="0.001cm" draw:dots2="1" draw:dots2-length="0.001cm" draw:distance="0.001cm"/>
    <draw:stroke-dash draw:name="Dashed_20__28_var_29__20_3713" draw:display-name="Dashed (var) 3713" draw:style="rect" draw:dots1="1" draw:dots1-length="0.001cm" draw:dots2="1" draw:dots2-length="0.001cm" draw:distance="0.001cm"/>
    <draw:stroke-dash draw:name="Dashed_20__28_var_29__20_3714" draw:display-name="Dashed (var) 3714" draw:style="rect" draw:dots1="1" draw:dots1-length="0.001cm" draw:dots2="1" draw:dots2-length="0.001cm" draw:distance="0.001cm"/>
    <draw:stroke-dash draw:name="Dashed_20__28_var_29__20_3715" draw:display-name="Dashed (var) 3715" draw:style="rect" draw:dots1="1" draw:dots1-length="0.001cm" draw:dots2="1" draw:dots2-length="0.001cm" draw:distance="0.001cm"/>
    <draw:stroke-dash draw:name="Dashed_20__28_var_29__20_3716" draw:display-name="Dashed (var) 3716" draw:style="rect" draw:dots1="1" draw:dots1-length="0.001cm" draw:dots2="1" draw:dots2-length="0.001cm" draw:distance="0.001cm"/>
    <draw:stroke-dash draw:name="Dashed_20__28_var_29__20_3717" draw:display-name="Dashed (var) 3717" draw:style="rect" draw:dots1="1" draw:dots1-length="0.001cm" draw:dots2="1" draw:dots2-length="0.001cm" draw:distance="0.001cm"/>
    <draw:stroke-dash draw:name="Dashed_20__28_var_29__20_3718" draw:display-name="Dashed (var) 3718" draw:style="rect" draw:dots1="1" draw:dots1-length="0.001cm" draw:dots2="1" draw:dots2-length="0.001cm" draw:distance="0.001cm"/>
    <draw:stroke-dash draw:name="Dashed_20__28_var_29__20_3719" draw:display-name="Dashed (var) 3719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20" draw:display-name="Dashed (var) 3720" draw:style="rect" draw:dots1="1" draw:dots1-length="0.003cm" draw:dots2="1" draw:dots2-length="0.003cm" draw:distance="0.003cm"/>
    <draw:stroke-dash draw:name="Dashed_20__28_var_29__20_3721" draw:display-name="Dashed (var) 3721" draw:style="rect" draw:dots1="1" draw:dots1-length="0.003cm" draw:dots2="1" draw:dots2-length="0.003cm" draw:distance="0.003cm"/>
    <draw:stroke-dash draw:name="Dashed_20__28_var_29__20_3722" draw:display-name="Dashed (var) 3722" draw:style="rect" draw:dots1="1" draw:dots1-length="0.003cm" draw:dots2="1" draw:dots2-length="0.003cm" draw:distance="0.003cm"/>
    <draw:stroke-dash draw:name="Dashed_20__28_var_29__20_3723" draw:display-name="Dashed (var) 3723" draw:style="rect" draw:dots1="1" draw:dots1-length="0.003cm" draw:dots2="1" draw:dots2-length="0.003cm" draw:distance="0.003cm"/>
    <draw:stroke-dash draw:name="Dashed_20__28_var_29__20_3724" draw:display-name="Dashed (var) 3724" draw:style="rect" draw:dots1="1" draw:dots1-length="0.003cm" draw:dots2="1" draw:dots2-length="0.003cm" draw:distance="0.003cm"/>
    <draw:stroke-dash draw:name="Dashed_20__28_var_29__20_3725" draw:display-name="Dashed (var) 3725" draw:style="rect" draw:dots1="1" draw:dots1-length="0.003cm" draw:dots2="1" draw:dots2-length="0.003cm" draw:distance="0.003cm"/>
    <draw:stroke-dash draw:name="Dashed_20__28_var_29__20_3726" draw:display-name="Dashed (var) 3726" draw:style="rect" draw:dots1="1" draw:dots1-length="0.003cm" draw:dots2="1" draw:dots2-length="0.003cm" draw:distance="0.003cm"/>
    <draw:stroke-dash draw:name="Dashed_20__28_var_29__20_3727" draw:display-name="Dashed (var) 3727" draw:style="rect" draw:dots1="1" draw:dots1-length="0.003cm" draw:dots2="1" draw:dots2-length="0.003cm" draw:distance="0.003cm"/>
    <draw:stroke-dash draw:name="Dashed_20__28_var_29__20_3728" draw:display-name="Dashed (var) 3728" draw:style="rect" draw:dots1="1" draw:dots1-length="0.003cm" draw:dots2="1" draw:dots2-length="0.003cm" draw:distance="0.003cm"/>
    <draw:stroke-dash draw:name="Dashed_20__28_var_29__20_3729" draw:display-name="Dashed (var) 3729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30" draw:display-name="Dashed (var) 3730" draw:style="rect" draw:dots1="1" draw:dots1-length="0.003cm" draw:dots2="1" draw:dots2-length="0.003cm" draw:distance="0.003cm"/>
    <draw:stroke-dash draw:name="Dashed_20__28_var_29__20_3731" draw:display-name="Dashed (var) 3731" draw:style="rect" draw:dots1="1" draw:dots1-length="0.003cm" draw:dots2="1" draw:dots2-length="0.003cm" draw:distance="0.003cm"/>
    <draw:stroke-dash draw:name="Dashed_20__28_var_29__20_3732" draw:display-name="Dashed (var) 3732" draw:style="rect" draw:dots1="1" draw:dots1-length="0.003cm" draw:dots2="1" draw:dots2-length="0.003cm" draw:distance="0.003cm"/>
    <draw:stroke-dash draw:name="Dashed_20__28_var_29__20_3733" draw:display-name="Dashed (var) 3733" draw:style="rect" draw:dots1="1" draw:dots1-length="0.003cm" draw:dots2="1" draw:dots2-length="0.003cm" draw:distance="0.003cm"/>
    <draw:stroke-dash draw:name="Dashed_20__28_var_29__20_3734" draw:display-name="Dashed (var) 3734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gris" style:display-name="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2fd2c2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23ae2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2fd2c2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6f3e11" style:font-size-asian="16pt" style:font-style-asian="normal" style:font-size-complex="16pt" style:font-style-complex="normal"/>
    </style:style>
    <style:style style:name="MT8" style:family="text">
      <style:text-properties officeooo:rsid="006f3e11"/>
    </style:style>
    <style:style style:name="MT9" style:family="text">
      <style:text-properties officeooo:rsid="003db5af"/>
    </style:style>
    <style:style style:name="MT10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3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14" draw:name="Forme3" draw:style-name="Mgr3" draw:text-style-name="MP24" svg:x1="11.067cm" svg:y1="0.36cm" svg:x2="20.698cm" svg:y2="0.36cm"><text:p/></draw:line><text:span text:style-name="MT6">S</text:span><text:span text:style-name="MT7">e repérer</text:span><text:span text:style-name="MT8"> dans le plan</text:span></text:p>
      </style:header>
      <style:footer>
        <text:p text:style-name="MP26"><draw:frame draw:style-name="Mfr1" draw:name="Cadre1" text:anchor-type="paragraph" svg:y="-0.06cm" draw:z-index="7"><draw:text-box fo:min-height="0.499cm" fo:min-width="1cm"><draw:frame draw:style-name="Mfr2" draw:name="Cadre2" text:anchor-type="frame" svg:x="0.45cm" svg:y="0.079cm" svg:width="0.817cm" draw:z-index="9"><draw:text-box fo:min-height="0.355cm"><text:p text:style-name="MP27"><draw:g text:anchor-type="paragraph" draw:z-index="11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22</text:page-number></text:p></draw:text-box></draw:frame><text:p text:style-name="MP29"><text:span text:style-name="MT9">Repérage</text:span> • <text:span text:style-name="MT10">D5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4T08:36:22.773000000</dc:date>
    <meta:editing-duration>P1DT2H46M50S</meta:editing-duration>
    <meta:editing-cycles>101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1" meta:image-count="0" meta:object-count="0" meta:page-count="2" meta:paragraph-count="138" meta:word-count="712" meta:character-count="3613" meta:non-whitespace-character-count="2605"/>
  </office:meta>
</office:document-meta>
</file>